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4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6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0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4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6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8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9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5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5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4.00pt" fo:font-weight="bold" fo:font-family="'Liberation Serif'" style:font-family-asian="'Liberation Serif'" style:font-family-complex="'Liberation Serif'" fo:background-color="#cfe7f5" style:use-window-font-color="true"/>
    </style:style>
    <style:style style:name="T444" style:family="text">
      <style:text-properties fo:font-size="14.00pt" fo:font-weight="bold" fo:font-family="Calibri" style:font-family-asian="Calibri" style:font-family-complex="Calibri" fo:background-color="#cfe7f5" style:use-window-font-color="true"/>
    </style:style>
    <style:style style:name="T445" style:family="text">
      <style:text-properties fo:font-size="14.00pt" fo:font-weight="bold" fo:font-family="'Liberation Serif'" style:font-family-asian="'Liberation Serif'" style:font-family-complex="'Liberation Serif'" fo:background-color="#cfe7f5" style:use-window-font-color="true"/>
    </style:style>
    <style:style style:name="T446" style:family="text">
      <style:text-properties fo:font-size="14.00pt" fo:font-weight="bold" fo:font-family="Calibri" style:font-family-asian="Calibri" style:font-family-complex="Calibri" fo:background-color="#cfe7f5" style:use-window-font-color="true"/>
    </style:style>
    <style:style style:name="T447" style:family="text">
      <style:text-properties fo:font-size="14.00pt" fo:font-weight="bold" fo:font-family="'Liberation Serif'" style:font-family-asian="'Liberation Serif'" style:font-family-complex="'Liberation Serif'" fo:background-color="#cfe7f5" style:use-window-font-color="true"/>
    </style:style>
    <style:style style:name="T448" style:family="text">
      <style:text-properties fo:font-size="14.00pt" fo:font-weight="bold" fo:font-family="Calibri" style:font-family-asian="Calibri" style:font-family-complex="Calibri" fo:background-color="#cfe7f5" style:use-window-font-color="true"/>
    </style:style>
    <style:style style:name="T449" style:family="text">
      <style:text-properties fo:font-size="14.00pt" fo:font-weight="bold" fo:font-family="'Liberation Serif'" style:font-family-asian="'Liberation Serif'" style:font-family-complex="'Liberation Serif'" fo:background-color="#cfe7f5" style:use-window-font-color="true"/>
    </style:style>
    <style:style style:name="T450" style:family="text">
      <style:text-properties fo:font-size="14.00pt" fo:font-weight="bold" fo:font-family="Calibri" style:font-family-asian="Calibri" style:font-family-complex="Calibri" fo:background-color="#cfe7f5" style:use-window-font-color="true"/>
    </style:style>
    <style:style style:name="T451" style:family="text">
      <style:text-properties fo:font-size="14.00pt" fo:font-weight="bold" fo:font-family="'Liberation Serif'" style:font-family-asian="'Liberation Serif'" style:font-family-complex="'Liberation Serif'" fo:background-color="#cfe7f5" style:use-window-font-color="true"/>
    </style:style>
    <style:style style:name="T452" style:family="text">
      <style:text-properties fo:font-size="14.00pt" fo:font-weight="bold" fo:font-family="Calibri" style:font-family-asian="Calibri" style:font-family-complex="Calibri" fo:background-color="#cfe7f5" style:use-window-font-color="true"/>
    </style:style>
    <style:style style:name="T453" style:family="text">
      <style:text-properties fo:font-size="14.00pt" fo:font-weight="bold" fo:font-family="'Liberation Serif'" style:font-family-asian="'Liberation Serif'" style:font-family-complex="'Liberation Serif'" fo:background-color="#cfe7f5" style:use-window-font-color="true"/>
    </style:style>
    <style:style style:name="T454" style:family="text">
      <style:text-properties fo:font-size="14.00pt" fo:font-weight="bold" fo:font-family="Calibri" style:font-family-asian="Calibri" style:font-family-complex="Calibri" fo:background-color="#cfe7f5" style:use-window-font-color="true"/>
    </style:style>
    <style:style style:name="T455" style:family="text">
      <style:text-properties fo:font-size="14.00pt" fo:font-weight="bold" fo:font-family="'Liberation Serif'" style:font-family-asian="'Liberation Serif'" style:font-family-complex="'Liberation Serif'" fo:background-color="#cfe7f5" style:use-window-font-color="true"/>
    </style:style>
    <style:style style:name="T456" style:family="text">
      <style:text-properties fo:font-size="14.00pt" fo:font-weight="bold" fo:font-family="Calibri" style:font-family-asian="Calibri" style:font-family-complex="Calibri" fo:background-color="#cfe7f5" style:use-window-font-color="true"/>
    </style:style>
    <style:style style:name="T457" style:family="text">
      <style:text-properties fo:font-size="14.00pt" fo:font-weight="bold" fo:font-family="'Liberation Serif'" style:font-family-asian="'Liberation Serif'" style:font-family-complex="'Liberation Serif'" fo:background-color="#cfe7f5" style:use-window-font-color="true"/>
    </style:style>
    <style:style style:name="T458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459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460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461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462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463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6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6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6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6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7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7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7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7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7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7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7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7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7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7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8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8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8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8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8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8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8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8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8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8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9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9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9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9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9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9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9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9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49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49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0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0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0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0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0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0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0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0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0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0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1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1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1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1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1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1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1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1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1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1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2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2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2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2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2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2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2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2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2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2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3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3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3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3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3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3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3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3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3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3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4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4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4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4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4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4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4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4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4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4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5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5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5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5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5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5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5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5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5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5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6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6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6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6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6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6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6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6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6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6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7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7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7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7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7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7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7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7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7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7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8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8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8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8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8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8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8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8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8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8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9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9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9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9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9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9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9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9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59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59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0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0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0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0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0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0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0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0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0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0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1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1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1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1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1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1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1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1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1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1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2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2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2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2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2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2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2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2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99" style:use-window-font-color="true"/>
    </style:style>
    <style:style style:name="T628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99" style:use-window-font-color="true"/>
    </style:style>
    <style:style style:name="T62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99" style:use-window-font-color="true"/>
    </style:style>
    <style:style style:name="T630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99" style:use-window-font-color="true"/>
    </style:style>
    <style:style style:name="T63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99" style:use-window-font-color="true"/>
    </style:style>
    <style:style style:name="T632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99" style:use-window-font-color="true"/>
    </style:style>
    <style:style style:name="T63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99" style:use-window-font-color="true"/>
    </style:style>
    <style:style style:name="T634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99" style:use-window-font-color="true"/>
    </style:style>
    <style:style style:name="T63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99" style:use-window-font-color="true"/>
    </style:style>
    <style:style style:name="T636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99" style:use-window-font-color="true"/>
    </style:style>
    <style:style style:name="T63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99" style:use-window-font-color="true"/>
    </style:style>
    <style:style style:name="T638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99" style:use-window-font-color="true"/>
    </style:style>
    <style:style style:name="T63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99" style:use-window-font-color="true"/>
    </style:style>
    <style:style style:name="T64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4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4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4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653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6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3" style:family="text">
      <style:text-properties fo:font-size="14.00pt" fo:font-weight="normal" fo:font-family="'Liberation Serif'" style:font-family-asian="'Liberation Serif'" style:font-family-complex="'Liberation Serif'" fo:background-color="transparent" fo:color="#cc0000"/>
    </style:style>
    <style:style style:name="T6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9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9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9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7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7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68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69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70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71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72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73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74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75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76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77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78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79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80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81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82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83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88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88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88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88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89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89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89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89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89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89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89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89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89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89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0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0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0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0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0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0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0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0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0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0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1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1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1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1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1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1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1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1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1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1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2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2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2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2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2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2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2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2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2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2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3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3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3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3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3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3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3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3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3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3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4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4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4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4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4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4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4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4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4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4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5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5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5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5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5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5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5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5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5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5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6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6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6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6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6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6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6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6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6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6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7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7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7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7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7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7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7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7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7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7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8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8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8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8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8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8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8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8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8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8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9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9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9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9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9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9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9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9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99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99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0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0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0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0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0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0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0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0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0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0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1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1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1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1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1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1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01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0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8" style:family="text">
      <style:text-properties fo:font-size="14.00pt" fo:font-weight="normal" fo:font-family="Calibri" style:font-family-asian="Calibri" style:font-family-complex="Calibri" fo:background-color="#007826" style:use-window-font-color="true"/>
    </style:style>
    <style:style style:name="T101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2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2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4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4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5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5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5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5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5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5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5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6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7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7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9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9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9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19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19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19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1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1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1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1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1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1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2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2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12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3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3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3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3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3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3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3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123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5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5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5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5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5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5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5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7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7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7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7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276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12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9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9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9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9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9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9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9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9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29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29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0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0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0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30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30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30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306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130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0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0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1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1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1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1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1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4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4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4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4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4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4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4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4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4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4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6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6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6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6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6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6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6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6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6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6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7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2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73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74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75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76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77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78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79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80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81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82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83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84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85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86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87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88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89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90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91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92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93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9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9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9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9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9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9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0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0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02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403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404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405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406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407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408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409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410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411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412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4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4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42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2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2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2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2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2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3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3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3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3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3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3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3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3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3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3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4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4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4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4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4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4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4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4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4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4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5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5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5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5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5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5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5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5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5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5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6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6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6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6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6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6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6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6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6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6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7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7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7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7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7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7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7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7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5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5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5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6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6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1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1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1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1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1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1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1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1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1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1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2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2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2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2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2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2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2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2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2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2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3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3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3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3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3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3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3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3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3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3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4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4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4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4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4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4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4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4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4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4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5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5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5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5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5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5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5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5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5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5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9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9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9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9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9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4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4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4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5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5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5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5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5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5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5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5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5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5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6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6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6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8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8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8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9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0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200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200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200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200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1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1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1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1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1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1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1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2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202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202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202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20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6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47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48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49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50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5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5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53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54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55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56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57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9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0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1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2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3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4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5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6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7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8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9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70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71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72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4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4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19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19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19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19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200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201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202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203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204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205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206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207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208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209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0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0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0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0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0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0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0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0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0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0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10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331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12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331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4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4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4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4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4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4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334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5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5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3" style:family="text">
      <style:text-properties fo:font-size="14.00pt" fo:font-weight="normal" fo:font-family="'Liberation Serif'" style:font-family-asian="'Liberation Serif'" style:font-family-complex="'Liberation Serif'" fo:background-color="#cfe7f5" style:use-window-font-color="true"/>
    </style:style>
    <style:style style:name="T3354" style:family="text">
      <style:text-properties fo:font-size="14.00pt" fo:font-weight="normal" fo:font-family="Calibri" style:font-family-asian="Calibri" style:font-family-complex="Calibri" fo:background-color="#cfe7f5" style:use-window-font-color="true"/>
    </style:style>
    <style:style style:name="T3355" style:family="text">
      <style:text-properties fo:font-size="14.00pt" fo:font-weight="normal" fo:font-family="'Liberation Serif'" style:font-family-asian="'Liberation Serif'" style:font-family-complex="'Liberation Serif'" fo:background-color="#cfe7f5" style:use-window-font-color="true"/>
    </style:style>
    <style:style style:name="T3356" style:family="text">
      <style:text-properties fo:font-size="14.00pt" fo:font-weight="normal" fo:font-family="Calibri" style:font-family-asian="Calibri" style:font-family-complex="Calibri" fo:background-color="#cfe7f5" style:use-window-font-color="true"/>
    </style:style>
    <style:style style:name="T3357" style:family="text">
      <style:text-properties fo:font-size="14.00pt" fo:font-weight="normal" fo:font-family="'Liberation Serif'" style:font-family-asian="'Liberation Serif'" style:font-family-complex="'Liberation Serif'" fo:background-color="#cfe7f5" style:use-window-font-color="true"/>
    </style:style>
    <style:style style:name="T3358" style:family="text">
      <style:text-properties fo:font-size="14.00pt" fo:font-weight="normal" fo:font-family="Calibri" style:font-family-asian="Calibri" style:font-family-complex="Calibri" fo:background-color="#cfe7f5" style:use-window-font-color="true"/>
    </style:style>
    <style:style style:name="T3359" style:family="text">
      <style:text-properties fo:font-size="14.00pt" fo:font-weight="normal" fo:font-family="'Liberation Serif'" style:font-family-asian="'Liberation Serif'" style:font-family-complex="'Liberation Serif'" fo:background-color="#cfe7f5" style:use-window-font-color="true"/>
    </style:style>
    <style:style style:name="T3360" style:family="text">
      <style:text-properties fo:font-size="14.00pt" fo:font-weight="normal" fo:font-family="Calibri" style:font-family-asian="Calibri" style:font-family-complex="Calibri" fo:background-color="#cfe7f5" style:use-window-font-color="true"/>
    </style:style>
    <style:style style:name="T3361" style:family="text">
      <style:text-properties fo:font-size="14.00pt" fo:font-weight="normal" fo:font-family="'Liberation Serif'" style:font-family-asian="'Liberation Serif'" style:font-family-complex="'Liberation Serif'" fo:background-color="#cfe7f5" style:use-window-font-color="true"/>
    </style:style>
    <style:style style:name="T3362" style:family="text">
      <style:text-properties fo:font-size="14.00pt" fo:font-weight="normal" fo:font-family="Calibri" style:font-family-asian="Calibri" style:font-family-complex="Calibri" fo:background-color="#cfe7f5" style:use-window-font-color="true"/>
    </style:style>
    <style:style style:name="T3363" style:family="text">
      <style:text-properties fo:font-size="14.00pt" fo:font-weight="normal" fo:font-family="'Liberation Serif'" style:font-family-asian="'Liberation Serif'" style:font-family-complex="'Liberation Serif'" fo:background-color="#cfe7f5" style:use-window-font-color="true"/>
    </style:style>
    <style:style style:name="T3364" style:family="text">
      <style:text-properties fo:font-size="14.00pt" fo:font-weight="normal" fo:font-family="Calibri" style:font-family-asian="Calibri" style:font-family-complex="Calibri" fo:background-color="#cfe7f5" style:use-window-font-color="true"/>
    </style:style>
    <style:style style:name="T3365" style:family="text">
      <style:text-properties fo:font-size="14.00pt" fo:font-weight="normal" fo:font-family="'Liberation Serif'" style:font-family-asian="'Liberation Serif'" style:font-family-complex="'Liberation Serif'" fo:background-color="#cfe7f5" style:use-window-font-color="true"/>
    </style:style>
    <style:style style:name="T3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4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595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596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597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598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599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600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601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602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603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604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605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606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607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608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609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610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611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612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613" style:family="text">
      <style:text-properties fo:font-size="14.00pt" fo:font-weight="normal" fo:font-family="'Liberation Serif'" style:font-family-asian="'Liberation Serif'" style:font-family-complex="'Liberation Serif'" fo:background-color="#ffff99" style:use-window-font-color="true"/>
    </style:style>
    <style:style style:name="T3614" style:family="text">
      <style:text-properties fo:font-size="14.00pt" fo:font-weight="normal" fo:font-family="Calibri" style:font-family-asian="Calibri" style:font-family-complex="Calibri" fo:background-color="#ffff99" style:use-window-font-color="true"/>
    </style:style>
    <style:style style:name="T3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0.00pt" fo:text-indent="27.00pt" fo:margin-bottom="6.00pt"/>
    </style:style>
    <style:style style:name="P2" style:family="paragraph">
      <style:paragraph-properties fo:line-height="100.00%" fo:text-align="justify" fo:margin-bottom="6.00pt"/>
    </style:style>
    <style:style style:name="P3" style:family="paragraph">
      <style:paragraph-properties fo:line-height="100.00%" fo:text-align="justify" fo:margin-left="0.00pt" fo:text-indent="27.00pt" fo:margin-top="12.00pt" fo:margin-bottom="6.00pt"/>
    </style:style>
    <style:style style:name="P4" style:family="paragraph">
      <style:paragraph-properties fo:line-height="100.00%" fo:text-align="justify" fo:margin-left="0.00pt" fo:text-indent="27.00pt" fo:margin-bottom="6.00pt"/>
    </style:style>
    <style:style style:name="P5" style:family="paragraph">
      <style:paragraph-properties fo:line-height="100.00%" fo:text-align="justify" fo:margin-left="0.00pt" fo:text-indent="27.75pt"/>
    </style:style>
    <style:style style:name="P6" style:family="paragraph">
      <style:paragraph-properties fo:line-height="100.00%" fo:text-align="justify" fo:margin-left="0.00pt" fo:text-indent="27.00pt"/>
    </style:style>
    <style:style style:name="P7" style:family="paragraph">
      <style:paragraph-properties fo:line-height="100.00%" fo:text-align="left" fo:margin-left="0.00pt" fo:text-indent="27.00pt"/>
    </style:style>
    <style:style style:name="P8" style:family="paragraph">
      <style:paragraph-properties fo:line-height="100.00%" fo:text-align="justify" fo:margin-left="0.00pt" fo:text-indent="27.00pt"/>
    </style:style>
    <style:style style:name="P9" style:family="paragraph">
      <style:paragraph-properties fo:line-height="100.00%" fo:text-align="left" fo:margin-left="0.00pt" fo:text-indent="27.00pt"/>
    </style:style>
    <style:style style:name="P10" style:family="paragraph">
      <style:paragraph-properties fo:line-height="100.00%" fo:text-align="left" fo:margin-left="0.00pt" fo:text-indent="27.00pt" fo:margin-bottom="6.00pt">
        <style:tab-stops>
          <style:tab-stop style:position="203.25pt"/>
        </style:tab-stops>
      </style:paragraph-properties>
    </style:style>
    <style:style style:name="P11" style:family="paragraph">
      <style:paragraph-properties fo:line-height="100.00%" fo:text-align="left" fo:margin-left="0.00pt" fo:text-indent="27.00pt"/>
    </style:style>
    <style:style style:name="P12" style:family="paragraph">
      <style:paragraph-properties fo:line-height="100.00%" fo:text-align="left" fo:margin-left="0.00pt" fo:text-indent="27.00pt">
        <style:tab-stops>
          <style:tab-stop style:position="203.25pt"/>
        </style:tab-stops>
      </style:paragraph-properties>
    </style:style>
    <style:style style:name="P13" style:family="paragraph">
      <style:paragraph-properties fo:line-height="100.00%" fo:text-align="left" fo:margin-left="0.00pt" fo:text-indent="27.00pt" fo:margin-bottom="6.00pt">
        <style:tab-stops>
          <style:tab-stop style:position="203.25pt"/>
        </style:tab-stops>
      </style:paragraph-properties>
    </style:style>
    <style:style style:name="P14" style:family="paragraph">
      <style:paragraph-properties fo:line-height="100.00%" fo:text-align="left" fo:margin-left="0.00pt" fo:text-indent="27.00pt"/>
    </style:style>
    <style:style style:name="P15" style:family="paragraph">
      <style:paragraph-properties fo:line-height="100.00%" fo:text-align="left" fo:margin-left="0.00pt" fo:text-indent="27.00pt" fo:margin-bottom="6.00pt"/>
    </style:style>
    <style:style style:name="P16" style:family="paragraph">
      <style:paragraph-properties fo:line-height="100.00%" fo:text-align="left" fo:margin-left="0.00pt" fo:text-indent="27.00pt"/>
    </style:style>
    <style:style style:name="P17" style:family="paragraph">
      <style:paragraph-properties fo:line-height="100.00%" fo:text-align="left" fo:margin-left="0.00pt" fo:text-indent="27.00pt" fo:margin-bottom="6.00pt"/>
    </style:style>
    <style:style style:name="P18" style:family="paragraph">
      <style:paragraph-properties fo:line-height="100.00%" fo:text-align="left" fo:margin-left="0.00pt" fo:text-indent="27.00pt"/>
    </style:style>
    <style:style style:name="P19" style:family="paragraph">
      <style:paragraph-properties fo:line-height="100.00%" fo:text-align="left" fo:margin-left="0.00pt" fo:text-indent="27.00pt" fo:margin-bottom="6.00pt"/>
    </style:style>
    <style:style style:name="P20" style:family="paragraph">
      <style:paragraph-properties fo:line-height="100.00%" fo:text-align="left" fo:margin-left="0.00pt" fo:text-indent="27.00pt"/>
    </style:style>
    <style:style style:name="P21" style:family="paragraph">
      <style:paragraph-properties fo:line-height="100.00%" fo:text-align="left" fo:margin-left="0.00pt" fo:text-indent="27.00pt" fo:margin-bottom="6.00pt"/>
    </style:style>
    <style:style style:name="P22" style:family="paragraph">
      <style:paragraph-properties fo:line-height="100.00%" fo:text-align="left" fo:margin-left="0.00pt" fo:text-indent="27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0.00pt" fo:text-indent="27.00pt"/>
    </style:style>
  </office:automatic-styles>
  <office:body>
    <office:text>
      <text:p text:style-name="P1"><text:span text:style-name="T1">Часть</text:span><text:span text:style-name="T2"><text:s/>1.<text:s/></text:span><text:span text:style-name="T3">Библейская</text:span><text:span text:style-name="T4"><text:s/></text:span><text:span text:style-name="T5">археология</text:span></text:p>
      <text:p text:style-name="P1"><text:span text:style-name="T6">1.1.<text:s/></text:span><text:span text:style-name="T7">Зарождение</text:span><text:span text:style-name="T8"><text:s/></text:span><text:span text:style-name="T9">интереса</text:span><text:span text:style-name="T10"><text:s/></text:span><text:span text:style-name="T11">к</text:span><text:span text:style-name="T12"><text:s/></text:span><text:span text:style-name="T13">реликвиям</text:span><text:span text:style-name="T14">.<text:s/></text:span><text:span text:style-name="T15">Начальный</text:span><text:span text:style-name="T16"><text:s/></text:span><text:span text:style-name="T17">этап</text:span><text:span text:style-name="T18"><text:s/></text:span><text:span text:style-name="T19">изучения</text:span><text:span text:style-name="T20"><text:s/></text:span><text:span text:style-name="T21">катакомб</text:span><text:span text:style-name="T22">. </text:span></text:p>
      <text:p text:style-name="P1"><text:span text:style-name="T23"/></text:p>
      <text:p text:style-name="P1"><text:span text:style-name="T24">Интерес</text:span><text:span text:style-name="T25"><text:s/></text:span><text:span text:style-name="T26">иудеев</text:span><text:span text:style-name="T27"><text:s/></text:span><text:span text:style-name="T28">и</text:span><text:span text:style-name="T29"><text:s/></text:span><text:span text:style-name="T30">христиан</text:span><text:span text:style-name="T31"><text:s/></text:span><text:span text:style-name="T32">к</text:span><text:span text:style-name="T33"><text:s/></text:span><text:span text:style-name="T34">древним</text:span><text:span text:style-name="T35"><text:s/></text:span><text:span text:style-name="T36">памятникам</text:span><text:span text:style-name="T37"><text:s/></text:span><text:span text:style-name="T38">тех</text:span><text:span text:style-name="T39"><text:s/></text:span><text:span text:style-name="T40">событий</text:span><text:span text:style-name="T41">,<text:s/></text:span><text:span text:style-name="T42">о</text:span><text:span text:style-name="T43"><text:s/></text:span><text:span text:style-name="T44">которых</text:span><text:span text:style-name="T45"><text:s/></text:span><text:span text:style-name="T46">повествуется</text:span><text:span text:style-name="T47"><text:s/></text:span><text:span text:style-name="T48">в</text:span><text:span text:style-name="T49"><text:s/></text:span><text:span text:style-name="T50">Библии</text:span><text:span text:style-name="T51">,</text:span><text:span text:style-name="T52"><text:s/></text:span><text:span text:style-name="T53">появился</text:span><text:span text:style-name="T54"><text:s/></text:span><text:span text:style-name="T55">еще</text:span><text:span text:style-name="T56"><text:s/></text:span><text:span text:style-name="T57">на</text:span><text:span text:style-name="T58"><text:s/></text:span><text:span text:style-name="T59">заре</text:span><text:span text:style-name="T60"><text:s/></text:span><text:span text:style-name="T61">христианства</text:span><text:span text:style-name="T62">,<text:s/></text:span><text:span text:style-name="T63">как</text:span><text:span text:style-name="T64"><text:s/></text:span><text:span text:style-name="T65">олицетворение</text:span><text:span text:style-name="T66"><text:s/></text:span><text:span text:style-name="T67">живого</text:span><text:span text:style-name="T68"><text:s/></text:span><text:span text:style-name="T69">Предания</text:span><text:span text:style-name="T70">,<text:s text:c="2"/></text:span><text:span text:style-name="T71">и</text:span><text:span text:style-name="T72"><text:s/></text:span><text:span text:style-name="T73">уверенно</text:span><text:span text:style-name="T74"><text:s/></text:span><text:span text:style-name="T75">начал</text:span><text:span text:style-name="T76"><text:s/></text:span><text:span text:style-name="T77">набирать</text:span><text:span text:style-name="T78"><text:s/></text:span><text:span text:style-name="T79">силу</text:span><text:span text:style-name="T80"><text:s/></text:span><text:span text:style-name="T81">в</text:span><text:span text:style-name="T82"><text:s/></text:span><text:span text:style-name="T83">период</text:span><text:span text:style-name="T84"><text:s/></text:span><text:span text:style-name="T85">поздней</text:span><text:span text:style-name="T86"><text:s/></text:span><text:span text:style-name="T87">античности</text:span><text:span text:style-name="T88">.</text:span></text:p>
      <text:p text:style-name="P1"><text:span text:style-name="T89">Еще</text:span><text:span text:style-name="T90"><text:s/></text:span><text:span text:style-name="T91">при</text:span><text:span text:style-name="T92"><text:s/></text:span><text:span text:style-name="T93">императоре</text:span><text:span text:style-name="T94"><text:s/></text:span><text:span text:style-name="T95">Константине</text:span><text:span text:style-name="T96"><text:s/></text:span><text:span text:style-name="T97">Великом</text:span><text:span text:style-name="T98"><text:s/>(306-337),<text:s/></text:span><text:span text:style-name="T99">вскоре</text:span><text:span text:style-name="T100"><text:s/></text:span><text:span text:style-name="T101">по</text:span><text:span text:style-name="T102"><text:s/></text:span><text:span text:style-name="T103">утверждении</text:span><text:span text:style-name="T104"><text:s/></text:span><text:span text:style-name="T105">христианства</text:span><text:span text:style-name="T106"><text:s/></text:span><text:span text:style-name="T107">на</text:span><text:span text:style-name="T108"><text:s/></text:span><text:span text:style-name="T109">территории</text:span><text:span text:style-name="T110"><text:s/></text:span><text:span text:style-name="T111">Римской</text:span><text:span text:style-name="T112"><text:s/></text:span><text:span text:style-name="T113">империи</text:span><text:span text:style-name="T114">,<text:s/></text:span><text:span text:style-name="T115">были</text:span><text:span text:style-name="T116"><text:s/></text:span><text:span text:style-name="T117">предприняты</text:span><text:span text:style-name="T118"><text:s/></text:span><text:span text:style-name="T119">определенные</text:span><text:span text:style-name="T120"><text:s/></text:span><text:span text:style-name="T121">меры</text:span><text:span text:style-name="T122"><text:s/></text:span><text:span text:style-name="T123">по</text:span><text:span text:style-name="T124"><text:s/></text:span><text:span text:style-name="T125">отысканию</text:span><text:span text:style-name="T126"><text:s/></text:span><text:span text:style-name="T127">и</text:span><text:span text:style-name="T128"><text:s/></text:span><text:span text:style-name="T129">прославлению</text:span><text:span text:style-name="T130"><text:s/></text:span><text:span text:style-name="T131">Креста</text:span><text:span text:style-name="T132"><text:s/></text:span><text:span text:style-name="T133">и</text:span><text:span text:style-name="T134"><text:s/></text:span><text:span text:style-name="T135">Гроба</text:span><text:span text:style-name="T136"><text:s/></text:span><text:span text:style-name="T137">Господня</text:span><text:span text:style-name="T138"><text:s/></text:span><text:span text:style-name="T139">в</text:span><text:span text:style-name="T140"><text:s/></text:span><text:span text:style-name="T141">Иерусалиме</text:span><text:span text:style-name="T142">.</text:span></text:p>
      <text:p text:style-name="P1"><text:span text:style-name="T142"><text:s/></text:span><text:span text:style-name="T143">Для</text:span><text:span text:style-name="T144"><text:s/></text:span><text:span text:style-name="T145">благочестивых</text:span><text:span text:style-name="T146"><text:s/></text:span><text:span text:style-name="T147">паломников</text:span><text:span text:style-name="T148">,<text:s/></text:span><text:span text:style-name="T149">желающих</text:span><text:span text:style-name="T150"><text:s/></text:span><text:span text:style-name="T151">поклониться</text:span><text:span text:style-name="T152"><text:s/></text:span><text:span text:style-name="T153">мощам</text:span><text:span text:style-name="T154"><text:s/></text:span><text:span text:style-name="T155">первых</text:span><text:span text:style-name="T156"><text:s/></text:span><text:span text:style-name="T157">святых</text:span><text:span text:style-name="T158"><text:s/></text:span><text:span text:style-name="T159">мучеников</text:span><text:span text:style-name="T160">,<text:s/></text:span><text:span text:style-name="T161">были</text:span><text:span text:style-name="T162"><text:s/></text:span><text:span text:style-name="T163">открыты</text:span><text:span text:style-name="T164"><text:s/></text:span><text:span text:style-name="T165">катакомбы</text:span><text:span text:style-name="T166">,<text:s/></text:span><text:span text:style-name="T167">над</text:span><text:span text:style-name="T168"><text:s/></text:span><text:span text:style-name="T169">входами</text:span><text:span text:style-name="T170"><text:s/></text:span><text:span text:style-name="T171">которых</text:span><text:span text:style-name="T172"><text:s/></text:span><text:span text:style-name="T173">были</text:span><text:span text:style-name="T174"><text:s/></text:span><text:span text:style-name="T175">воздвигнуты</text:span><text:span text:style-name="T176"><text:s/></text:span><text:span text:style-name="T177">великолепные</text:span><text:span text:style-name="T178"><text:s/></text:span><text:span text:style-name="T179">базилики</text:span><text:span text:style-name="T180">.<text:s text:c="2"/></text:span><text:span text:style-name="T181">Паломники</text:span><text:span text:style-name="T182"><text:s/></text:span><text:span text:style-name="T183">оставляли</text:span><text:span text:style-name="T184"><text:s/></text:span><text:span text:style-name="T185">на</text:span><text:span text:style-name="T186"><text:s/></text:span><text:span text:style-name="T187">стенах</text:span><text:span text:style-name="T188"><text:s/></text:span><text:span text:style-name="T189">различные</text:span><text:span text:style-name="T190"><text:s/></text:span><text:span text:style-name="T191">изображения</text:span><text:span text:style-name="T192"><text:s/></text:span><text:span text:style-name="T193">и</text:span><text:span text:style-name="T194"><text:s/></text:span><text:span text:style-name="T195">надписи</text:span><text:span text:style-name="T196">;<text:s/></text:span><text:span text:style-name="T197">записывали</text:span><text:span text:style-name="T198"><text:s/></text:span><text:span text:style-name="T199">свои</text:span><text:span text:style-name="T200"><text:s/></text:span><text:span text:style-name="T201">впечатления</text:span><text:span text:style-name="T202"><text:s/></text:span><text:span text:style-name="T203">от</text:span><text:span text:style-name="T204"><text:s/></text:span><text:span text:style-name="T205">посещения</text:span><text:span text:style-name="T206"><text:s/></text:span><text:span text:style-name="T207">захоронений</text:span><text:span text:style-name="T208"><text:s/></text:span><text:span text:style-name="T209">в</text:span><text:span text:style-name="T210"><text:s/></text:span><text:span text:style-name="T211">путевых</text:span><text:span text:style-name="T212"><text:s/></text:span><text:span text:style-name="T213">заметках</text:span><text:span text:style-name="T214">,<text:s/></text:span><text:span text:style-name="T215">которые</text:span><text:span text:style-name="T216"><text:s/></text:span><text:span text:style-name="T217">являются</text:span><text:span text:style-name="T218"><text:s/></text:span><text:span text:style-name="T219">одним</text:span><text:span text:style-name="T220"><text:s/></text:span><text:span text:style-name="T221">из</text:span><text:span text:style-name="T222"><text:s/></text:span><text:span text:style-name="T223">основных</text:span><text:span text:style-name="T224"><text:s/></text:span><text:span text:style-name="T225">источников</text:span><text:span text:style-name="T226"><text:s/></text:span><text:span text:style-name="T227">данных</text:span><text:span text:style-name="T228"><text:s/></text:span><text:span text:style-name="T229">для</text:span><text:span text:style-name="T230"><text:s/></text:span><text:span text:style-name="T231">изучения</text:span><text:span text:style-name="T232"><text:s/></text:span><text:span text:style-name="T233">катакомб</text:span><text:span text:style-name="T234">.<text:s/></text:span><text:span text:style-name="T235">Блаженный</text:span><text:span text:style-name="T236"><text:s/></text:span><text:span text:style-name="T237">Иероним</text:span><text:span text:style-name="T238"><text:s/></text:span><text:span text:style-name="T239">Стридонский</text:span><text:span text:style-name="T240"><text:s/>(346-419)<text:s/></text:span><text:span text:style-name="T241">свидетельствовал</text:span><text:span text:style-name="T242"><text:s/></text:span><text:span text:style-name="T243">о</text:span><text:span text:style-name="T244"><text:s/></text:span><text:span text:style-name="T245">том</text:span><text:span text:style-name="T246">,<text:s/></text:span><text:span text:style-name="T247">что</text:span><text:span text:style-name="T248"><text:s/></text:span><text:span text:style-name="T249">в</text:span><text:span text:style-name="T250"><text:s/></text:span><text:span text:style-name="T251">юности</text:span><text:span text:style-name="T252"><text:s/></text:span><text:span text:style-name="T253">он</text:span><text:span text:style-name="T254"><text:s/></text:span><text:span text:style-name="T255">часто</text:span><text:span text:style-name="T256"><text:s/></text:span><text:span text:style-name="T257">посещал</text:span><text:span text:style-name="T258"><text:s/></text:span><text:span text:style-name="T259">катакомбы</text:span><text:span text:style-name="T260"><text:s/></text:span><text:span text:style-name="T261">с</text:span><text:span text:style-name="T262"><text:s/></text:span><text:span text:style-name="T263">товарищами</text:span><text:span text:style-name="T264">;<text:s/></text:span><text:span text:style-name="T265">Пруденций</text:span><text:span text:style-name="T266"><text:s/>(348-413)<text:s/></text:span><text:span text:style-name="T267">же</text:span><text:span text:style-name="T268"><text:s/></text:span><text:span text:style-name="T269">неоднократно</text:span><text:span text:style-name="T270"><text:s/></text:span><text:span text:style-name="T271">воспевал</text:span><text:span text:style-name="T272"><text:s/></text:span><text:span text:style-name="T273">их</text:span><text:span text:style-name="T274"><text:s/></text:span><text:span text:style-name="T275">в</text:span><text:span text:style-name="T276"><text:s/></text:span><text:span text:style-name="T277">своих</text:span><text:span text:style-name="T278"><text:s/></text:span><text:span text:style-name="T279">гимнах</text:span><text:span text:style-name="T280">.</text:span></text:p>
      <text:p text:style-name="P2"><text:span text:style-name="T280"><text:s text:c="4"/></text:span><text:span text:style-name="T281">Однако</text:span><text:span text:style-name="T282"><text:s/></text:span><text:span text:style-name="T283">с</text:span><text:span text:style-name="T284"><text:s/>V<text:s/></text:span><text:span text:style-name="T285">века</text:span><text:span text:style-name="T286"><text:s/></text:span><text:span text:style-name="T287">катакомбы</text:span><text:span text:style-name="T288"><text:s/></text:span><text:span text:style-name="T289">перестают</text:span><text:span text:style-name="T290"><text:s/></text:span><text:span text:style-name="T291">использоваться</text:span><text:span text:style-name="T292"><text:s/></text:span><text:span text:style-name="T293">как</text:span><text:span text:style-name="T294"><text:s/></text:span><text:span text:style-name="T295">места</text:span><text:span text:style-name="T296"><text:s/></text:span><text:span text:style-name="T297">захоронения</text:span><text:span text:style-name="T298">.<text:s/></text:span><text:span text:style-name="T299">Интерес</text:span><text:span text:style-name="T300"><text:s/></text:span><text:span text:style-name="T301">к</text:span><text:span text:style-name="T302"><text:s/></text:span><text:span text:style-name="T303">ним</text:span><text:span text:style-name="T304"><text:s/></text:span><text:span text:style-name="T305">начал</text:span><text:span text:style-name="T306"><text:s/></text:span><text:span text:style-name="T307">заметно</text:span><text:span text:style-name="T308"><text:s/></text:span><text:span text:style-name="T309">снижаться</text:span><text:span text:style-name="T310">,<text:s/></text:span><text:span text:style-name="T311">т</text:span><text:span text:style-name="T312">.</text:span><text:span text:style-name="T313">к</text:span><text:span text:style-name="T314">.<text:s/></text:span><text:span text:style-name="T315">начался</text:span><text:span text:style-name="T316"><text:s/></text:span><text:span text:style-name="T317">процесс</text:span><text:span text:style-name="T318"><text:s/></text:span><text:span text:style-name="T319">масштабного</text:span><text:span text:style-name="T320"><text:s/></text:span><text:span text:style-name="T321">извлечения</text:span><text:span text:style-name="T322"><text:s/></text:span><text:span text:style-name="T323">из</text:span><text:span text:style-name="T324"><text:s/></text:span><text:span text:style-name="T325">них</text:span><text:span text:style-name="T326"><text:s/></text:span><text:span text:style-name="T327">мощей</text:span><text:span text:style-name="T328"><text:s/></text:span><text:span text:style-name="T329">святых</text:span><text:span text:style-name="T330">.<text:s/></text:span><text:span text:style-name="T331">По</text:span><text:span text:style-name="T332"><text:s/></text:span><text:span text:style-name="T333">сообщениям</text:span><text:span text:style-name="T334"><text:s/></text:span><text:span text:style-name="T335">хронистов</text:span><text:span text:style-name="T336"><text:s/></text:span><text:span text:style-name="T337">известно</text:span><text:span text:style-name="T338">,<text:s/></text:span><text:span text:style-name="T339">что</text:span><text:span text:style-name="T340"><text:s/></text:span><text:span text:style-name="T341">при</text:span><text:span text:style-name="T342"><text:s/></text:span><text:span text:style-name="T343">папе</text:span><text:span text:style-name="T344"><text:s/></text:span><text:span text:style-name="T345">Бонифации</text:span><text:span text:style-name="T346"><text:s/>IV<text:s/></text:span><text:span text:style-name="T347">из</text:span><text:span text:style-name="T348"><text:s/></text:span><text:span text:style-name="T349">катакомб</text:span><text:span text:style-name="T350"><text:s/></text:span><text:span text:style-name="T351">было</text:span><text:span text:style-name="T352"><text:s/></text:span><text:span text:style-name="T353">вывезено</text:span><text:span text:style-name="T354"><text:s/></text:span><text:span text:style-name="T355">тридцать</text:span><text:span text:style-name="T356"><text:s/></text:span><text:span text:style-name="T357">две</text:span><text:span text:style-name="T358"><text:s/></text:span><text:span text:style-name="T359">повозки</text:span><text:span text:style-name="T360"><text:s/></text:span><text:span text:style-name="T361">с</text:span><text:span text:style-name="T362"><text:s/></text:span><text:span text:style-name="T363">мощами</text:span><text:span text:style-name="T364"><text:s/></text:span><text:span text:style-name="T365">по</text:span><text:span text:style-name="T366"><text:s/></text:span><text:span text:style-name="T367">случаю</text:span><text:span text:style-name="T368"><text:s/></text:span><text:span text:style-name="T369">освящения</text:span><text:span text:style-name="T370"><text:s/></text:span><text:span text:style-name="T371">Пантеона</text:span><text:span text:style-name="T372">,<text:s/></text:span><text:span text:style-name="T373">а</text:span><text:span text:style-name="T374"><text:s/></text:span><text:span text:style-name="T375">при</text:span><text:span text:style-name="T376"><text:s/></text:span><text:span text:style-name="T377">папе</text:span><text:span text:style-name="T378"><text:s/></text:span><text:span text:style-name="T379">Пасхалии</text:span><text:span text:style-name="T380"><text:s/>I<text:s/></text:span><text:span text:style-name="T381">было</text:span><text:span text:style-name="T382"><text:s/></text:span><text:span text:style-name="T383">извлечено</text:span><text:span text:style-name="T384"><text:s/></text:span><text:span text:style-name="T385">две</text:span><text:span text:style-name="T386"><text:s/></text:span><text:span text:style-name="T387">тысячи</text:span><text:span text:style-name="T388"><text:s/></text:span><text:span text:style-name="T389">триста</text:span><text:span text:style-name="T390"><text:s/></text:span><text:span text:style-name="T391">мощей</text:span><text:span text:style-name="T392"><text:s/></text:span><text:span text:style-name="T393">святых</text:span><text:span text:style-name="T394"><text:s/>(</text:span><text:span text:style-name="T395">о</text:span><text:span text:style-name="T396"><text:s/></text:span><text:span text:style-name="T397">чем</text:span><text:span text:style-name="T398"><text:s/></text:span><text:span text:style-name="T399">свидетельствует</text:span><text:span text:style-name="T400"><text:s/></text:span><text:span text:style-name="T401">надпись</text:span><text:span text:style-name="T402"><text:s/></text:span><text:span text:style-name="T403">в</text:span><text:span text:style-name="T404"><text:s/></text:span><text:span text:style-name="T405">базилике</text:span><text:span text:style-name="T406"><text:s/></text:span><text:span text:style-name="T407">Санта</text:span><text:span text:style-name="T408"><text:s/></text:span><text:span text:style-name="T409">—<text:s/></text:span><text:span text:style-name="T410">Прасседе</text:span><text:span text:style-name="T411">).</text:span></text:p>
      <text:p text:style-name="P3"><text:span text:style-name="T412">С</text:span><text:span text:style-name="T413"><text:s/></text:span><text:span text:style-name="T414">конца</text:span><text:span text:style-name="T415"><text:s/>IX<text:s/></text:span><text:span text:style-name="T416">века</text:span><text:span text:style-name="T417"><text:s/></text:span><text:span text:style-name="T418">посещение</text:span><text:span text:style-name="T419"><text:s/></text:span><text:span text:style-name="T420">римских</text:span><text:span text:style-name="T421"><text:s/></text:span><text:span text:style-name="T422">катакомб</text:span><text:span text:style-name="T423">,<text:s/></text:span><text:span text:style-name="T424">лишившихся</text:span><text:span text:style-name="T425"><text:s/></text:span><text:span text:style-name="T426">привлекавших</text:span><text:span text:style-name="T427"><text:s/></text:span><text:span text:style-name="T428">паломников</text:span><text:span text:style-name="T429"><text:s/></text:span><text:span text:style-name="T430">мощей</text:span><text:span text:style-name="T431">,<text:s/></text:span><text:span text:style-name="T432">прекращается</text:span><text:span text:style-name="T433"><text:s/></text:span><text:span text:style-name="T434">практически</text:span><text:span text:style-name="T435"><text:s/></text:span><text:span text:style-name="T436">на</text:span><text:span text:style-name="T437"><text:s/></text:span><text:span text:style-name="T438">шестьсот</text:span><text:span text:style-name="T439"><text:s/></text:span><text:span text:style-name="T440">лет</text:span><text:span text:style-name="T441">.<text:s text:c="2"/></text:span></text:p>
      <text:p text:style-name="P4"><text:span text:style-name="T442"/></text:p>
      <text:p text:style-name="P4"><text:span text:style-name="T443">1.2.<text:s/></text:span><text:span text:style-name="T444">Изучение</text:span><text:span text:style-name="T445"><text:s/></text:span><text:span text:style-name="T446">памятников</text:span><text:span text:style-name="T447"><text:s/></text:span><text:span text:style-name="T448">христианского</text:span><text:span text:style-name="T449"><text:s/></text:span><text:span text:style-name="T450">искусства</text:span><text:span text:style-name="T451"><text:s/></text:span><text:span text:style-name="T452">в</text:span><text:span text:style-name="T453"><text:s/></text:span><text:span text:style-name="T454">эпоху</text:span><text:span text:style-name="T455"><text:s/></text:span><text:span text:style-name="T456">Возрождения</text:span><text:span text:style-name="T457">.<text:s/></text:span><text:span text:style-name="T458">Деятельность</text:span><text:span text:style-name="T459"><text:s/></text:span><text:span text:style-name="T460">Антонио</text:span><text:span text:style-name="T461"><text:s/></text:span><text:span text:style-name="T462">Бозио</text:span><text:span text:style-name="T463">.</text:span></text:p>
      <text:p text:style-name="P4"><text:span text:style-name="T464"/></text:p>
      <text:p text:style-name="P5"><text:span text:style-name="T465">Собственно</text:span><text:span text:style-name="T466">,<text:s/></text:span><text:span text:style-name="T467">точкой</text:span><text:span text:style-name="T468"><text:s/></text:span><text:span text:style-name="T469">отсчета</text:span><text:span text:style-name="T470"><text:s/></text:span><text:span text:style-name="T471">в</text:span><text:span text:style-name="T472"><text:s/></text:span><text:span text:style-name="T473">процессе</text:span><text:span text:style-name="T474"><text:s/></text:span><text:span text:style-name="T475">научного</text:span><text:span text:style-name="T476"><text:s/></text:span><text:span text:style-name="T477">изучения</text:span><text:span text:style-name="T478"><text:s/></text:span><text:span text:style-name="T479">памятников</text:span><text:span text:style-name="T480"><text:s/></text:span><text:span text:style-name="T481">христианского</text:span><text:span text:style-name="T482"><text:s/></text:span><text:span text:style-name="T483">искусства</text:span><text:span text:style-name="T484"><text:s/></text:span><text:span text:style-name="T485">принято</text:span><text:span text:style-name="T486"><text:s/></text:span><text:span text:style-name="T487">считать</text:span><text:span text:style-name="T488"><text:s/></text:span><text:span text:style-name="T489">эпоху</text:span><text:span text:style-name="T490"><text:s/></text:span><text:span text:style-name="T491">Возрождения</text:span><text:span text:style-name="T492">.<text:s text:c="2"/></text:span><text:span text:style-name="T493">Предпочтения</text:span><text:span text:style-name="T494"><text:s/></text:span><text:span text:style-name="T495">того</text:span><text:span text:style-name="T496"><text:s/></text:span><text:span text:style-name="T497">времени</text:span><text:span text:style-name="T498"><text:s/></text:span><text:span text:style-name="T499">были</text:span><text:span text:style-name="T500"><text:s/></text:span><text:span text:style-name="T501">на</text:span><text:span text:style-name="T502"><text:s/></text:span><text:span text:style-name="T503">стороне</text:span><text:span text:style-name="T504"><text:s/></text:span><text:span text:style-name="T505">греко</text:span><text:span text:style-name="T506">-</text:span><text:span text:style-name="T507">римского</text:span><text:span text:style-name="T508"><text:s/></text:span><text:span text:style-name="T509">мира</text:span><text:span text:style-name="T510">,<text:s/></text:span><text:span text:style-name="T511">и</text:span><text:span text:style-name="T512">,<text:s/></text:span><text:span text:style-name="T513">как</text:span><text:span text:style-name="T514"><text:s/></text:span><text:span text:style-name="T515">отмечает</text:span><text:span text:style-name="T516"><text:s/></text:span><text:span text:style-name="T517">А</text:span><text:span text:style-name="T518">.</text:span><text:span text:style-name="T519">П</text:span><text:span text:style-name="T520">.</text:span><text:span text:style-name="T521">Голубцов</text:span><text:span text:style-name="T522">,<text:s/></text:span><text:span text:style-name="T523">памятники</text:span><text:span text:style-name="T524"><text:s/></text:span><text:span text:style-name="T525">христианского</text:span><text:span text:style-name="T526"><text:s/></text:span><text:span text:style-name="T527">искусства</text:span><text:span text:style-name="T528"><text:s/></text:span><text:span text:style-name="T529">затрагивались</text:span><text:span text:style-name="T530"><text:s/></text:span><text:span text:style-name="T531">лишь</text:span><text:span text:style-name="T532"><text:s/></text:span><text:span text:style-name="T533">мимоходом</text:span><text:span text:style-name="T534">,<text:s/></text:span><text:span text:style-name="T535">по</text:span><text:span text:style-name="T536"><text:s/></text:span><text:span text:style-name="T537">мере</text:span><text:span text:style-name="T538"><text:s/></text:span><text:span text:style-name="T539">их</text:span><text:span text:style-name="T540"><text:s/></text:span><text:span text:style-name="T541">обнаружения</text:span><text:span text:style-name="T542">.<text:s text:c="2"/></text:span><text:span text:style-name="T543">Однако</text:span><text:span text:style-name="T544">,<text:s/></text:span><text:span text:style-name="T545">после</text:span><text:span text:style-name="T546"><text:s/></text:span><text:span text:style-name="T547">катастрофы</text:span><text:span text:style-name="T548"><text:s/>1453<text:s/></text:span><text:span text:style-name="T549">года</text:span><text:span text:style-name="T550">,<text:s/></text:span><text:span text:style-name="T551">когда</text:span><text:span text:style-name="T552"><text:s/></text:span><text:span text:style-name="T553">многие</text:span><text:span text:style-name="T554"><text:s/></text:span><text:span text:style-name="T555">ученые</text:span><text:span text:style-name="T556"><text:s/></text:span><text:span text:style-name="T557">греки</text:span><text:span text:style-name="T558"><text:s/></text:span><text:span text:style-name="T559">переселились</text:span><text:span text:style-name="T560"><text:s/></text:span><text:span text:style-name="T561">в</text:span><text:span text:style-name="T562"><text:s/></text:span><text:span text:style-name="T563">Италию</text:span><text:span text:style-name="T564"><text:s/></text:span><text:span text:style-name="T565">и</text:span><text:span text:style-name="T566"><text:s/></text:span><text:span text:style-name="T567">начали</text:span><text:span text:style-name="T568"><text:s/></text:span><text:span text:style-name="T569">преподавать</text:span><text:span text:style-name="T570"><text:s/></text:span><text:span text:style-name="T571">в</text:span><text:span text:style-name="T572"><text:s/></text:span><text:span text:style-name="T573">высших</text:span><text:span text:style-name="T574"><text:s/></text:span><text:span text:style-name="T575">школах</text:span><text:span text:style-name="T576"><text:s/></text:span><text:span text:style-name="T577">Рима</text:span><text:span text:style-name="T578">,<text:s/></text:span><text:span text:style-name="T579">Флоренции и Болонье</text:span><text:span text:style-name="T580">,<text:s/></text:span><text:span text:style-name="T581">интерес</text:span><text:span text:style-name="T582"><text:s/></text:span><text:span text:style-name="T583">к</text:span><text:span text:style-name="T584"><text:s/></text:span><text:span text:style-name="T585">археологии</text:span><text:span text:style-name="T586"><text:s/></text:span><text:span text:style-name="T587">вспыхивает</text:span><text:span text:style-name="T588"><text:s/></text:span><text:span text:style-name="T589">с</text:span><text:span text:style-name="T590"><text:s/></text:span><text:span text:style-name="T591">новой</text:span><text:span text:style-name="T592"><text:s/></text:span><text:span text:style-name="T593">силой</text:span><text:span text:style-name="T594">.<text:s/></text:span><text:span text:style-name="T595">Теперь</text:span><text:span text:style-name="T596"><text:s/></text:span><text:span text:style-name="T597">уже</text:span><text:span text:style-name="T598"><text:s/></text:span><text:span text:style-name="T599">итальянские</text:span><text:span text:style-name="T600"><text:s/></text:span><text:span text:style-name="T601">ученые</text:span><text:span text:style-name="T602"><text:s/></text:span><text:span text:style-name="T603">предпринимают</text:span><text:span text:style-name="T604"><text:s/></text:span><text:span text:style-name="T605">многочисленные</text:span><text:span text:style-name="T606"><text:s/></text:span><text:span text:style-name="T607">путешествия</text:span><text:span text:style-name="T608"><text:s/></text:span><text:span text:style-name="T609">для</text:span><text:span text:style-name="T610"><text:s/></text:span><text:span text:style-name="T611">отыскания</text:span><text:span text:style-name="T612"><text:s/></text:span><text:span text:style-name="T613">памятников</text:span><text:span text:style-name="T614"><text:s/></text:span><text:span text:style-name="T615">искусства</text:span><text:span text:style-name="T616"><text:s/></text:span><text:span text:style-name="T617">и</text:span><text:span text:style-name="T618"><text:s/></text:span><text:span text:style-name="T619">предметов</text:span><text:span text:style-name="T620"><text:s/></text:span><text:span text:style-name="T621">древности</text:span><text:span text:style-name="T622">.<text:s/></text:span><text:span text:style-name="T623">Это</text:span><text:span text:style-name="T624"><text:s/></text:span><text:span text:style-name="T625">время</text:span><text:span text:style-name="T626">,<text:s/></text:span><text:span text:style-name="T627">когда</text:span><text:span text:style-name="T628"><text:s/></text:span><text:span text:style-name="T629">римские</text:span><text:span text:style-name="T630"><text:s/></text:span><text:span text:style-name="T631">понтифики</text:span><text:span text:style-name="T632"><text:s/></text:span><text:span text:style-name="T633">уделяли</text:span><text:span text:style-name="T634"><text:s/></text:span><text:span text:style-name="T635">внимание</text:span><text:span text:style-name="T636"><text:s/></text:span><text:span text:style-name="T637">реставрации</text:span><text:span text:style-name="T638"><text:s/></text:span><text:span text:style-name="T639">базилик</text:span><text:span text:style-name="T640">,<text:s/></text:span><text:span text:style-name="T641">а</text:span><text:span text:style-name="T642"><text:s/></text:span><text:span text:style-name="T643">в</text:span><text:span text:style-name="T644">еликий</text:span><text:span text:style-name="T645"><text:s/></text:span><text:span text:style-name="T646">живописец</text:span><text:span text:style-name="T647"><text:s/></text:span><text:span text:style-name="T648">Рафаэль</text:span><text:span text:style-name="T649"><text:s/></text:span><text:span text:style-name="T650">выполнял особое служение главного археолога Рима. </text:span></text:p>
      <text:p text:style-name="P5"><text:span text:style-name="T651"/></text:p>
      <text:p text:style-name="P6"><text:span text:style-name="T652">С</text:span><text:span text:style-name="T653"><text:s/></text:span><text:span text:style-name="T654">XVI<text:s/></text:span><text:span text:style-name="T655">века</text:span><text:span text:style-name="T656"><text:s/></text:span><text:span text:style-name="T657">о</text:span><text:span text:style-name="T658"><text:s/></text:span><text:span text:style-name="T659">катакомбах</text:span><text:span text:style-name="T660"><text:s/></text:span><text:span text:style-name="T661">вновь</text:span><text:span text:style-name="T662"><text:s/></text:span><text:span text:style-name="T663">вспоминают</text:span><text:span text:style-name="T664"><text:s/></text:span><text:span text:style-name="T665">и</text:span><text:span text:style-name="T666"><text:s/></text:span><text:span text:style-name="T667">начинают</text:span><text:span text:style-name="T668"><text:s/></text:span><text:span text:style-name="T669">серьезно</text:span><text:span text:style-name="T670"><text:s/></text:span><text:span text:style-name="T671">изучать</text:span><text:span text:style-name="T672">.</text:span><text:span text:style-name="T673"><text:s/></text:span><text:span text:style-name="T674">Начало</text:span><text:span text:style-name="T675"><text:s/></text:span><text:span text:style-name="T676">этому</text:span><text:span text:style-name="T677"><text:s/></text:span><text:span text:style-name="T678">длительному</text:span><text:span text:style-name="T679"><text:s/></text:span><text:span text:style-name="T680">и</text:span><text:span text:style-name="T681"><text:s/></text:span><text:span text:style-name="T682">кропотливому</text:span><text:span text:style-name="T683"><text:s/></text:span><text:span text:style-name="T684">процессу</text:span><text:span text:style-name="T685"><text:s/></text:span><text:span text:style-name="T686">было</text:span><text:span text:style-name="T687"><text:s/></text:span><text:span text:style-name="T688">положено</text:span><text:span text:style-name="T689"><text:s/></text:span><text:span text:style-name="T690">трудами</text:span><text:span text:style-name="T691"><text:s/></text:span><text:span text:style-name="T692">мальтийского</text:span><text:span text:style-name="T693"><text:s/></text:span><text:span text:style-name="T694">рыцаря</text:span><text:span text:style-name="T695"><text:s/></text:span><text:span text:style-name="T696">Антонио</text:span><text:span text:style-name="T697"><text:s/></text:span><text:span text:style-name="T698">Бозио</text:span><text:span text:style-name="T699"><text:s/></text:span><text:span text:style-name="T700">(</text:span><text:span text:style-name="T701">ок</text:span><text:span text:style-name="T702">. 1576</text:span><text:span text:style-name="T703">—1629),</text:span><text:span text:style-name="T704"><text:s/></text:span><text:span text:style-name="T705">употребившего</text:span><text:span text:style-name="T706"><text:s/></text:span><text:span text:style-name="T707">все</text:span><text:span text:style-name="T708"><text:s/></text:span><text:span text:style-name="T709">свое</text:span><text:span text:style-name="T710"><text:s/></text:span><text:span text:style-name="T711">состояние</text:span><text:span text:style-name="T712"><text:s/></text:span><text:span text:style-name="T713">и</text:span><text:span text:style-name="T714"><text:s/>36<text:s/></text:span><text:span text:style-name="T715">лет</text:span><text:span text:style-name="T716"><text:s/></text:span><text:span text:style-name="T717">жизни</text:span><text:span text:style-name="T718"><text:s/></text:span><text:span text:style-name="T719">на</text:span><text:span text:style-name="T720"><text:s/></text:span><text:span text:style-name="T721">исследование</text:span><text:span text:style-name="T722"><text:s/></text:span><text:span text:style-name="T723">римских</text:span><text:span text:style-name="T724"><text:s/></text:span><text:span text:style-name="T725">подземелий</text:span><text:span text:style-name="T726">.<text:s/></text:span><text:span text:style-name="T727">Не</text:span><text:span text:style-name="T728"><text:s/></text:span><text:span text:style-name="T729">случайно</text:span><text:span text:style-name="T730"><text:s/></text:span><text:span text:style-name="T731">он</text:span><text:span text:style-name="T732"><text:s/></text:span><text:span text:style-name="T733">получил</text:span><text:span text:style-name="T734"><text:s/></text:span><text:span text:style-name="T735">прозвище</text:span><text:span text:style-name="T736"><text:s/>- «</text:span><text:span text:style-name="T737">Колумб</text:span><text:span text:style-name="T738"><text:s/></text:span><text:span text:style-name="T739">римских</text:span><text:span text:style-name="T740"><text:s/></text:span><text:span text:style-name="T741">катакомб</text:span><text:span text:style-name="T742">».<text:s/></text:span><text:span text:style-name="T743">Не</text:span><text:span text:style-name="T744"><text:s/></text:span><text:span text:style-name="T745">проводя</text:span><text:span text:style-name="T746"><text:s/></text:span><text:span text:style-name="T747">раскопок</text:span><text:span text:style-name="T748"><text:s/></text:span><text:span text:style-name="T749">как</text:span><text:span text:style-name="T750"><text:s/></text:span><text:span text:style-name="T751">таковых</text:span><text:span text:style-name="T752">,<text:s/></text:span><text:span text:style-name="T753">Бозио</text:span><text:span text:style-name="T754"><text:s/></text:span><text:span text:style-name="T755">осматривал</text:span><text:span text:style-name="T756"><text:s/></text:span><text:span text:style-name="T757">галереи</text:span><text:span text:style-name="T758">,<text:s/></text:span><text:span text:style-name="T759">отмечал</text:span><text:span text:style-name="T760"><text:s/></text:span><text:span text:style-name="T761">их</text:span><text:span text:style-name="T762"><text:s/></text:span><text:span text:style-name="T763">архитектурные</text:span><text:span text:style-name="T764"><text:s/></text:span><text:span text:style-name="T765">особенности</text:span><text:span text:style-name="T766"><text:s/></text:span><text:span text:style-name="T767">и</text:span><text:span text:style-name="T768"><text:s/></text:span><text:span text:style-name="T769">копировал</text:span><text:span text:style-name="T770"><text:s/></text:span><text:span text:style-name="T771">фрески</text:span><text:span text:style-name="T772">.</text:span></text:p>
      <text:p text:style-name="P7"><text:span text:style-name="T773"/></text:p>
      <text:p text:style-name="P8"><text:span text:style-name="T774">Результатом</text:span><text:span text:style-name="T775"><text:s/></text:span><text:span text:style-name="T776">этой</text:span><text:span text:style-name="T777"><text:s/></text:span><text:span text:style-name="T778">многолетней</text:span><text:span text:style-name="T779"><text:s/></text:span><text:span text:style-name="T780">работы</text:span><text:span text:style-name="T781"><text:s/></text:span><text:span text:style-name="T782">стал</text:span><text:span text:style-name="T783"><text:s/></text:span><text:span text:style-name="T784">известный</text:span><text:span text:style-name="T785"><text:s/></text:span><text:span text:style-name="T786">труд</text:span><text:span text:style-name="T787"><text:s/>- «</text:span><text:span text:style-name="T788">Подземный</text:span><text:span text:style-name="T789"><text:s/></text:span><text:span text:style-name="T790">Рим</text:span><text:span text:style-name="T791">» (</text:span><text:span text:style-name="T792">итал</text:span><text:span text:style-name="T793">. «Roma subterranea»),<text:s/></text:span><text:span text:style-name="T794">изданный</text:span><text:span text:style-name="T795"><text:s/></text:span><text:span text:style-name="T796">посмертно</text:span><text:span text:style-name="T797"><text:s/></text:span><text:span text:style-name="T798">в</text:span><text:span text:style-name="T799"><text:s/>1632<text:s/></text:span><text:span text:style-name="T800">году</text:span><text:span text:style-name="T801"><text:s/></text:span><text:span text:style-name="T802">на</text:span><text:span text:style-name="T803"><text:s/></text:span><text:span text:style-name="T804">итальянском</text:span><text:span text:style-name="T805"><text:s/></text:span><text:span text:style-name="T806">языке</text:span><text:span text:style-name="T807">.<text:s text:c="2"/></text:span><text:span text:style-name="T808">Эта</text:span><text:span text:style-name="T809"><text:s/></text:span><text:span text:style-name="T810">работа</text:span><text:span text:style-name="T811"><text:s/></text:span><text:span text:style-name="T812">дала</text:span><text:span text:style-name="T813"><text:s/></text:span><text:span text:style-name="T814">весьма</text:span><text:span text:style-name="T815"><text:s/></text:span><text:span text:style-name="T816">ценный</text:span><text:span text:style-name="T817"><text:s/></text:span><text:span text:style-name="T818">материал</text:span><text:span text:style-name="T819"><text:s/></text:span><text:span text:style-name="T820">для</text:span><text:span text:style-name="T821"><text:s/></text:span><text:span text:style-name="T822">изучения</text:span><text:span text:style-name="T823"><text:s/></text:span><text:span text:style-name="T824">истории</text:span><text:span text:style-name="T825"><text:s/></text:span><text:span text:style-name="T826">ранней</text:span><text:span text:style-name="T827"><text:s/></text:span><text:span text:style-name="T828">Церкви</text:span><text:span text:style-name="T829"><text:s/></text:span><text:span text:style-name="T830">и</text:span><text:span text:style-name="T831">,<text:s/></text:span><text:span text:style-name="T832">как</text:span><text:span text:style-name="T833"><text:s/></text:span><text:span text:style-name="T834">отмечает</text:span><text:span text:style-name="T835"><text:s/></text:span><text:span text:style-name="T836">Л</text:span><text:span text:style-name="T837">.</text:span><text:span text:style-name="T838">А</text:span><text:span text:style-name="T839">.</text:span><text:span text:style-name="T840">Беляев</text:span><text:span text:style-name="T841">,<text:s/></text:span><text:span text:style-name="T842">заложила</text:span><text:span text:style-name="T843"><text:s/>«</text:span><text:span text:style-name="T844">основу</text:span><text:span text:style-name="T845"><text:s/></text:span><text:span text:style-name="T846">методики</text:span><text:span text:style-name="T847"><text:s/></text:span><text:span text:style-name="T848">соединения</text:span><text:span text:style-name="T849"><text:s/></text:span><text:span text:style-name="T850">письменных</text:span><text:span text:style-name="T851"><text:s/></text:span><text:span text:style-name="T852">источников</text:span><text:span text:style-name="T853"><text:s/></text:span><text:span text:style-name="T854">по</text:span><text:span text:style-name="T855"><text:s/></text:span><text:span text:style-name="T856">истории</text:span><text:span text:style-name="T857"><text:s/></text:span><text:span text:style-name="T858">Церкви</text:span><text:span text:style-name="T859"><text:s/></text:span><text:span text:style-name="T860">с</text:span><text:span text:style-name="T861"><text:s/></text:span><text:span text:style-name="T862">археологическими</text:span><text:span text:style-name="T863"><text:s/></text:span><text:span text:style-name="T864">данными</text:span><text:span text:style-name="T865">». </text:span></text:p>
      <text:p text:style-name="P9"><text:span text:style-name="T866"/></text:p>
      <text:p text:style-name="P9"><text:span text:style-name="T867">1.2.<text:s/></text:span><text:span text:style-name="T868">Зарождение</text:span><text:span text:style-name="T869"><text:s/></text:span><text:span text:style-name="T870">научной</text:span><text:span text:style-name="T871"><text:s/></text:span><text:span text:style-name="T872">археологии</text:span><text:span text:style-name="T873">.<text:s/></text:span><text:span text:style-name="T874">Деятельность</text:span><text:span text:style-name="T875"><text:s text:c="2"/></text:span><text:span text:style-name="T876">Джованни</text:span><text:span text:style-name="T877"><text:s/></text:span><text:span text:style-name="T878">Баттиста</text:span><text:span text:style-name="T879"><text:s/></text:span><text:span text:style-name="T880">де</text:span><text:span text:style-name="T881"><text:s/></text:span><text:span text:style-name="T882">Росси</text:span><text:span text:style-name="T883">.</text:span></text:p>
      <text:p text:style-name="P9"><text:span text:style-name="T884"/></text:p>
      <text:p text:style-name="P9"><text:span text:style-name="T885">Однако ни труды</text:span><text:span text:style-name="T886"><text:s/></text:span><text:span text:style-name="T887">Бозио</text:span><text:span text:style-name="T888">,<text:s/></text:span><text:span text:style-name="T889">ни его</text:span><text:span text:style-name="T890"><text:s/></text:span><text:span text:style-name="T891">метод</text:span><text:span text:style-name="T892">,<text:s/></text:span><text:span text:style-name="T893">не</text:span><text:span text:style-name="T894"><text:s/></text:span><text:span text:style-name="T895">послужили</text:span><text:span text:style-name="T896"><text:s/></text:span><text:span text:style-name="T897">на</text:span><text:span text:style-name="T898"><text:s/></text:span><text:span text:style-name="T899">будущее</text:span><text:span text:style-name="T900"><text:s/></text:span><text:span text:style-name="T901">время</text:span><text:span text:style-name="T902"><text:s/></text:span><text:span text:style-name="T903">исходным</text:span><text:span text:style-name="T904"><text:s/></text:span><text:span text:style-name="T905">пунктом</text:span><text:span text:style-name="T906"><text:s/></text:span><text:span text:style-name="T907">при</text:span><text:span text:style-name="T908"><text:s/></text:span><text:span text:style-name="T909">изучении</text:span><text:span text:style-name="T910"><text:s/></text:span><text:span text:style-name="T911">катакомб</text:span><text:span text:style-name="T912">.<text:s/></text:span><text:span text:style-name="T913">Его преемники</text:span><text:span text:style-name="T914"><text:s/></text:span><text:span text:style-name="T915">в<text:s text:c="2"/>большинстве</text:span><text:span text:style-name="T916"><text:s/></text:span><text:span text:style-name="T917">случаев</text:span><text:span text:style-name="T918"><text:s/></text:span><text:span text:style-name="T919">заботились</text:span><text:span text:style-name="T920"><text:s/></text:span><text:span text:style-name="T921">о</text:span><text:span text:style-name="T922"><text:s/></text:span><text:span text:style-name="T923">большем</text:span><text:span text:style-name="T924"><text:s/></text:span><text:span text:style-name="T925">собирании</text:span><text:span text:style-name="T926"><text:s/></text:span><text:span text:style-name="T927">материалов</text:span><text:span text:style-name="T928"><text:s/></text:span><text:span text:style-name="T929">и</text:span><text:span text:style-name="T930"><text:s/></text:span><text:span text:style-name="T931">даже</text:span><text:span text:style-name="T932"><text:s/></text:span><text:span text:style-name="T933">не</text:span><text:span text:style-name="T934"><text:s/></text:span><text:span text:style-name="T935">столько</text:span><text:span text:style-name="T936"><text:s/></text:span><text:span text:style-name="T937">с</text:span><text:span text:style-name="T938"><text:s/></text:span><text:span text:style-name="T939">археологической</text:span><text:span text:style-name="T940"><text:s/></text:span><text:span text:style-name="T941">целью</text:span><text:span text:style-name="T942">,<text:s/></text:span><text:span text:style-name="T943">сколько</text:span><text:span text:style-name="T944"><text:s/></text:span><text:span text:style-name="T945">для</text:span><text:span text:style-name="T946"><text:s/></text:span><text:span text:style-name="T947">религиозной</text:span><text:span text:style-name="T948"><text:s/></text:span><text:span text:style-name="T949">пропаганды</text:span><text:span text:style-name="T950">.<text:s/></text:span><text:span text:style-name="T951">Надписи</text:span><text:span text:style-name="T952">,<text:s/></text:span><text:span text:style-name="T953">остатки</text:span><text:span text:style-name="T954"><text:s/></text:span><text:span text:style-name="T955">живописи</text:span><text:span text:style-name="T956">,<text:s/></text:span><text:span text:style-name="T957">скульптуры</text:span><text:span text:style-name="T958"><text:s/></text:span><text:span text:style-name="T959">собирали</text:span><text:span text:style-name="T960"><text:s/></text:span><text:span text:style-name="T961">без</text:span><text:span text:style-name="T962"><text:s/></text:span><text:span text:style-name="T963">всякой</text:span><text:span text:style-name="T964"><text:s/></text:span><text:span text:style-name="T965">системы</text:span><text:span text:style-name="T966">.<text:s/></text:span><text:span text:style-name="T967">Исследователи</text:span><text:span text:style-name="T968"><text:s/></text:span><text:span text:style-name="T969">полагали</text:span><text:span text:style-name="T970"><text:s/></text:span><text:span text:style-name="T971">возможным</text:span><text:span text:style-name="T972"><text:s/></text:span><text:span text:style-name="T973">трактоватть</text:span><text:span text:style-name="T974"><text:s/></text:span><text:span text:style-name="T975">о</text:span><text:span text:style-name="T976"><text:s/></text:span><text:span text:style-name="T977">катакомбах,и<text:s text:c="2"/>их</text:span><text:span text:style-name="T978"><text:s/></text:span><text:span text:style-name="T979">памятниках</text:span><text:span text:style-name="T980">,<text:s/></text:span><text:span text:style-name="T981">даже</text:span><text:span text:style-name="T982"><text:s/></text:span><text:span text:style-name="T983">не</text:span><text:span text:style-name="T984"><text:s/></text:span><text:span text:style-name="T985">посещая</text:span><text:span text:style-name="T986"><text:s/></text:span><text:span text:style-name="T987">их</text:span><text:span text:style-name="T988">.<text:s/></text:span><text:span text:style-name="T989">Такое</text:span><text:span text:style-name="T990"><text:s/></text:span><text:span text:style-name="T991">пренебрежение</text:span><text:span text:style-name="T992"><text:s/></text:span><text:span text:style-name="T993">первоисточником</text:span><text:span text:style-name="T994"><text:s/></text:span><text:span text:style-name="T995">привело</text:span><text:span text:style-name="T996"><text:s/></text:span><text:span text:style-name="T997">к</text:span><text:span text:style-name="T998"><text:s/></text:span><text:span text:style-name="T999">тому</text:span><text:span text:style-name="T1000">,<text:s/></text:span><text:span text:style-name="T1001">что</text:span><text:span text:style-name="T1002"><text:s/></text:span><text:span text:style-name="T1003">катакомбы</text:span><text:span text:style-name="T1004"><text:s/></text:span><text:span text:style-name="T1005">как</text:span><text:span text:style-name="T1006"><text:s/></text:span><text:span text:style-name="T1007">бы</text:span><text:span text:style-name="T1008"><text:s/></text:span><text:span text:style-name="T1009">снова</text:span><text:span text:style-name="T1010"><text:s/></text:span><text:span text:style-name="T1011">были</text:span><text:span text:style-name="T1012"><text:s/></text:span><text:span text:style-name="T1013">забыты</text:span><text:span text:style-name="T1014">.<text:s/></text:span><text:span text:style-name="T1015">С</text:span><text:span text:style-name="T1016">.6.</text:span><text:span text:style-name="T1017"/></text:p>
      <text:p text:style-name="P10"><text:span text:style-name="T1018">На</text:span><text:span text:style-name="T1019"><text:s/></text:span><text:span text:style-name="T1020">развитии</text:span><text:span text:style-name="T1021"><text:s/></text:span><text:span text:style-name="T1022">христианской археологии</text:span><text:span text:style-name="T1023"><text:s/></text:span><text:span text:style-name="T1024">сказался</text:span><text:span text:style-name="T1025"><text:s/></text:span><text:span text:style-name="T1026">прорыв</text:span><text:span text:style-name="T1027"><text:s/></text:span><text:span text:style-name="T1028">в</text:span><text:span text:style-name="T1029"><text:s/></text:span><text:span text:style-name="T1030">изучении</text:span><text:span text:style-name="T1031"><text:s/></text:span><text:span text:style-name="T1032">античного</text:span><text:span text:style-name="T1033"><text:s/></text:span><text:span text:style-name="T1034">мира</text:span><text:span text:style-name="T1035">,<text:s/></text:span><text:span text:style-name="T1036">происшедший</text:span><text:span text:style-name="T1037"><text:s/></text:span><text:span text:style-name="T1038">после</text:span><text:span text:style-name="T1039"><text:s/></text:span><text:span text:style-name="T1040">открытия</text:span><text:span text:style-name="T1041"><text:s/></text:span><text:a xlink:href="http://www.pravenc.ru/text/Геркуланума.html"><text:span text:style-name="T1045">Геркуланума</text:span></text:a><text:span text:style-name="T1046"><text:s/>(1711)<text:s/></text:span><text:span text:style-name="T1047">и</text:span><text:span text:style-name="T1048"><text:s/></text:span><text:a xlink:href="http://www.pravenc.ru/text/Помпей.html"><text:span text:style-name="T1052">Помпей</text:span></text:a><text:span text:style-name="T1053"><text:s/>(1748),<text:s/></text:span><text:span text:style-name="T1054">и</text:span><text:span text:style-name="T1055"><text:s/></text:span><text:span text:style-name="T1056">рождение</text:span><text:span text:style-name="T1057"><text:s/></text:span><text:span text:style-name="T1058">метода</text:span><text:span text:style-name="T1059"><text:s/></text:span><text:span text:style-name="T1060">классической</text:span><text:span text:style-name="T1061"><text:s/></text:span><text:span text:style-name="T1062">археологии</text:span><text:span text:style-name="T1063"><text:s/>(</text:span><text:span text:style-name="T1064">И</text:span><text:span text:style-name="T1065">.<text:s/></text:span><text:span text:style-name="T1066">И</text:span><text:span text:style-name="T1067">.<text:s/></text:span><text:a xlink:href="http://www.pravenc.ru/text/Винкельман.html"><text:span text:style-name="T1071">Винкельман</text:span></text:a><text:span text:style-name="T1072">).</text:span></text:p>
      <text:p text:style-name="P10"><text:span text:style-name="T1073">Винкельман</text:span><text:span text:style-name="T1074"><text:s/></text:span><text:span text:style-name="T1075">неоднократно</text:span><text:span text:style-name="T1076"><text:s/></text:span><text:span text:style-name="T1077">посещал</text:span><text:span text:style-name="T1078"><text:s/></text:span><text:span text:style-name="T1079">Неаполь</text:span><text:span text:style-name="T1080">,<text:s/></text:span><text:span text:style-name="T1081">Помпеи</text:span><text:span text:style-name="T1082"><text:s/></text:span><text:span text:style-name="T1083">и</text:span><text:span text:style-name="T1084"><text:s/></text:span><text:span text:style-name="T1085">Геркуланум</text:span><text:span text:style-name="T1086">;<text:s/></text:span><text:span text:style-name="T1087">отмечая</text:span><text:span text:style-name="T1088"><text:s/></text:span><text:span text:style-name="T1089">важность</text:span><text:span text:style-name="T1090"><text:s/></text:span><text:span text:style-name="T1091">зарождавшейся</text:span><text:span text:style-name="T1092"><text:s/></text:span><text:span text:style-name="T1093">археологии</text:span><text:span text:style-name="T1094"><text:s/></text:span><text:span text:style-name="T1095">для</text:span><text:span text:style-name="T1096"><text:s/></text:span><text:span text:style-name="T1097">изучения</text:span><text:span text:style-name="T1098"><text:s/></text:span><text:span text:style-name="T1099">классического</text:span><text:span text:style-name="T1100"><text:s/></text:span><text:span text:style-name="T1101">искусства</text:span><text:span text:style-name="T1102">,<text:s/></text:span><text:span text:style-name="T1103">критиковал</text:span><text:span text:style-name="T1104"><text:s/></text:span><text:span text:style-name="T1105">дилетантские</text:span><text:span text:style-name="T1106"><text:s/></text:span><text:span text:style-name="T1107">методы</text:span><text:span text:style-name="T1108"><text:s/></text:span><text:span text:style-name="T1109">проведения</text:span><text:span text:style-name="T1110"><text:s/></text:span><text:span text:style-name="T1111">раскопок</text:span><text:span text:style-name="T1112"><text:s/></text:span><text:span text:style-name="T1113">в</text:span><text:span text:style-name="T1114"><text:s/></text:span><text:span text:style-name="T1115">этих</text:span><text:span text:style-name="T1116"><text:s/></text:span><text:span text:style-name="T1117">городах</text:span><text:span text:style-name="T1118">;<text:s/></text:span><text:span text:style-name="T1119">разработал</text:span><text:span text:style-name="T1120"><text:s/></text:span><text:span text:style-name="T1121">свой</text:span><text:span text:style-name="T1122"><text:s/></text:span><text:span text:style-name="T1123">план</text:span><text:span text:style-name="T1124"><text:s/></text:span><text:span text:style-name="T1125">раскопок</text:span><text:span text:style-name="T1126"><text:s/></text:span><text:span text:style-name="T1127">в</text:span><text:span text:style-name="T1128"><text:s/></text:span><text:span text:style-name="T1129">святилищах</text:span><text:span text:style-name="T1130"><text:s/></text:span><text:span text:style-name="T1131">Греции</text:span><text:span text:style-name="T1132"><text:s/>(</text:span><text:span text:style-name="T1133">особенно</text:span><text:span text:style-name="T1134"><text:s/></text:span><text:span text:style-name="T1135">Олимпии</text:span><text:span text:style-name="T1136">).<text:s/></text:span><text:span text:style-name="T1137">В</text:span><text:span text:style-name="T1138"><text:s/></text:span><text:span text:style-name="T1139">трудах</text:span><text:span text:style-name="T1140"><text:s/></text:span><text:span text:style-name="T1141">Винкельмана</text:span><text:span text:style-name="T1142"><text:s/></text:span><text:span text:style-name="T1143">находит</text:span><text:span text:style-name="T1144"><text:s/></text:span><text:span text:style-name="T1145">обоснование</text:span><text:span text:style-name="T1146"><text:s/></text:span><text:span text:style-name="T1147">идея</text:span><text:span text:style-name="T1148"><text:s/></text:span><text:span text:style-name="T1149">развития</text:span><text:span text:style-name="T1150"><text:s/></text:span><text:span text:style-name="T1151">археологии</text:span><text:span text:style-name="T1152"><text:s/></text:span><text:span text:style-name="T1153">в</text:span><text:span text:style-name="T1154"><text:s/></text:span><text:span text:style-name="T1155">качестве</text:span><text:span text:style-name="T1156"><text:s/></text:span><text:span text:style-name="T1157">научной</text:span><text:span text:style-name="T1158"><text:s/></text:span><text:span text:style-name="T1159">дисциплины</text:span><text:span text:style-name="T1160"><text:s/></text:span><text:span text:style-name="T1161">и</text:span><text:span text:style-name="T1162"><text:s/></text:span><text:span text:style-name="T1163">необходимого</text:span><text:span text:style-name="T1164"><text:s/></text:span><text:span text:style-name="T1165">компонента</text:span><text:span text:style-name="T1166"><text:s/></text:span><text:span text:style-name="T1167">европейской</text:span><text:span text:style-name="T1168"><text:s/></text:span><text:span text:style-name="T1169">культуры</text:span><text:span text:style-name="T1170">. </text:span></text:p>
      <text:p text:style-name="P10"><text:span text:style-name="T1171"><text:s/></text:span><text:span text:style-name="T1172">Появились</text:span><text:span text:style-name="T1173"><text:s/></text:span><text:span text:style-name="T1174">первые</text:span><text:span text:style-name="T1175"><text:s/></text:span><text:span text:style-name="T1176">публикации</text:span><text:span text:style-name="T1177"><text:s/></text:span><text:span text:style-name="T1178">архитектурных</text:span><text:span text:style-name="T1179"><text:s/></text:span><text:span text:style-name="T1180">и</text:span><text:span text:style-name="T1181"><text:s/></text:span><text:span text:style-name="T1182">археологических</text:span><text:span text:style-name="T1183"><text:s/></text:span><text:span text:style-name="T1184">натурных</text:span><text:span text:style-name="T1185"><text:s/></text:span><text:span text:style-name="T1186">обследований</text:span><text:span text:style-name="T1187"><text:s/>(</text:span><text:span text:style-name="T1188">Г</text:span><text:span text:style-name="T1189">.<text:s/></text:span><text:span text:style-name="T1190">Бертоли</text:span><text:span text:style-name="T1191"><text:s/>-<text:s/></text:span><text:a xlink:href="http://www.pravenc.ru/text/Аквилея.html"><text:span text:style-name="T1195">Аквилея</text:span></text:a><text:span text:style-name="T1196"><text:s/></text:span><text:span text:style-name="T1197">и</text:span><text:span text:style-name="T1198"><text:s/></text:span><text:span text:style-name="T1199">Градо</text:span><text:span text:style-name="T1200">;<text:s/></text:span><text:span text:style-name="T1201">А</text:span><text:span text:style-name="T1202">.<text:s/></text:span><text:span text:style-name="T1203">Л</text:span><text:span text:style-name="T1204">.<text:s/></text:span><text:span text:style-name="T1205">Муратори</text:span><text:span text:style-name="T1206"><text:s/>-<text:s/></text:span><text:span text:style-name="T1207">рим</text:span><text:span text:style-name="T1208">.<text:s/></text:span><text:span text:style-name="T1209">базилики</text:span><text:span text:style-name="T1210">).<text:s/></text:span><text:span text:style-name="T1211">В</text:span><text:span text:style-name="T1212"><text:s/>1757<text:s/></text:span><text:span text:style-name="T1213">г</text:span><text:span text:style-name="T1214">.<text:s/></text:span><text:span text:style-name="T1215">папа</text:span><text:span text:style-name="T1216"><text:s/></text:span><text:a xlink:href="http://www.pravenc.ru/text/Бенедикт XIV.html"><text:span text:style-name="T1220">Бенедикт</text:span><text:span text:style-name="T1221"><text:s/>XIV</text:span></text:a><text:span text:style-name="T1222"><text:s/></text:span><text:span text:style-name="T1223">создал</text:span><text:span text:style-name="T1224"><text:s/></text:span><text:span text:style-name="T1225">отдел</text:span><text:span text:style-name="T1226"><text:s/></text:span><text:span text:style-name="T1227">христ</text:span><text:span text:style-name="T1228">.<text:s/></text:span><text:span text:style-name="T1229">древностей</text:span><text:span text:style-name="T1230"><text:s/></text:span><text:a xlink:href="http://www.pravenc.ru/text/Ватиканского музея.html"><text:span text:style-name="T1236">Ватиканского</text:span><text:span text:style-name="T1237"><text:s/></text:span><text:span text:style-name="T1238">музея</text:span></text:a><text:span text:style-name="T1239">.<text:s/></text:span><text:span text:style-name="T1240">В</text:span><text:span text:style-name="T1241"><text:s/>XIX<text:s/></text:span><text:span text:style-name="T1242">в</text:span><text:span text:style-name="T1243">.<text:s/></text:span><text:span text:style-name="T1244">под</text:span><text:span text:style-name="T1245"><text:s/></text:span><text:span text:style-name="T1246">опекой</text:span><text:span text:style-name="T1247"><text:s/></text:span><text:span text:style-name="T1248">Ватикана</text:span><text:span text:style-name="T1249"><text:s/></text:span><text:span text:style-name="T1250">складывается</text:span><text:span text:style-name="T1251"><text:s/></text:span><text:span text:style-name="T1252">рим</text:span><text:span text:style-name="T1253">.<text:s/></text:span><text:span text:style-name="T1254">школа</text:span><text:span text:style-name="T1255"><text:s/></text:span><text:span text:style-name="T1256">А</text:span><text:span text:style-name="T1257">.<text:s/></text:span><text:span text:style-name="T1258">х</text:span><text:span text:style-name="T1259">.<text:s/></text:span><text:span text:style-name="T1260">Предпосылками</text:span><text:span text:style-name="T1261"><text:s/></text:span><text:span text:style-name="T1262">к</text:span><text:span text:style-name="T1263"><text:s/></text:span><text:span text:style-name="T1264">этому</text:span><text:span text:style-name="T1265"><text:s/></text:span><text:span text:style-name="T1266">послужили</text:span><text:span text:style-name="T1267"><text:s/></text:span><text:span text:style-name="T1268">назначение</text:span><text:span text:style-name="T1269"><text:s/></text:span><text:span text:style-name="T1270">папой</text:span><text:span text:style-name="T1271"><text:s/></text:span><text:a xlink:href="http://www.pravenc.ru/text/Григорием XVI.html"><text:span text:style-name="T1275">Григорием</text:span><text:span text:style-name="T1276"><text:s/>XVI</text:span></text:a><text:span text:style-name="T1277"><text:s/></text:span><text:span text:style-name="T1278">на</text:span><text:span text:style-name="T1279"><text:s/></text:span><text:span text:style-name="T1280">должность</text:span><text:span text:style-name="T1281"><text:s/>«</text:span><text:span text:style-name="T1282">суперинтенданта</text:span><text:span text:style-name="T1283"><text:s/></text:span><text:span text:style-name="T1284">святых</text:span><text:span text:style-name="T1285"><text:s/></text:span><text:span text:style-name="T1286">мощей</text:span><text:span text:style-name="T1287"><text:s/></text:span><text:span text:style-name="T1288">и</text:span><text:span text:style-name="T1289"><text:s/></text:span><text:span text:style-name="T1290">кладбищ</text:span><text:span text:style-name="T1291">»<text:s/></text:span><text:span text:style-name="T1292">Дж</text:span><text:span text:style-name="T1293">.<text:s/></text:span><text:span text:style-name="T1294">Марки</text:span><text:span text:style-name="T1295"><text:s/>(1840)<text:s/></text:span><text:span text:style-name="T1296">и</text:span><text:span text:style-name="T1297"><text:s/></text:span><text:span text:style-name="T1298">создание</text:span><text:span text:style-name="T1299"><text:s/></text:span><text:span text:style-name="T1300">папой</text:span><text:span text:style-name="T1301"><text:s/></text:span><text:a xlink:href="http://www.pravenc.ru/text/Пием IX.html"><text:span text:style-name="T1305">Пием</text:span><text:span text:style-name="T1306"><text:s/>IX</text:span></text:a><text:span text:style-name="T1307"><text:s/>«</text:span><text:span text:style-name="T1308">Комиссии</text:span><text:span text:style-name="T1309"><text:s/></text:span><text:span text:style-name="T1310">священной</text:span><text:span text:style-name="T1311"><text:s/></text:span><text:span text:style-name="T1312">археологии</text:span><text:span text:style-name="T1313">» (1852).</text:span></text:p>
      <text:p text:style-name="P11"><text:span text:style-name="T1314"/></text:p>
      <text:p text:style-name="P12"><text:span text:style-name="T1315"/></text:p>
      <text:p text:style-name="P13"><text:span text:style-name="T1316"><text:s/></text:span><text:span text:style-name="T1317">И</text:span><text:span text:style-name="T1318"><text:s/></text:span><text:span text:style-name="T1319">только</text:span><text:span text:style-name="T1320"><text:s/></text:span><text:span text:style-name="T1321">к</text:span><text:span text:style-name="T1322"><text:s/>XIX<text:s text:c="2"/></text:span><text:span text:style-name="T1323">веку</text:span><text:span text:style-name="T1324"><text:s/></text:span><text:span text:style-name="T1325">изучение</text:span><text:span text:style-name="T1326"><text:s/></text:span><text:span text:style-name="T1327">раннехристианской</text:span><text:span text:style-name="T1328"><text:s/></text:span><text:span text:style-name="T1329">культуры</text:span><text:span text:style-name="T1330"><text:s/></text:span><text:span text:style-name="T1331">приобетает</text:span><text:span text:style-name="T1332"><text:s/></text:span><text:span text:style-name="T1333">научный</text:span><text:span text:style-name="T1334"><text:s/></text:span><text:span text:style-name="T1335">характер</text:span><text:span text:style-name="T1336">.<text:s/></text:span><text:span text:style-name="T1337">В</text:span><text:span text:style-name="T1338"><text:s/></text:span><text:span text:style-name="T1339">это</text:span><text:span text:style-name="T1340"><text:s/></text:span><text:span text:style-name="T1341">время</text:span><text:span text:style-name="T1342"><text:s/></text:span><text:span text:style-name="T1343">появляются</text:span><text:span text:style-name="T1344"><text:s/></text:span><text:span text:style-name="T1345">фундаментальные</text:span><text:span text:style-name="T1346"><text:s/></text:span><text:span text:style-name="T1347">труды</text:span><text:span text:style-name="T1348"><text:s/></text:span><text:span text:style-name="T1349">по</text:span><text:span text:style-name="T1350"><text:s/></text:span><text:span text:style-name="T1351">искусству</text:span><text:span text:style-name="T1352"><text:s/></text:span><text:span text:style-name="T1353">первых</text:span><text:span text:style-name="T1354"><text:s/></text:span><text:span text:style-name="T1355">христиан</text:span><text:span text:style-name="T1356">,<text:s/></text:span><text:span text:style-name="T1357">которое</text:span><text:span text:style-name="T1358"><text:s/></text:span><text:span text:style-name="T1359">выделяется</text:span><text:span text:style-name="T1360"><text:s/></text:span><text:span text:style-name="T1361">в</text:span><text:span text:style-name="T1362"><text:s/></text:span><text:span text:style-name="T1363">особый</text:span><text:span text:style-name="T1364"><text:s/></text:span><text:span text:style-name="T1365">раздел</text:span><text:span text:style-name="T1366"><text:s/></text:span><text:span text:style-name="T1367">истории</text:span><text:span text:style-name="T1368"><text:s/></text:span><text:span text:style-name="T1369">искусства</text:span><text:span text:style-name="T1370">.</text:span></text:p>
      <text:p text:style-name="P14"><text:span text:style-name="T1371"/></text:p>
      <text:p text:style-name="P14"><text:span text:style-name="T1372">Наиболее</text:span><text:span text:style-name="T1373"><text:s/></text:span><text:span text:style-name="T1374">выдающимся</text:span><text:span text:style-name="T1375"><text:s/></text:span><text:span text:style-name="T1376">исследователем</text:span><text:span text:style-name="T1377"><text:s/></text:span><text:span text:style-name="T1378">римских</text:span><text:span text:style-name="T1379"><text:s/></text:span><text:span text:style-name="T1380">христианских</text:span><text:span text:style-name="T1381"><text:s/></text:span><text:span text:style-name="T1382">древностей</text:span><text:span text:style-name="T1383"><text:s/></text:span><text:span text:style-name="T1384">в</text:span><text:span text:style-name="T1385"><text:s/>XIX<text:s/></text:span><text:span text:style-name="T1386">в</text:span><text:span text:style-name="T1387">.<text:s/></text:span><text:span text:style-name="T1388">был</text:span><text:span text:style-name="T1389"><text:s/></text:span><text:span text:style-name="T1390">секретарь</text:span><text:span text:style-name="T1391"><text:s/></text:span><text:span text:style-name="T1392">библиотеки</text:span><text:span text:style-name="T1393"><text:s/></text:span><text:span text:style-name="T1394">и</text:span><text:span text:style-name="T1395"><text:s/></text:span><text:span text:style-name="T1396">создатель</text:span><text:span text:style-name="T1397"><text:s/></text:span><text:span text:style-name="T1398">римской</text:span><text:span text:style-name="T1399"><text:s/></text:span><text:span text:style-name="T1400">школы</text:span><text:span text:style-name="T1401"><text:s/>-<text:s/></text:span><text:span text:style-name="T1402">Джованни</text:span><text:span text:style-name="T1403">-</text:span><text:span text:style-name="T1404">Баттиста</text:span><text:span text:style-name="T1405"><text:s/></text:span><text:span text:style-name="T1406">де</text:span><text:span text:style-name="T1407"><text:s/></text:span><text:span text:style-name="T1408">Росси</text:span><text:span text:style-name="T1409">,<text:s/></text:span><text:span text:style-name="T1410">составивший</text:span><text:span text:style-name="T1411"><text:s/></text:span><text:span text:style-name="T1412">своюс</text:span><text:span text:style-name="T1413">обственную</text:span><text:span text:style-name="T1414"><text:s/></text:span><text:span text:style-name="T1415">программу</text:span><text:span text:style-name="T1416"><text:s/></text:span><text:span text:style-name="T1417">изучения</text:span><text:span text:style-name="T1418"><text:s/></text:span><text:span text:style-name="T1419">христ</text:span><text:span text:style-name="T1420">.<text:s/></text:span><text:span text:style-name="T1421">древностей</text:span><text:span text:style-name="T1422"><text:s/></text:span><text:span text:style-name="T1423">и</text:span><text:span text:style-name="T1424"><text:s/></text:span><text:span text:style-name="T1425">издания</text:span><text:span text:style-name="T1426"><text:s/></text:span><text:span text:style-name="T1427">надписей</text:span><text:span text:style-name="T1428">.</text:span></text:p>
      <text:p text:style-name="P14"><text:span text:style-name="T1429">расширил</text:span><text:span text:style-name="T1430"><text:s/></text:span><text:span text:style-name="T1431">его</text:span><text:span text:style-name="T1432"><text:s/></text:span><text:span text:style-name="T1433">методы</text:span><text:span text:style-name="T1434">.<text:s/></text:span><text:span text:style-name="T1435">Подобно</text:span><text:span text:style-name="T1436"><text:s/></text:span><text:span text:style-name="T1437">своему</text:span><text:span text:style-name="T1438"><text:s/></text:span><text:span text:style-name="T1439">учителю</text:span><text:span text:style-name="T1440">,<text:s/></text:span><text:span text:style-name="T1441">прежде</text:span><text:span text:style-name="T1442"><text:s/></text:span><text:span text:style-name="T1443">чем</text:span><text:span text:style-name="T1444"><text:s/></text:span><text:span text:style-name="T1445">приступить</text:span><text:span text:style-name="T1446"><text:s/></text:span><text:span text:style-name="T1447">к</text:span><text:span text:style-name="T1448"><text:s/></text:span><text:span text:style-name="T1449">изучению</text:span><text:span text:style-name="T1450"><text:s/></text:span><text:span text:style-name="T1451">самих</text:span><text:span text:style-name="T1452"><text:s/></text:span><text:span text:style-name="T1453">катакомб</text:span><text:span text:style-name="T1454">,<text:s/></text:span><text:span text:style-name="T1455">знакомился</text:span><text:span text:style-name="T1456"><text:s/></text:span><text:span text:style-name="T1457">с</text:span><text:span text:style-name="T1458"><text:s/></text:span><text:span text:style-name="T1459">различными</text:span><text:span text:style-name="T1460"><text:s/></text:span><text:span text:style-name="T1461">документами</text:span><text:span text:style-name="T1462">:<text:s/></text:span><text:span text:style-name="T1463">деяния</text:span><text:span text:style-name="T1464"><text:s/></text:span><text:span text:style-name="T1465">мучеников</text:span><text:span text:style-name="T1466">,<text:s/></text:span><text:span text:style-name="T1467">в</text:span><text:span text:style-name="T1468"><text:s/></text:span><text:span text:style-name="T1469">жизнеописании</text:span><text:span text:style-name="T1470"><text:s/></text:span><text:span text:style-name="T1471">пап</text:span><text:span text:style-name="T1472">,<text:s/></text:span><text:span text:style-name="T1473">особенно</text:span><text:span text:style-name="T1474"><text:s/></text:span><text:span text:style-name="T1475">путеводителям</text:span><text:span text:style-name="T1476"><text:s/></text:span><text:span text:style-name="T1477">по</text:span><text:span text:style-name="T1478"><text:s/></text:span><text:span text:style-name="T1479">святым</text:span><text:span text:style-name="T1480"><text:s/></text:span><text:span text:style-name="T1481">местам</text:span><text:span text:style-name="T1482"><text:s/></text:span><text:span text:style-name="T1483">рима</text:span><text:span text:style-name="T1484">,<text:s/></text:span><text:span text:style-name="T1485">богатых</text:span><text:span text:style-name="T1486"><text:s/></text:span><text:span text:style-name="T1487">сведениями</text:span><text:span text:style-name="T1488"><text:s/></text:span><text:span text:style-name="T1489">о</text:span><text:span text:style-name="T1490"><text:s/></text:span><text:span text:style-name="T1491">топографическом</text:span><text:span text:style-name="T1492"><text:s/></text:span><text:span text:style-name="T1493">положении</text:span><text:span text:style-name="T1494"><text:s/></text:span><text:span text:style-name="T1495">катакомб</text:span><text:span text:style-name="T1496">..<text:s/></text:span><text:span text:style-name="T1497">изучал</text:span><text:span text:style-name="T1498"><text:s/></text:span><text:span text:style-name="T1499">катакомбы</text:span><text:span text:style-name="T1500">,<text:s/></text:span><text:span text:style-name="T1501">снимал</text:span><text:span text:style-name="T1502"><text:s/></text:span><text:span text:style-name="T1503">их</text:span><text:span text:style-name="T1504"><text:s/></text:span><text:span text:style-name="T1505">планы</text:span><text:span text:style-name="T1506">,<text:s/></text:span><text:span text:style-name="T1507">а</text:span><text:span text:style-name="T1508"><text:s/></text:span><text:span text:style-name="T1509">затем</text:span><text:span text:style-name="T1510"><text:s/></text:span><text:span text:style-name="T1511">переходил</text:span><text:span text:style-name="T1512"><text:s/></text:span><text:span text:style-name="T1513">к</text:span><text:span text:style-name="T1514"><text:s/></text:span><text:span text:style-name="T1515">памятникам</text:span><text:span text:style-name="T1516">.</text:span></text:p>
      <text:p text:style-name="P14"><text:span text:style-name="T1517">Последние</text:span><text:span text:style-name="T1518">,<text:s/></text:span><text:span text:style-name="T1519">в</text:span><text:span text:style-name="T1520"><text:s/></text:span><text:span text:style-name="T1521">виде</text:span><text:span text:style-name="T1522"><text:s/></text:span><text:span text:style-name="T1523">фресок</text:span><text:span text:style-name="T1524">,<text:s/></text:span><text:span text:style-name="T1525">саркофагов</text:span><text:span text:style-name="T1526">,<text:s/></text:span><text:span text:style-name="T1527">надписей</text:span><text:span text:style-name="T1528"><text:s/></text:span><text:span text:style-name="T1529">—<text:s/></text:span><text:span text:style-name="T1530">после</text:span><text:span text:style-name="T1531"><text:s/></text:span><text:span text:style-name="T1532">этого</text:span><text:span text:style-name="T1533"><text:s/></text:span><text:span text:style-name="T1534">изучения</text:span><text:span text:style-name="T1535"><text:s/></text:span><text:span text:style-name="T1536">самого</text:span><text:span text:style-name="T1537"><text:s/></text:span><text:span text:style-name="T1538">места</text:span><text:span text:style-name="T1539">,<text:s/></text:span><text:span text:style-name="T1540">где</text:span><text:span text:style-name="T1541"><text:s/></text:span><text:span text:style-name="T1542">они</text:span><text:span text:style-name="T1543"><text:s/></text:span><text:span text:style-name="T1544">найдены</text:span><text:span text:style-name="T1545">,<text:s/></text:span><text:span text:style-name="T1546">приобретают</text:span><text:span text:style-name="T1547"><text:s/></text:span><text:span text:style-name="T1548">для</text:span><text:span text:style-name="T1549"><text:s/></text:span><text:span text:style-name="T1550">нас</text:span><text:span text:style-name="T1551"><text:s/></text:span><text:span text:style-name="T1552">весьма</text:span><text:span text:style-name="T1553"><text:s/></text:span><text:span text:style-name="T1554">важное</text:span><text:span text:style-name="T1555"><text:s/></text:span><text:span text:style-name="T1556">значение</text:span><text:span text:style-name="T1557">.<text:s text:c="2"/></text:span><text:span text:style-name="T1558">с</text:span><text:span text:style-name="T1559">.10.<text:s/></text:span><text:span text:style-name="T1560">Устанавливается</text:span><text:span text:style-name="T1561"><text:s/></text:span><text:span text:style-name="T1562">связь</text:span><text:span text:style-name="T1563"><text:s/></text:span><text:span text:style-name="T1564">между</text:span><text:span text:style-name="T1565"><text:s/></text:span><text:span text:style-name="T1566">местом</text:span><text:span text:style-name="T1567"><text:s/></text:span><text:span text:style-name="T1568">и</text:span><text:span text:style-name="T1569"><text:s/></text:span><text:span text:style-name="T1570">памятником</text:span><text:span text:style-name="T1571">.<text:s/></text:span><text:span text:style-name="T1572">Метод</text:span><text:span text:style-name="T1573"><text:s/></text:span><text:span text:style-name="T1574">росси</text:span><text:span text:style-name="T1575">.<text:s text:c="2"/></text:span><text:span text:style-name="T1576">с</text:span><text:span text:style-name="T1577">.11</text:span></text:p>
      <text:p text:style-name="P14"><text:span text:style-name="T1578"/></text:p>
      <text:p text:style-name="P14"><text:span text:style-name="T1579">посвятив</text:span><text:span text:style-name="T1580"><text:s/></text:span><text:span text:style-name="T1581">себя</text:span><text:span text:style-name="T1582"><text:s/></text:span><text:span text:style-name="T1583">изучению</text:span><text:span text:style-name="T1584"><text:s/></text:span><text:span text:style-name="T1585">христианских</text:span><text:span text:style-name="T1586"><text:s/></text:span><text:span text:style-name="T1587">древностей</text:span><text:span text:style-name="T1588">,<text:s/></text:span><text:span text:style-name="T1589">де</text:span><text:span text:style-name="T1590"><text:s/></text:span><text:span text:style-name="T1591">россии</text:span><text:span text:style-name="T1592"><text:s/></text:span><text:span text:style-name="T1593">не</text:span><text:span text:style-name="T1594"><text:s/></text:span><text:span text:style-name="T1595">ограничился</text:span><text:span text:style-name="T1596"><text:s/></text:span><text:span text:style-name="T1597">занятиями</text:span><text:span text:style-name="T1598"><text:s/></text:span><text:span text:style-name="T1599">в</text:span><text:span text:style-name="T1600"><text:s/></text:span><text:span text:style-name="T1601">одном</text:span><text:span text:style-name="T1602"><text:s/></text:span><text:span text:style-name="T1603">лишь</text:span><text:span text:style-name="T1604"><text:s/></text:span><text:span text:style-name="T1605">риме</text:span><text:span text:style-name="T1606">.<text:s/></text:span><text:span text:style-name="T1607">Он</text:span><text:span text:style-name="T1608"><text:s/></text:span><text:span text:style-name="T1609">предпринимал</text:span><text:span text:style-name="T1610"><text:s/></text:span><text:span text:style-name="T1611">время</text:span><text:span text:style-name="T1612"><text:s/></text:span><text:span text:style-name="T1613">от</text:span><text:span text:style-name="T1614"><text:s/></text:span><text:span text:style-name="T1615">времени</text:span><text:span text:style-name="T1616"><text:s/></text:span><text:span text:style-name="T1617">научные</text:span><text:span text:style-name="T1618"><text:s/></text:span><text:span text:style-name="T1619">поездки</text:span><text:span text:style-name="T1620"><text:s/></text:span><text:span text:style-name="T1621">по</text:span><text:span text:style-name="T1622"><text:s/></text:span><text:span text:style-name="T1623">италии</text:span><text:span text:style-name="T1624"><text:s/></text:span><text:span text:style-name="T1625">и</text:span><text:span text:style-name="T1626"><text:s/></text:span><text:span text:style-name="T1627">за</text:span><text:span text:style-name="T1628"><text:s/></text:span><text:span text:style-name="T1629">границу</text:span><text:span text:style-name="T1630">.<text:s/></text:span><text:span text:style-name="T1631">В</text:span><text:span text:style-name="T1632"><text:s/>1844-1850<text:s/></text:span><text:span text:style-name="T1633">он</text:span><text:span text:style-name="T1634"><text:s/></text:span><text:span text:style-name="T1635">посещает</text:span><text:span text:style-name="T1636"><text:s/></text:span><text:span text:style-name="T1637">вместе</text:span><text:span text:style-name="T1638"><text:s/></text:span><text:span text:style-name="T1639">с</text:span><text:span text:style-name="T1640"><text:s/></text:span><text:span text:style-name="T1641">родителями</text:span><text:span text:style-name="T1642"><text:s/></text:span><text:span text:style-name="T1643">лациум</text:span><text:span text:style-name="T1644">,<text:s/></text:span><text:span text:style-name="T1645">затем</text:span><text:span text:style-name="T1646"><text:s/></text:span><text:span text:style-name="T1647">на</text:span><text:span text:style-name="T1648"><text:s/></text:span><text:span text:style-name="T1649">юге</text:span><text:span text:style-name="T1650"><text:s/></text:span><text:span text:style-name="T1651">неаполь</text:span><text:span text:style-name="T1652">,<text:s/></text:span><text:span text:style-name="T1653">помпею</text:span><text:span text:style-name="T1654">..<text:s/></text:span><text:span text:style-name="T1655">а</text:span><text:span text:style-name="T1656"><text:s/></text:span><text:span text:style-name="T1657">в</text:span><text:span text:style-name="T1658"><text:s/>1853<text:s/></text:span><text:span text:style-name="T1659">тоскану</text:span><text:span text:style-name="T1660">,<text:s/></text:span><text:span text:style-name="T1661">романью</text:span><text:span text:style-name="T1662">,<text:s/></text:span><text:span text:style-name="T1663">ломбардию</text:span><text:span text:style-name="T1664">,<text:s/></text:span><text:span text:style-name="T1665">венецию</text:span><text:span text:style-name="T1666">.<text:s/></text:span><text:span text:style-name="T1667">с</text:span><text:span text:style-name="T1668">.34</text:span></text:p>
      <text:p text:style-name="P14"><text:span text:style-name="T1669">Главная</text:span><text:span text:style-name="T1670"><text:s/></text:span><text:span text:style-name="T1671">заслуга</text:span><text:span text:style-name="T1672"><text:s/></text:span><text:span text:style-name="T1673">де</text:span><text:span text:style-name="T1674"><text:s/></text:span><text:span text:style-name="T1675">Росси</text:span><text:span text:style-name="T1676"><text:s/></text:span><text:span text:style-name="T1677">состоит</text:span><text:span text:style-name="T1678"><text:s/></text:span><text:span text:style-name="T1679">не</text:span><text:span text:style-name="T1680"><text:s/></text:span><text:span text:style-name="T1681">только</text:span><text:span text:style-name="T1682"><text:s/></text:span><text:span text:style-name="T1683">в</text:span><text:span text:style-name="T1684"><text:s/></text:span><text:span text:style-name="T1685">окрытии</text:span><text:span text:style-name="T1686"><text:s/></text:span><text:span text:style-name="T1687">катакомб</text:span><text:span text:style-name="T1688">,<text:s/></text:span><text:span text:style-name="T1689">но</text:span><text:span text:style-name="T1690"><text:s/></text:span><text:span text:style-name="T1691">и</text:span><text:span text:style-name="T1692"><text:s/></text:span><text:span text:style-name="T1693">в</text:span><text:span text:style-name="T1694"><text:s/></text:span><text:span text:style-name="T1695">строго</text:span><text:span text:style-name="T1696"><text:s/></text:span><text:span text:style-name="T1697">научном</text:span><text:span text:style-name="T1698"><text:s/></text:span><text:span text:style-name="T1699">изучении</text:span><text:span text:style-name="T1700"><text:s/></text:span><text:span text:style-name="T1701">их</text:span><text:span text:style-name="T1702">,<text:s/></text:span><text:span text:style-name="T1703">в</text:span><text:span text:style-name="T1704"><text:s/></text:span><text:span text:style-name="T1705">установлении</text:span><text:span text:style-name="T1706"><text:s text:c="2"/></text:span><text:span text:style-name="T1707">широкого</text:span><text:span text:style-name="T1708"><text:s/></text:span><text:span text:style-name="T1709">научного</text:span><text:span text:style-name="T1710"><text:s/></text:span><text:span text:style-name="T1711">метода</text:span><text:span text:style-name="T1712">,<text:s/></text:span><text:span text:style-name="T1713">соединяющего</text:span><text:span text:style-name="T1714"><text:s/></text:span><text:span text:style-name="T1715">в</text:span><text:span text:style-name="T1716"><text:s/></text:span><text:span text:style-name="T1717">себе</text:span><text:span text:style-name="T1718"><text:s/></text:span><text:span text:style-name="T1719">филологическую</text:span><text:span text:style-name="T1720"><text:s/></text:span><text:span text:style-name="T1721">критику</text:span><text:span text:style-name="T1722"><text:s/></text:span><text:span text:style-name="T1723">и</text:span><text:span text:style-name="T1724"><text:s/></text:span><text:span text:style-name="T1725">художественно</text:span><text:span text:style-name="T1726">-</text:span><text:span text:style-name="T1727">исторический</text:span><text:span text:style-name="T1728"><text:s/></text:span><text:span text:style-name="T1729">анализ</text:span><text:span text:style-name="T1730"><text:s/></text:span><text:span text:style-name="T1731">памятника</text:span><text:span text:style-name="T1732">.<text:s/></text:span><text:span text:style-name="T1733">Т</text:span><text:span text:style-name="T1734">.</text:span><text:span text:style-name="T1735">е</text:span><text:span text:style-name="T1736">.<text:s/></text:span><text:span text:style-name="T1737">в</text:span><text:span text:style-name="T1738"><text:s/></text:span><text:span text:style-name="T1739">данном</text:span><text:span text:style-name="T1740"><text:s/></text:span><text:span text:style-name="T1741">случае</text:span><text:span text:style-name="T1742"><text:s/></text:span><text:span text:style-name="T1743">мы</text:span><text:span text:style-name="T1744"><text:s/></text:span><text:span text:style-name="T1745">или</text:span><text:span text:style-name="T1746"><text:s/></text:span><text:span text:style-name="T1747">совмещение</text:span><text:span text:style-name="T1748"><text:s/></text:span><text:span text:style-name="T1749">археологии</text:span><text:span text:style-name="T1750"><text:s/></text:span><text:span text:style-name="T1751">и</text:span><text:span text:style-name="T1752"><text:s/></text:span><text:span text:style-name="T1753">истории</text:span><text:span text:style-name="T1754"><text:s/></text:span><text:span text:style-name="T1755">искусства</text:span><text:span text:style-name="T1756">.<text:s/></text:span><text:span text:style-name="T1757">С</text:span><text:span text:style-name="T1758">.3-4.</text:span></text:p>
      <text:p text:style-name="P14"><text:span text:style-name="T1759">к</text:span><text:span text:style-name="T1760">-</text:span><text:span text:style-name="T1761">рый</text:span><text:span text:style-name="T1762"><text:s/></text:span><text:span text:style-name="T1763">иВатикана</text:span><text:span text:style-name="T1764"><text:s/></text:span><text:span text:style-name="T1765">дентифицировал</text:span><text:span text:style-name="T1766"><text:s/></text:span><text:span text:style-name="T1767">серию</text:span><text:span text:style-name="T1768"><text:s/></text:span><text:span text:style-name="T1769">плит</text:span><text:span text:style-name="T1770">,<text:s/></text:span><text:span text:style-name="T1771">установленных</text:span><text:span text:style-name="T1772"><text:s/></text:span><text:span text:style-name="T1773">папой</text:span><text:span text:style-name="T1774"><text:s/></text:span><text:span text:style-name="T1775">Дамасом</text:span><text:span text:style-name="T1776"><text:s/>(366-384),<text:s/></text:span><text:span text:style-name="T1777">и</text:span><text:span text:style-name="T1778"><text:s/></text:span><text:span text:style-name="T1779">открыл</text:span><text:span text:style-name="T1780"><text:s/></text:span><text:span text:style-name="T1781">гробницы</text:span><text:span text:style-name="T1782"><text:s/></text:span><text:span text:style-name="T1783">епископов</text:span><text:span text:style-name="T1784"><text:s/>III<text:s/></text:span><text:span text:style-name="T1785">в</text:span><text:span text:style-name="T1786">.<text:s/></text:span><text:span text:style-name="T1787">в</text:span><text:span text:style-name="T1788"><text:s/></text:span><text:span text:style-name="T1789">катакомбах</text:span><text:span text:style-name="T1790"><text:s/></text:span><text:a xlink:href="http://www.pravenc.ru/text/Каллиста.html"><text:span text:style-name="T1794">Каллиста</text:span></text:a><text:span text:style-name="T1795">.<text:s/></text:span><text:span text:style-name="T1796">Было</text:span><text:span text:style-name="T1797"><text:s/></text:span><text:span text:style-name="T1798">доказано</text:span><text:span text:style-name="T1799">,<text:s/></text:span><text:span text:style-name="T1800">что</text:span><text:span text:style-name="T1801"><text:s/></text:span><text:span text:style-name="T1802">катакомбы</text:span><text:span text:style-name="T1803"><text:s/></text:span><text:span text:style-name="T1804">не</text:span><text:span text:style-name="T1805"><text:s/></text:span><text:span text:style-name="T1806">являлись</text:span><text:span text:style-name="T1807"><text:s/></text:span><text:span text:style-name="T1808">тайными</text:span><text:span text:style-name="T1809"><text:s/></text:span><text:span text:style-name="T1810">убежищами</text:span><text:span text:style-name="T1811"><text:s/></text:span><text:span text:style-name="T1812">христиан</text:span><text:span text:style-name="T1813"><text:s/></text:span><text:span text:style-name="T1814">от</text:span><text:span text:style-name="T1815"><text:s/></text:span><text:span text:style-name="T1816">преследований</text:span><text:span text:style-name="T1817">;<text:s/></text:span><text:span text:style-name="T1818">работы</text:span><text:span text:style-name="T1819"><text:s/></text:span><text:span text:style-name="T1820">Де</text:span><text:span text:style-name="T1821"><text:s/></text:span><text:span text:style-name="T1822">Росси</text:span><text:span text:style-name="T1823"><text:s/></text:span><text:span text:style-name="T1824">по</text:span><text:span text:style-name="T1825"><text:s/></text:span><text:span text:style-name="T1826">изучению</text:span><text:span text:style-name="T1827"><text:s/></text:span><text:span text:style-name="T1828">катакомб</text:span><text:span text:style-name="T1829"><text:s/></text:span><text:span text:style-name="T1830">продолжили</text:span><text:span text:style-name="T1831"><text:s/></text:span><text:span text:style-name="T1832">его</text:span><text:span text:style-name="T1833"><text:s/></text:span><text:span text:style-name="T1834">ученики</text:span><text:span text:style-name="T1835"><text:s/>(</text:span><text:span text:style-name="T1836">Э</text:span><text:span text:style-name="T1837">.<text:s/></text:span><text:span text:style-name="T1838">Стевенсон</text:span><text:span text:style-name="T1839">,<text:s/></text:span><text:span text:style-name="T1840">О</text:span><text:span text:style-name="T1841">.<text:s/></text:span><text:a xlink:href="http://www.pravenc.ru/text/Марукки.html"><text:span text:style-name="T1845">Марукки</text:span></text:a><text:span text:style-name="T1846">,<text:s/></text:span><text:span text:style-name="T1847">Й</text:span><text:span text:style-name="T1848">.<text:s/></text:span><text:a xlink:href="http://www.pravenc.ru/text/Вильперт.html"><text:span text:style-name="T1852">Вильперт</text:span></text:a><text:span text:style-name="T1853">,<text:s/></text:span><text:span text:style-name="T1854">Э</text:span><text:span text:style-name="T1855">.<text:s/></text:span><text:span text:style-name="T1856">Йоси</text:span><text:span text:style-name="T1857">).<text:s/></text:span><text:span text:style-name="T1858">Де</text:span><text:span text:style-name="T1859"><text:s/></text:span><text:span text:style-name="T1860">Росси</text:span><text:span text:style-name="T1861"><text:s/></text:span><text:span text:style-name="T1862">основал</text:span><text:span text:style-name="T1863"><text:s/></text:span><text:span text:style-name="T1864">Об</text:span><text:span text:style-name="T1865">-</text:span><text:span text:style-name="T1866">во</text:span><text:span text:style-name="T1867"><text:s/></text:span><text:span text:style-name="T1868">христ</text:span><text:span text:style-name="T1869">.<text:s/></text:span><text:span text:style-name="T1870">археологии</text:span><text:span text:style-name="T1871"><text:s/>(1875-1877),<text:s/></text:span><text:span text:style-name="T1872">издавал</text:span><text:span text:style-name="T1873"><text:s/>«</text:span><text:span text:style-name="T1874">Бюллетень</text:span><text:span text:style-name="T1875"><text:s/></text:span><text:span text:style-name="T1876">христианской</text:span><text:span text:style-name="T1877"><text:s/></text:span><text:span text:style-name="T1878">археологии</text:span><text:span text:style-name="T1879">»,<text:s/></text:span><text:span text:style-name="T1880">читал</text:span><text:span text:style-name="T1881"><text:s/></text:span><text:span text:style-name="T1882">публичные</text:span><text:span text:style-name="T1883"><text:s/></text:span><text:span text:style-name="T1884">лекции</text:span><text:span text:style-name="T1885">,<text:s/></text:span><text:span text:style-name="T1886">был</text:span><text:span text:style-name="T1887"><text:s/></text:span><text:span text:style-name="T1888">инициатором</text:span><text:span text:style-name="T1889"><text:s/></text:span><text:span text:style-name="T1890">международных</text:span><text:span text:style-name="T1891"><text:s/></text:span><text:span text:style-name="T1892">конгрессов</text:span><text:span text:style-name="T1893"><text:s/></text:span><text:span text:style-name="T1894">христ</text:span><text:span text:style-name="T1895">.<text:s/></text:span><text:span text:style-name="T1896">археологии</text:span><text:span text:style-name="T1897">.</text:span></text:p>
      <text:p text:style-name="P14"><text:span text:style-name="T1898"/></text:p>
      <text:p text:style-name="P14"><text:span text:style-name="T1899">Его</text:span><text:span text:style-name="T1900"><text:s/></text:span><text:span text:style-name="T1901">труды</text:span><text:span text:style-name="T1902"><text:s/></text:span><text:span text:style-name="T1903">оказали</text:span><text:span text:style-name="T1904"><text:s/></text:span><text:span text:style-name="T1905">формирующее</text:span><text:span text:style-name="T1906"><text:s/></text:span><text:span text:style-name="T1907">воздействие</text:span><text:span text:style-name="T1908"><text:s/></text:span><text:span text:style-name="T1909">на</text:span><text:span text:style-name="T1910"><text:s/></text:span><text:span text:style-name="T1911">становление</text:span><text:span text:style-name="T1912"><text:s/></text:span><text:span text:style-name="T1913">А</text:span><text:span text:style-name="T1914">.<text:s/></text:span><text:span text:style-name="T1915">х</text:span><text:span text:style-name="T1916">.<text:s/></text:span><text:span text:style-name="T1917">как</text:span><text:span text:style-name="T1918"><text:s/></text:span><text:span text:style-name="T1919">науки</text:span><text:span text:style-name="T1920">,<text:s/></text:span><text:span text:style-name="T1921">к</text:span><text:span text:style-name="T1922">-</text:span><text:span text:style-name="T1923">рая</text:span><text:span text:style-name="T1924"><text:s/></text:span><text:span text:style-name="T1925">нашла</text:span><text:span text:style-name="T1926"><text:s/></text:span><text:span text:style-name="T1927">своих</text:span><text:span text:style-name="T1928"><text:s/></text:span><text:span text:style-name="T1929">приверженцев</text:span><text:span text:style-name="T1930"><text:s/></text:span><text:span text:style-name="T1931">в</text:span><text:span text:style-name="T1932"><text:s/></text:span><text:span text:style-name="T1933">Европе</text:span><text:span text:style-name="T1934"><text:s/>(</text:span><text:span text:style-name="T1935">Ф</text:span><text:span text:style-name="T1936">.<text:s/></text:span><text:span text:style-name="T1937">К</text:span><text:span text:style-name="T1938">.<text:s/></text:span><text:span text:style-name="T1939">Краус</text:span><text:span text:style-name="T1940"><text:s/>-<text:s/></text:span><text:span text:style-name="T1941">в</text:span><text:span text:style-name="T1942"><text:s/></text:span><text:span text:style-name="T1943">Германии</text:span><text:span text:style-name="T1944">,<text:s/></text:span><text:span text:style-name="T1945">Ф</text:span><text:span text:style-name="T1946">.<text:s/></text:span><text:span text:style-name="T1947">Булич</text:span><text:span text:style-name="T1948"><text:s/>-<text:s/></text:span><text:span text:style-name="T1949">в</text:span><text:span text:style-name="T1950"><text:s/></text:span><text:span text:style-name="T1951">Австро</text:span><text:span text:style-name="T1952">-</text:span><text:span text:style-name="T1953">Венгрии</text:span><text:span text:style-name="T1954">,<text:s/></text:span><text:span text:style-name="T1955">Э</text:span><text:span text:style-name="T1956">.<text:s/></text:span><text:span text:style-name="T1957">Ф</text:span><text:span text:style-name="T1958">.<text:s/></text:span><text:a xlink:href="http://www.pravenc.ru/text/Леблан.html"><text:span text:style-name="T1962">Леблан</text:span></text:a><text:span text:style-name="T1963">,<text:s/></text:span><text:span text:style-name="T1964">С</text:span><text:span text:style-name="T1965">.<text:s/></text:span><text:span text:style-name="T1966">Гзелль</text:span><text:span text:style-name="T1967">,<text:s/></text:span><text:span text:style-name="T1968">П</text:span><text:span text:style-name="T1969">.<text:s/></text:span><text:span text:style-name="T1970">Делаттр</text:span><text:span text:style-name="T1971"><text:s/>-<text:s/></text:span><text:span text:style-name="T1972">во</text:span><text:span text:style-name="T1973"><text:s/></text:span><text:span text:style-name="T1974">Франции</text:span><text:span text:style-name="T1975">)<text:s/></text:span><text:span text:style-name="T1976">и</text:span><text:span text:style-name="T1977"><text:s/></text:span><text:span text:style-name="T1978">России</text:span><text:span text:style-name="T1979"><text:s/>(</text:span><text:span text:style-name="T1980">Ф</text:span><text:span text:style-name="T1981">.<text:s/></text:span><text:span text:style-name="T1982">И</text:span><text:span text:style-name="T1983">.<text:s/></text:span><text:a xlink:href="http://www.pravenc.ru/text/Буслаев.html"><text:span text:style-name="T1987">Буслаев</text:span></text:a><text:span text:style-name="T1988">,<text:s/></text:span><text:span text:style-name="T1989">А</text:span><text:span text:style-name="T1990">.<text:s/></text:span><text:span text:style-name="T1991">П</text:span><text:span text:style-name="T1992">.<text:s/></text:span><text:span text:style-name="T1993">Голубцов</text:span><text:span text:style-name="T1994">,<text:s/></text:span><text:span text:style-name="T1995">Н</text:span><text:span text:style-name="T1996">.<text:s/></text:span><text:span text:style-name="T1997">П</text:span><text:span text:style-name="T1998">.<text:s/></text:span><text:span text:style-name="T1999">Кондаков</text:span><text:span text:style-name="T2000">,<text:s/></text:span><text:span text:style-name="T2001">Н</text:span><text:span text:style-name="T2002">.<text:s/></text:span><text:span text:style-name="T2003">В</text:span><text:span text:style-name="T2004">.<text:s/></text:span><text:a xlink:href="http://www.pravenc.ru/text/Покровский.html"><text:span text:style-name="T2008">Покровский</text:span></text:a><text:span text:style-name="T2009">,<text:s/></text:span><text:span text:style-name="T2010">А</text:span><text:span text:style-name="T2011">.<text:s/></text:span><text:span text:style-name="T2012">С</text:span><text:span text:style-name="T2013">.<text:s/></text:span><text:span text:style-name="T2014">Уваров</text:span><text:span text:style-name="T2015">,<text:s/></text:span><text:span text:style-name="T2016">Н</text:span><text:span text:style-name="T2017">.<text:s/></text:span><text:span text:style-name="T2018">П</text:span><text:span text:style-name="T2019">.<text:s/></text:span><text:a xlink:href="http://www.pravenc.ru/text/Лихачёв.html"><text:span text:style-name="T2023">Лихачёв</text:span></text:a><text:span text:style-name="T2024">),<text:s/></text:span><text:span text:style-name="T2025">отдельные</text:span><text:span text:style-name="T2026"><text:s/></text:span><text:span text:style-name="T2027">исследовательские</text:span><text:span text:style-name="T2028"><text:s/></text:span><text:span text:style-name="T2029">проекты</text:span><text:span text:style-name="T2030"><text:s/></text:span><text:span text:style-name="T2031">де</text:span><text:span text:style-name="T2032"><text:s/></text:span><text:span text:style-name="T2033">Росси</text:span><text:span text:style-name="T2034"><text:s/></text:span><text:span text:style-name="T2035">жизнеспособны</text:span><text:span text:style-name="T2036"><text:s/></text:span><text:span text:style-name="T2037">и</text:span><text:span text:style-name="T2038"><text:s/></text:span><text:span text:style-name="T2039">в</text:span><text:span text:style-name="T2040"><text:s/></text:span><text:span text:style-name="T2041">наст</text:span><text:span text:style-name="T2042">.<text:s/></text:span><text:span text:style-name="T2043">время</text:span><text:span text:style-name="T2044">.</text:span></text:p>
      <text:p text:style-name="P15"><text:span text:style-name="T2045"/></text:p>
      <text:p text:style-name="P16"><text:span text:style-name="T2045"/></text:p>
      <text:p text:style-name="P16"><text:span text:style-name="T2045"/></text:p>
      <text:p text:style-name="P16"><text:span text:style-name="T2045"/></text:p>
      <text:p text:style-name="P16"><text:span text:style-name="T2045"/></text:p>
      <text:p text:style-name="P16"><text:span text:style-name="T2045"/></text:p>
      <text:p text:style-name="P16"><text:span text:style-name="T2045"/></text:p>
      <text:p text:style-name="P16"><text:span text:style-name="T2045"/></text:p>
      <text:p text:style-name="P16"><text:span text:style-name="T2045"/></text:p>
      <text:p text:style-name="P16"><text:span text:style-name="T2045"/></text:p>
      <text:p text:style-name="P16"><text:span text:style-name="T2046">1.5.<text:s/></text:span><text:span text:style-name="T2047">Интерес</text:span><text:span text:style-name="T2048"><text:s/></text:span><text:span text:style-name="T2049">к</text:span><text:span text:style-name="T2050"><text:s/></text:span><text:span text:style-name="T2051">христианской</text:span><text:span text:style-name="T2052"><text:s/></text:span><text:span text:style-name="T2053">археологии</text:span><text:span text:style-name="T2054"><text:s/></text:span><text:span text:style-name="T2055">в</text:span><text:span text:style-name="T2056"><text:s/></text:span><text:span text:style-name="T2057">России</text:span></text:p>
      <text:p text:style-name="P16"><text:span text:style-name="T2058"/></text:p>
      <text:p text:style-name="P16"><text:span text:style-name="T2059">ознакомил</text:span><text:span text:style-name="T2060"><text:s/></text:span><text:span text:style-name="T2061">россию</text:span><text:span text:style-name="T2062"><text:s/></text:span><text:span text:style-name="T2063">с</text:span><text:span text:style-name="T2064"><text:s/></text:span><text:span text:style-name="T2065">трудами</text:span><text:span text:style-name="T2066"><text:s/></text:span><text:span text:style-name="T2067">Бозио</text:span><text:span text:style-name="T2068"><text:s/></text:span><text:span text:style-name="T2069">—<text:s/></text:span><text:span text:style-name="T2070">епископ</text:span><text:span text:style-name="T2071"><text:s/></text:span><text:span text:style-name="T2072">парфирий</text:span></text:p>
      <text:p text:style-name="P16"><text:span text:style-name="T2073">В</text:span><text:span text:style-name="T2074"><text:s/>XIX<text:s/></text:span><text:span text:style-name="T2075">начали</text:span><text:span text:style-name="T2076"><text:s/></text:span><text:span text:style-name="T2077">формироваться</text:span><text:span text:style-name="T2078"><text:s/></text:span><text:span text:style-name="T2079">и</text:span><text:span text:style-name="T2080"><text:s/></text:span><text:span text:style-name="T2081">такие</text:span><text:span text:style-name="T2082"><text:s/></text:span><text:span text:style-name="T2083">отрасли</text:span><text:span text:style-name="T2084"><text:s/></text:span><text:span text:style-name="T2085">науки</text:span><text:span text:style-name="T2086">,<text:s/></text:span><text:span text:style-name="T2087">как</text:span><text:span text:style-name="T2088"><text:s/></text:span><text:span text:style-name="T2089">реставрация</text:span><text:span text:style-name="T2090"><text:s/>(</text:span><text:span text:style-name="T2091">работы</text:span><text:span text:style-name="T2092"><text:s/></text:span><text:span text:style-name="T2093">Э</text:span><text:span text:style-name="T2094">.</text:span><text:span text:style-name="T2095">Виолле</text:span><text:span text:style-name="T2096"><text:s/></text:span><text:span text:style-name="T2097">ле</text:span><text:span text:style-name="T2098"><text:s/></text:span><text:span text:style-name="T2099">Дюка</text:span><text:span text:style-name="T2100">,<text:s/></text:span><text:span text:style-name="T2101">известного</text:span><text:span text:style-name="T2102"><text:s/></text:span><text:span text:style-name="T2103">теоретика</text:span><text:span text:style-name="T2104"><text:s/></text:span><text:span text:style-name="T2105">архитектуры</text:span><text:span text:style-name="T2106">,<text:s/></text:span><text:span text:style-name="T2107">по</text:span><text:span text:style-name="T2108"><text:s/></text:span><text:span text:style-name="T2109">реставрации</text:span><text:span text:style-name="T2110"><text:s/></text:span><text:span text:style-name="T2111">собора</text:span><text:span text:style-name="T2112"><text:s/></text:span><text:span text:style-name="T2113">Парижской</text:span><text:span text:style-name="T2114"><text:s/></text:span><text:span text:style-name="T2115">Богоматери</text:span><text:span text:style-name="T2116">,<text:s/></text:span><text:span text:style-name="T2117">завершение</text:span><text:span text:style-name="T2118"><text:s/></text:span><text:span text:style-name="T2119">недостроенного</text:span><text:span text:style-name="T2120"><text:s/></text:span><text:span text:style-name="T2121">в</text:span><text:span text:style-name="T2122"><text:s/></text:span><text:span text:style-name="T2123">Средние</text:span><text:span text:style-name="T2124"><text:s/></text:span><text:span text:style-name="T2125">века</text:span><text:span text:style-name="T2126"><text:s/></text:span><text:span text:style-name="T2127">Кёльнского</text:span><text:span text:style-name="T2128"><text:s/></text:span><text:span text:style-name="T2129">собора</text:span><text:span text:style-name="T2130">),<text:s/></text:span><text:span text:style-name="T2131">а</text:span><text:span text:style-name="T2132"><text:s/></text:span><text:span text:style-name="T2133">также</text:span><text:span text:style-name="T2134"><text:s/></text:span><text:span text:style-name="T2135">искусствоведение</text:span><text:span text:style-name="T2136"><text:s/></text:span><text:span text:style-name="T2137">как</text:span><text:span text:style-name="T2138"><text:s/></text:span><text:span text:style-name="T2139">история</text:span><text:span text:style-name="T2140"><text:s/></text:span><text:span text:style-name="T2141">и</text:span><text:span text:style-name="T2142"><text:s/></text:span><text:span text:style-name="T2143">теория</text:span><text:span text:style-name="T2144"><text:s/></text:span><text:span text:style-name="T2145">искусства</text:span><text:span text:style-name="T2146"><text:s/>(</text:span><text:span text:style-name="T2147">Г</text:span><text:span text:style-name="T2148">.</text:span><text:span text:style-name="T2149">Вёльфлин</text:span><text:span text:style-name="T2150">).</text:span></text:p>
      <text:p text:style-name="P16"><text:span text:style-name="T2151">В</text:span><text:span text:style-name="T2152"><text:s/></text:span><text:span text:style-name="T2153">православном</text:span><text:span text:style-name="T2154"><text:s/></text:span><text:span text:style-name="T2155">мире</text:span><text:span text:style-name="T2156"><text:s/></text:span><text:span text:style-name="T2157">сформировалась</text:span><text:span text:style-name="T2158"><text:s/></text:span><text:span text:style-name="T2159">несколько</text:span><text:span text:style-name="T2160"><text:s/></text:span><text:span text:style-name="T2161">отличная</text:span><text:span text:style-name="T2162"><text:s/></text:span><text:span text:style-name="T2163">отрасль</text:span><text:span text:style-name="T2164"><text:s/></text:span><text:span text:style-name="T2165">научного</text:span><text:span text:style-name="T2166"><text:s/></text:span><text:span text:style-name="T2167">знания</text:span><text:span text:style-name="T2168"><text:s/>-<text:s/></text:span><text:span text:style-name="T2169">“церковная</text:span><text:span text:style-name="T2170"><text:s/></text:span><text:span text:style-name="T2171">археология”</text:span><text:span text:style-name="T2172">,<text:s/></text:span><text:span text:style-name="T2173">фактически</text:span><text:span text:style-name="T2174"><text:s/></text:span><text:span text:style-name="T2175">ставшая</text:span><text:span text:style-name="T2176"><text:s/></text:span><text:span text:style-name="T2177">историей</text:span><text:span text:style-name="T2178"><text:s/></text:span><text:span text:style-name="T2179">христианского</text:span><text:span text:style-name="T2180"><text:s/></text:span><text:span text:style-name="T2181">искусства</text:span><text:span text:style-name="T2182"><text:s/>(</text:span><text:span text:style-name="T2183">архитектуры</text:span><text:span text:style-name="T2184">,<text:s/></text:span><text:span text:style-name="T2185">живописи</text:span><text:span text:style-name="T2186">,<text:s/></text:span><text:span text:style-name="T2187">скульптуры</text:span><text:span text:style-name="T2188">,<text:s/></text:span><text:span text:style-name="T2189">а</text:span><text:span text:style-name="T2190"><text:s/></text:span><text:span text:style-name="T2191">также</text:span><text:span text:style-name="T2192"><text:s/></text:span><text:span text:style-name="T2193">малых</text:span><text:span text:style-name="T2194"><text:s/></text:span><text:span text:style-name="T2195">форм</text:span><text:span text:style-name="T2196">),<text:s/></text:span><text:span text:style-name="T2197">представленной</text:span><text:span text:style-name="T2198"><text:s/></text:span><text:span text:style-name="T2199">в</text:span><text:span text:style-name="T2200"><text:s/></text:span><text:span text:style-name="T2201">вещественных</text:span><text:span text:style-name="T2202"><text:s/></text:span><text:span text:style-name="T2203">памятниках</text:span><text:span text:style-name="T2204">.<text:s/></text:span><text:span text:style-name="T2205">В</text:span><text:span text:style-name="T2206"><text:s/></text:span><text:span text:style-name="T2207">этом</text:span><text:span text:style-name="T2208"><text:s/></text:span><text:span text:style-name="T2209">огромная</text:span><text:span text:style-name="T2210"><text:s/></text:span><text:span text:style-name="T2211">заслуга</text:span><text:span text:style-name="T2212"><text:s/></text:span><text:span text:style-name="T2213">русских</text:span><text:span text:style-name="T2214"><text:s/></text:span><text:span text:style-name="T2215">учёных</text:span><text:span text:style-name="T2216"><text:s/>XIX-XX<text:s/></text:span><text:span text:style-name="T2217">вв</text:span><text:span text:style-name="T2218">.</text:span></text:p>
      <text:p text:style-name="P16"><text:span text:style-name="T2219"/></text:p>
      <text:p text:style-name="P16"><text:span text:style-name="T2220">После</text:span><text:span text:style-name="T2221"><text:s/></text:span><text:span text:style-name="T2222">длительного</text:span><text:span text:style-name="T2223"><text:s/></text:span><text:span text:style-name="T2224">донаучного</text:span><text:span text:style-name="T2225"><text:s/></text:span><text:span text:style-name="T2226">периода</text:span><text:span text:style-name="T2227">,<text:s/></text:span><text:span text:style-name="T2228">включавшего</text:span><text:span text:style-name="T2229"><text:s/></text:span><text:span text:style-name="T2230">в</text:span><text:span text:style-name="T2231"><text:s/>XVII<text:s/></text:span><text:span text:style-name="T2232">в</text:span><text:span text:style-name="T2233">.<text:s/></text:span><text:span text:style-name="T2234">исследования</text:span><text:span text:style-name="T2235"><text:s/></text:span><text:span text:style-name="T2236">Десятинной</text:span><text:span text:style-name="T2237"><text:s/></text:span><text:span text:style-name="T2238">церкви</text:span><text:span text:style-name="T2239"><text:s/></text:span><text:span text:style-name="T2240">киевским</text:span><text:span text:style-name="T2241"><text:s/></text:span><text:span text:style-name="T2242">митрополитом</text:span><text:span text:style-name="T2243"><text:s/></text:span><text:span text:style-name="T2244">Петром</text:span><text:span text:style-name="T2245"><text:s/></text:span><text:span text:style-name="T2246">Могилой</text:span><text:span text:style-name="T2247"><text:s/></text:span><text:span text:style-name="T2248">или</text:span><text:span text:style-name="T2249"><text:s/></text:span><text:span text:style-name="T2250">внимание</text:span><text:span text:style-name="T2251"><text:s/></text:span><text:span text:style-name="T2252">к</text:span><text:span text:style-name="T2253"><text:s/></text:span><text:span text:style-name="T2254">отеческим</text:span><text:span text:style-name="T2255"><text:s/></text:span><text:span text:style-name="T2256">толкования</text:span><text:span text:style-name="T2257"><text:s/></text:span><text:span text:style-name="T2258">храма</text:span><text:span text:style-name="T2259">,<text:s/></text:span><text:span text:style-name="T2260">собранным</text:span><text:span text:style-name="T2261"><text:s/></text:span><text:span text:style-name="T2262">в</text:span><text:span text:style-name="T2263"><text:s/></text:span><text:span text:style-name="T2264">книге</text:span><text:span text:style-name="T2265"><text:s/></text:span><text:span text:style-name="T2266">“Скрижаль”</text:span><text:span text:style-name="T2267"><text:s/>[29],<text:s/></text:span><text:span text:style-name="T2268">характерное</text:span><text:span text:style-name="T2269"><text:s/></text:span><text:span text:style-name="T2270">для</text:span><text:span text:style-name="T2271"><text:s/></text:span><text:span text:style-name="T2272">Никоновского</text:span><text:span text:style-name="T2273"><text:s/></text:span><text:span text:style-name="T2274">времени</text:span><text:span text:style-name="T2275"><text:s/></text:span><text:span text:style-name="T2276">в</text:span><text:span text:style-name="T2277"><text:s/></text:span><text:span text:style-name="T2278">Москве</text:span><text:span text:style-name="T2279">,<text:s/></text:span><text:span text:style-name="T2280">формирование</text:span><text:span text:style-name="T2281"><text:s/></text:span><text:span text:style-name="T2282">археологии</text:span><text:span text:style-name="T2283"><text:s/></text:span><text:span text:style-name="T2284">начинается</text:span><text:span text:style-name="T2285"><text:s/></text:span><text:span text:style-name="T2286">в</text:span><text:span text:style-name="T2287"><text:s/>XVIII-XIX<text:s/></text:span><text:span text:style-name="T2288">вв</text:span><text:span text:style-name="T2289">.<text:s/></text:span><text:span text:style-name="T2290">Научные</text:span><text:span text:style-name="T2291"><text:s/></text:span><text:span text:style-name="T2292">путешествия</text:span><text:span text:style-name="T2293"><text:s/>XVIII<text:s/></text:span><text:span text:style-name="T2294">в</text:span><text:span text:style-name="T2295">.,<text:s/></text:span><text:span text:style-name="T2296">систематические</text:span><text:span text:style-name="T2297"><text:s/></text:span><text:span text:style-name="T2298">исследования</text:span><text:span text:style-name="T2299"><text:s/></text:span><text:span text:style-name="T2300">древностей</text:span><text:span text:style-name="T2301"><text:s/></text:span><text:span text:style-name="T2302">А</text:span><text:span text:style-name="T2303">.</text:span><text:span text:style-name="T2304">Н</text:span><text:span text:style-name="T2305">.</text:span><text:span text:style-name="T2306">Олениным</text:span><text:span text:style-name="T2307"><text:s/></text:span><text:span text:style-name="T2308">на</text:span><text:span text:style-name="T2309"><text:s/></text:span><text:span text:style-name="T2310">рубеже</text:span><text:span text:style-name="T2311"><text:s/></text:span><text:span text:style-name="T2312">веков</text:span><text:span text:style-name="T2313">,<text:s/></text:span><text:span text:style-name="T2314">раскопки</text:span><text:span text:style-name="T2315"><text:s/></text:span><text:span text:style-name="T2316">фундаментов</text:span><text:span text:style-name="T2317"><text:s/></text:span><text:span text:style-name="T2318">Десятинной</text:span><text:span text:style-name="T2319"><text:s/></text:span><text:span text:style-name="T2320">церкви</text:span><text:span text:style-name="T2321"><text:s/></text:span><text:span text:style-name="T2322">К</text:span><text:span text:style-name="T2323">.</text:span><text:span text:style-name="T2324">А</text:span><text:span text:style-name="T2325">.</text:span><text:span text:style-name="T2326">Лохвицким</text:span><text:span text:style-name="T2327"><text:s/></text:span><text:span text:style-name="T2328">в</text:span><text:span text:style-name="T2329"><text:s/>20-</text:span><text:span text:style-name="T2330">е</text:span><text:span text:style-name="T2331"><text:s/></text:span><text:span text:style-name="T2332">гг</text:span><text:span text:style-name="T2333">. XIX<text:s/></text:span><text:span text:style-name="T2334">в</text:span><text:span text:style-name="T2335">. -<text:s/></text:span><text:span text:style-name="T2336">это</text:span><text:span text:style-name="T2337"><text:s/></text:span><text:span text:style-name="T2338">некоторые</text:span><text:span text:style-name="T2339"><text:s/></text:span><text:span text:style-name="T2340">этапы</text:span><text:span text:style-name="T2341"><text:s/></text:span><text:span text:style-name="T2342">сложения</text:span><text:span text:style-name="T2343"><text:s/></text:span><text:span text:style-name="T2344">будущей</text:span><text:span text:style-name="T2345"><text:s/></text:span><text:span text:style-name="T2346">науки</text:span><text:span text:style-name="T2347">.<text:s/></text:span><text:span text:style-name="T2348">Научный</text:span><text:span text:style-name="T2349"><text:s/></text:span><text:span text:style-name="T2350">характер</text:span><text:span text:style-name="T2351"><text:s/></text:span><text:span text:style-name="T2352">церковно</text:span><text:span text:style-name="T2353">-</text:span><text:span text:style-name="T2354">археологические</text:span><text:span text:style-name="T2355"><text:s/></text:span><text:span text:style-name="T2356">изыскания</text:span><text:span text:style-name="T2357"><text:s/></text:span><text:span text:style-name="T2358">приобретают</text:span><text:span text:style-name="T2359"><text:s/></text:span><text:span text:style-name="T2360">в</text:span><text:span text:style-name="T2361"><text:s/></text:span><text:span text:style-name="T2362">начале</text:span><text:span text:style-name="T2363"><text:s/>XIX<text:s/></text:span><text:span text:style-name="T2364">столетия</text:span><text:span text:style-name="T2365">.<text:s/></text:span><text:span text:style-name="T2366">Первое</text:span><text:span text:style-name="T2367"><text:s/></text:span><text:span text:style-name="T2368">имя</text:span><text:span text:style-name="T2369">,<text:s/></text:span><text:span text:style-name="T2370">которое</text:span><text:span text:style-name="T2371"><text:s/></text:span><text:span text:style-name="T2372">следует</text:span><text:span text:style-name="T2373"><text:s/></text:span><text:span text:style-name="T2374">назвать</text:span><text:span text:style-name="T2375"><text:s/></text:span><text:span text:style-name="T2376">в</text:span><text:span text:style-name="T2377"><text:s/></text:span><text:span text:style-name="T2378">связи</text:span><text:span text:style-name="T2379"><text:s/></text:span><text:span text:style-name="T2380">с</text:span><text:span text:style-name="T2381"><text:s/></text:span><text:span text:style-name="T2382">этим</text:span><text:span text:style-name="T2383"><text:s/>-<text:s/></text:span><text:span text:style-name="T2384">митрополит</text:span><text:span text:style-name="T2385"><text:s/></text:span><text:span text:style-name="T2386">Евгений</text:span><text:span text:style-name="T2387"><text:s/>(</text:span><text:span text:style-name="T2388">Болховитинов</text:span><text:span text:style-name="T2389">, 1767-1837<text:s/></text:span><text:span text:style-name="T2390">гг</text:span><text:span text:style-name="T2391">.),<text:s/></text:span><text:span text:style-name="T2392">известный</text:span><text:span text:style-name="T2393"><text:s/></text:span><text:span text:style-name="T2394">и</text:span><text:span text:style-name="T2395"><text:s/></text:span><text:span text:style-name="T2396">как</text:span><text:span text:style-name="T2397"><text:s/></text:span><text:span text:style-name="T2398">церковный</text:span><text:span text:style-name="T2399"><text:s/></text:span><text:span text:style-name="T2400">историк</text:span><text:span text:style-name="T2401"><text:s/>(</text:span><text:span text:style-name="T2402">он</text:span><text:span text:style-name="T2403"><text:s/></text:span><text:span text:style-name="T2404">же</text:span><text:span text:style-name="T2405"><text:s/></text:span><text:span text:style-name="T2406">и</text:span><text:span text:style-name="T2407"><text:s/></text:span><text:span text:style-name="T2408">организатор</text:span><text:span text:style-name="T2409"><text:s/></text:span><text:span text:style-name="T2410">вышеназванных</text:span><text:span text:style-name="T2411"><text:s/></text:span><text:span text:style-name="T2412">киевских</text:span><text:span text:style-name="T2413"><text:s/></text:span><text:span text:style-name="T2414">раскопок</text:span><text:span text:style-name="T2415">).<text:s/></text:span><text:span text:style-name="T2416">Кафедры</text:span><text:span text:style-name="T2417">,<text:s/></text:span><text:span text:style-name="T2418">последовательно</text:span><text:span text:style-name="T2419"><text:s/></text:span><text:span text:style-name="T2420">занимаемые</text:span><text:span text:style-name="T2421"><text:s/></text:span><text:span text:style-name="T2422">им</text:span><text:span text:style-name="T2423"><text:s/>(</text:span><text:span text:style-name="T2424">Старая</text:span><text:span text:style-name="T2425"><text:s/></text:span><text:span text:style-name="T2426">Русса</text:span><text:span text:style-name="T2427">,<text:s/></text:span><text:span text:style-name="T2428">Псков</text:span><text:span text:style-name="T2429">,<text:s/></text:span><text:span text:style-name="T2430">Киев</text:span><text:span text:style-name="T2431">),<text:s/></text:span><text:span text:style-name="T2432">становились</text:span><text:span text:style-name="T2433"><text:s/></text:span><text:span text:style-name="T2434">хорошим</text:span><text:span text:style-name="T2435"><text:s/></text:span><text:span text:style-name="T2436">поводом</text:span><text:span text:style-name="T2437"><text:s/></text:span><text:span text:style-name="T2438">для</text:span><text:span text:style-name="T2439"><text:s/></text:span><text:span text:style-name="T2440">изучения</text:span><text:span text:style-name="T2441"><text:s/></text:span><text:span text:style-name="T2442">местных</text:span><text:span text:style-name="T2443"><text:s/></text:span><text:span text:style-name="T2444">святынь</text:span><text:span text:style-name="T2445"><text:s/>[259].<text:s/></text:span><text:span text:style-name="T2446">Исследователь</text:span><text:span text:style-name="T2447">,<text:s/></text:span><text:span text:style-name="T2448">можно</text:span><text:span text:style-name="T2449"><text:s/></text:span><text:span text:style-name="T2450">сказать</text:span><text:span text:style-name="T2451">,<text:s/></text:span><text:span text:style-name="T2452">опередил</text:span><text:span text:style-name="T2453"><text:s/></text:span><text:span text:style-name="T2454">свое</text:span><text:span text:style-name="T2455"><text:s/></text:span><text:span text:style-name="T2456">время</text:span><text:span text:style-name="T2457"><text:s/></text:span><text:span text:style-name="T2458">в</text:span><text:span text:style-name="T2459"><text:s/></text:span><text:span text:style-name="T2460">методе</text:span><text:span text:style-name="T2461"><text:s/></text:span><text:span text:style-name="T2462">рассмотрения</text:span><text:span text:style-name="T2463"><text:s/></text:span><text:span text:style-name="T2464">памятников</text:span><text:span text:style-name="T2465"><text:s/></text:span><text:span text:style-name="T2466">древности</text:span><text:span text:style-name="T2467"><text:s/></text:span><text:span text:style-name="T2468">по</text:span><text:span text:style-name="T2469"><text:s/></text:span><text:span text:style-name="T2470">принципу</text:span><text:span text:style-name="T2471"><text:s/></text:span><text:span text:style-name="T2472">“от</text:span><text:span text:style-name="T2473"><text:s/></text:span><text:span text:style-name="T2474">общего</text:span><text:span text:style-name="T2475"><text:s/></text:span><text:span text:style-name="T2476">к</text:span><text:span text:style-name="T2477"><text:s/></text:span><text:span text:style-name="T2478">частному”</text:span><text:span text:style-name="T2479"><text:s/></text:span><text:span text:style-name="T2480">от</text:span><text:span text:style-name="T2481"><text:s/></text:span><text:span text:style-name="T2482">расположения</text:span><text:span text:style-name="T2483"><text:s/></text:span><text:span text:style-name="T2484">храмов</text:span><text:span text:style-name="T2485"><text:s/></text:span><text:span text:style-name="T2486">и</text:span><text:span text:style-name="T2487"><text:s/></text:span><text:span text:style-name="T2488">монастырей</text:span><text:span text:style-name="T2489"><text:s/></text:span><text:span text:style-name="T2490">к</text:span><text:span text:style-name="T2491"><text:s/></text:span><text:span text:style-name="T2492">их</text:span><text:span text:style-name="T2493"><text:s/></text:span><text:span text:style-name="T2494">архитектуре</text:span><text:span text:style-name="T2495"><text:s/></text:span><text:span text:style-name="T2496">и</text:span><text:span text:style-name="T2497"><text:s/></text:span><text:span text:style-name="T2498">затем</text:span><text:span text:style-name="T2499"><text:s/></text:span><text:span text:style-name="T2500">к</text:span><text:span text:style-name="T2501"><text:s/></text:span><text:span text:style-name="T2502">святыням</text:span><text:span text:style-name="T2503">,<text:s/></text:span><text:span text:style-name="T2504">в</text:span><text:span text:style-name="T2505"><text:s/></text:span><text:span text:style-name="T2506">них</text:span><text:span text:style-name="T2507"><text:s/></text:span><text:span text:style-name="T2508">находящимся</text:span><text:span text:style-name="T2509">.<text:s/></text:span><text:span text:style-name="T2510">Другое</text:span><text:span text:style-name="T2511"><text:s/></text:span><text:span text:style-name="T2512">имя</text:span><text:span text:style-name="T2513"><text:s/>-<text:s/></text:span><text:span text:style-name="T2514">епископ</text:span><text:span text:style-name="T2515"><text:s/></text:span><text:span text:style-name="T2516">Порфирий</text:span><text:span text:style-name="T2517"><text:s/>(</text:span><text:span text:style-name="T2518">Успенский</text:span><text:span text:style-name="T2519">, 1804-1885<text:s/></text:span><text:span text:style-name="T2520">гг</text:span><text:span text:style-name="T2521">.),<text:s/></text:span><text:span text:style-name="T2522">путешественник</text:span><text:span text:style-name="T2523"><text:s/></text:span><text:span text:style-name="T2524">по</text:span><text:span text:style-name="T2525"><text:s/></text:span><text:span text:style-name="T2526">Ближнему</text:span><text:span text:style-name="T2527"><text:s/></text:span><text:span text:style-name="T2528">Востоку</text:span><text:span text:style-name="T2529"><text:s/></text:span><text:span text:style-name="T2530">и</text:span><text:span text:style-name="T2531"><text:s/></text:span><text:span text:style-name="T2532">коллекционер</text:span><text:span text:style-name="T2533">,<text:s/></text:span><text:span text:style-name="T2534">открывший</text:span><text:span text:style-name="T2535"><text:s/></text:span><text:span text:style-name="T2536">в</text:span><text:span text:style-name="T2537"><text:s/></text:span><text:span text:style-name="T2538">Екатерининском</text:span><text:span text:style-name="T2539"><text:s/></text:span><text:span text:style-name="T2540">монастыре</text:span><text:span text:style-name="T2541"><text:s/></text:span><text:span text:style-name="T2542">на</text:span><text:span text:style-name="T2543"><text:s/></text:span><text:span text:style-name="T2544">Синае</text:span><text:span text:style-name="T2545"><text:s/></text:span><text:span text:style-name="T2546">как</text:span><text:span text:style-name="T2547"><text:s/></text:span><text:span text:style-name="T2548">ценнейшие</text:span><text:span text:style-name="T2549"><text:s/></text:span><text:span text:style-name="T2550">рукописи</text:span><text:span text:style-name="T2551">,<text:s/></text:span><text:span text:style-name="T2552">так</text:span><text:span text:style-name="T2553"><text:s/></text:span><text:span text:style-name="T2554">и</text:span><text:span text:style-name="T2555"><text:s/></text:span><text:span text:style-name="T2556">ранневизантийские</text:span><text:span text:style-name="T2557"><text:s/></text:span><text:span text:style-name="T2558">энкаустические</text:span><text:span text:style-name="T2559"><text:s/></text:span><text:span text:style-name="T2560">иконы</text:span><text:span text:style-name="T2561">.<text:s/></text:span><text:span text:style-name="T2562">Ряд</text:span><text:span text:style-name="T2563"><text:s/></text:span><text:span text:style-name="T2564">петербургских</text:span><text:span text:style-name="T2565"><text:s/></text:span><text:span text:style-name="T2566">и</text:span><text:span text:style-name="T2567"><text:s/></text:span><text:span text:style-name="T2568">московских</text:span><text:span text:style-name="T2569"><text:s/></text:span><text:span text:style-name="T2570">профессоров</text:span><text:span text:style-name="T2571"><text:s/></text:span><text:span text:style-name="T2572">Духовных</text:span><text:span text:style-name="T2573"><text:s/></text:span><text:span text:style-name="T2574">Академий</text:span><text:span text:style-name="T2575">,<text:s/></text:span><text:span text:style-name="T2576">занимавшихся</text:span><text:span text:style-name="T2577"><text:s/></text:span><text:span text:style-name="T2578">историко</text:span><text:span text:style-name="T2579">-</text:span><text:span text:style-name="T2580">церковными</text:span><text:span text:style-name="T2581"><text:s/></text:span><text:span text:style-name="T2582">и</text:span><text:span text:style-name="T2583"><text:s/></text:span><text:span text:style-name="T2584">литургическими</text:span><text:span text:style-name="T2585"><text:s/></text:span><text:span text:style-name="T2586">вопросами</text:span><text:span text:style-name="T2587">,<text:s/></text:span><text:span text:style-name="T2588">касались</text:span><text:span text:style-name="T2589"><text:s/></text:span><text:span text:style-name="T2590">и</text:span><text:span text:style-name="T2591"><text:s/></text:span><text:span text:style-name="T2592">тематики</text:span><text:span text:style-name="T2593">,<text:s/></text:span><text:span text:style-name="T2594">связанной</text:span><text:span text:style-name="T2595"><text:s/></text:span><text:span text:style-name="T2596">с</text:span><text:span text:style-name="T2597"><text:s/></text:span><text:span text:style-name="T2598">памятниками</text:span><text:span text:style-name="T2599"><text:s/></text:span><text:span text:style-name="T2600">церковных</text:span><text:span text:style-name="T2601"><text:s/></text:span><text:span text:style-name="T2602">древностей</text:span><text:span text:style-name="T2603"><text:s/>-<text:s/></text:span><text:span text:style-name="T2604">это</text:span><text:span text:style-name="T2605"><text:s/></text:span><text:span text:style-name="T2606">Е</text:span><text:span text:style-name="T2607">.</text:span><text:span text:style-name="T2608">Е</text:span><text:span text:style-name="T2609">.</text:span><text:span text:style-name="T2610">Голубинский</text:span><text:span text:style-name="T2611"><text:s/>[116],<text:s/></text:span><text:span text:style-name="T2612">А</text:span><text:span text:style-name="T2613">.</text:span><text:span text:style-name="T2614">А</text:span><text:span text:style-name="T2615">.</text:span><text:span text:style-name="T2616">Катанский</text:span><text:span text:style-name="T2617">,<text:s/></text:span><text:span text:style-name="T2618">И</text:span><text:span text:style-name="T2619">.</text:span><text:span text:style-name="T2620">Д</text:span><text:span text:style-name="T2621">.</text:span><text:span text:style-name="T2622">Мансветов</text:span><text:span text:style-name="T2623">,<text:s/></text:span><text:span text:style-name="T2624">более</text:span><text:span text:style-name="T2625"><text:s/></text:span><text:span text:style-name="T2626">систематично</text:span><text:span text:style-name="T2627"><text:s/></text:span><text:span text:style-name="T2628">Н</text:span><text:span text:style-name="T2629">.</text:span><text:span text:style-name="T2630">Ф</text:span><text:span text:style-name="T2631">.</text:span><text:span text:style-name="T2632">Красносельцев</text:span><text:span text:style-name="T2633">[75],<text:s/></text:span><text:span text:style-name="T2634">А</text:span><text:span text:style-name="T2635">.</text:span><text:span text:style-name="T2636">П</text:span><text:span text:style-name="T2637">.</text:span><text:span text:style-name="T2638">Голубцов</text:span><text:span text:style-name="T2639"><text:s/>[38],<text:s/></text:span><text:span text:style-name="T2640">а</text:span><text:span text:style-name="T2641"><text:s/></text:span><text:span text:style-name="T2642">также</text:span><text:span text:style-name="T2643"><text:s/></text:span><text:span text:style-name="T2644">архиепископ</text:span><text:span text:style-name="T2645"><text:s/></text:span><text:span text:style-name="T2646">Макарий</text:span><text:span text:style-name="T2647"><text:s/>(</text:span><text:span text:style-name="T2648">Миролюбов</text:span><text:span text:style-name="T2649">).<text:s/></text:span><text:span text:style-name="T2650">Особое</text:span><text:span text:style-name="T2651"><text:s/></text:span><text:span text:style-name="T2652">место</text:span><text:span text:style-name="T2653"><text:s/></text:span><text:span text:style-name="T2654">среди</text:span><text:span text:style-name="T2655"><text:s/></text:span><text:span text:style-name="T2656">этих</text:span><text:span text:style-name="T2657"><text:s/></text:span><text:span text:style-name="T2658">учёных</text:span><text:span text:style-name="T2659"><text:s/></text:span><text:span text:style-name="T2660">принадлежит</text:span><text:span text:style-name="T2661"><text:s/></text:span><text:span text:style-name="T2662">Николаю</text:span><text:span text:style-name="T2663"><text:s/></text:span><text:span text:style-name="T2664">Васильевичу</text:span><text:span text:style-name="T2665"><text:s/></text:span><text:span text:style-name="T2666">Покровскому</text:span><text:span text:style-name="T2667"><text:s/>(1848-1917<text:s/></text:span><text:span text:style-name="T2668">гг</text:span><text:span text:style-name="T2669">.),<text:s/></text:span><text:span text:style-name="T2670">около</text:span><text:span text:style-name="T2671"><text:s/></text:span><text:span text:style-name="T2672">полувека</text:span><text:span text:style-name="T2673"><text:s/></text:span><text:span text:style-name="T2674">прослужившего</text:span><text:span text:style-name="T2675"><text:s/></text:span><text:span text:style-name="T2676">в</text:span><text:span text:style-name="T2677"><text:s/></text:span><text:span text:style-name="T2678">С</text:span><text:span text:style-name="T2679">.-</text:span><text:span text:style-name="T2680">Петербургской</text:span><text:span text:style-name="T2681"><text:s/></text:span><text:span text:style-name="T2682">Духовной</text:span><text:span text:style-name="T2683"><text:s/></text:span><text:span text:style-name="T2684">Академии</text:span><text:span text:style-name="T2685"><text:s/>[49,135,206-209,255-258].</text:span></text:p>
      <text:p text:style-name="P16"><text:span text:style-name="T2686"/></text:p>
      <text:p text:style-name="P16"><text:span text:style-name="T2686"/></text:p>
      <text:p text:style-name="P16"><text:span text:style-name="T2686"/></text:p>
      <text:p text:style-name="P16"><text:span text:style-name="T2686"/></text:p>
      <text:p text:style-name="P16"><text:span text:style-name="T2686"/></text:p>
      <text:p text:style-name="P16"><text:span text:style-name="T2686"/></text:p>
      <text:p text:style-name="P16"><text:span text:style-name="T2687">Главные</text:span><text:span text:style-name="T2688"><text:s/></text:span><text:span text:style-name="T2689">достижения</text:span><text:span text:style-name="T2690"><text:s/></text:span><text:span text:style-name="T2691">дореволюционной</text:span><text:span text:style-name="T2692"><text:s/></text:span><text:span text:style-name="T2693">церковной</text:span><text:span text:style-name="T2694"><text:s/></text:span><text:span text:style-name="T2695">археологии</text:span><text:span text:style-name="T2696"><text:s/></text:span><text:span text:style-name="T2697">связаны</text:span><text:span text:style-name="T2698"><text:s/></text:span><text:span text:style-name="T2699">с</text:span><text:span text:style-name="T2700"><text:s/></text:span><text:span text:style-name="T2701">Историей</text:span><text:span text:style-name="T2702"><text:s/></text:span><text:span text:style-name="T2703">Литургии</text:span><text:span text:style-name="T2704"><text:s/></text:span><text:span text:style-name="T2705">и</text:span><text:span text:style-name="T2706"><text:s/></text:span><text:span text:style-name="T2707">иконографией</text:span><text:span text:style-name="T2708">.<text:s/></text:span><text:span text:style-name="T2709">Труды</text:span><text:span text:style-name="T2710"><text:s/></text:span><text:span text:style-name="T2711">П</text:span><text:span text:style-name="T2712">.</text:span><text:span text:style-name="T2713">Д</text:span><text:span text:style-name="T2714">.<text:s/></text:span><text:span text:style-name="T2715">Мансветова</text:span><text:span text:style-name="T2716">,<text:s/></text:span><text:span text:style-name="T2717">А</text:span><text:span text:style-name="T2718">.</text:span><text:span text:style-name="T2719">А</text:span><text:span text:style-name="T2720">.</text:span><text:span text:style-name="T2721">Дмитриевского</text:span><text:span text:style-name="T2722">,<text:s/></text:span><text:span text:style-name="T2723">Н</text:span><text:span text:style-name="T2724">.</text:span><text:span text:style-name="T2725">В</text:span><text:span text:style-name="T2726">.<text:s/></text:span><text:span text:style-name="T2727">Покровского</text:span><text:span text:style-name="T2728">,<text:s/></text:span><text:span text:style-name="T2729">А</text:span><text:span text:style-name="T2730">.</text:span><text:span text:style-name="T2731">П</text:span><text:span text:style-name="T2732">.</text:span><text:span text:style-name="T2733">Голубцова</text:span><text:span text:style-name="T2734">,<text:s/></text:span><text:span text:style-name="T2735">Е</text:span><text:span text:style-name="T2736">.</text:span><text:span text:style-name="T2737">Е</text:span><text:span text:style-name="T2738">.<text:s/></text:span><text:span text:style-name="T2739">Голубинского</text:span><text:span text:style-name="T2740"><text:s/></text:span><text:span text:style-name="T2741">важны</text:span><text:span text:style-name="T2742"><text:s/></text:span><text:span text:style-name="T2743">и</text:span><text:span text:style-name="T2744"><text:s/></text:span><text:span text:style-name="T2745">сейчас</text:span><text:span text:style-name="T2746">.<text:s/></text:span><text:span text:style-name="T2747">В</text:span><text:span text:style-name="T2748"><text:s/></text:span><text:span text:style-name="T2749">то</text:span><text:span text:style-name="T2750"><text:s/></text:span><text:span text:style-name="T2751">же</text:span><text:span text:style-name="T2752"><text:s/></text:span><text:span text:style-name="T2753">время</text:span><text:span text:style-name="T2754"><text:s/></text:span><text:span text:style-name="T2755">церковная</text:span><text:span text:style-name="T2756"><text:s/></text:span><text:span text:style-name="T2757">археология</text:span><text:span text:style-name="T2758"><text:s/></text:span><text:span text:style-name="T2759">всегда</text:span><text:span text:style-name="T2760"><text:s/></text:span><text:span text:style-name="T2761">широко</text:span><text:span text:style-name="T2762"><text:s/></text:span><text:span text:style-name="T2763">обращалась</text:span><text:span text:style-name="T2764"><text:s/></text:span><text:span text:style-name="T2765">к</text:span><text:span text:style-name="T2766"><text:s/></text:span><text:span text:style-name="T2767">проблемам</text:span><text:span text:style-name="T2768"><text:s/></text:span><text:span text:style-name="T2769">христианской</text:span><text:span text:style-name="T2770"><text:s/></text:span><text:span text:style-name="T2771">античности</text:span><text:span text:style-name="T2772">.<text:s/></text:span><text:span text:style-name="T2773">Это</text:span><text:span text:style-name="T2774"><text:s/></text:span><text:span text:style-name="T2775">касается</text:span><text:span text:style-name="T2776">,<text:s/></text:span><text:span text:style-name="T2777">в</text:span><text:span text:style-name="T2778"><text:s/></text:span><text:span text:style-name="T2779">частности</text:span><text:span text:style-name="T2780">,<text:s/></text:span><text:span text:style-name="T2781">лекционного</text:span><text:span text:style-name="T2782"><text:s/></text:span><text:span text:style-name="T2783">курса</text:span><text:span text:style-name="T2784"><text:s/></text:span><text:span text:style-name="T2785">по</text:span><text:span text:style-name="T2786"><text:s/></text:span><text:span text:style-name="T2787">церковной</text:span><text:span text:style-name="T2788"><text:s/></text:span><text:span text:style-name="T2789">археологии</text:span><text:span text:style-name="T2790"><text:s/></text:span><text:span text:style-name="T2791">А</text:span><text:span text:style-name="T2792">.</text:span><text:span text:style-name="T2793">П</text:span><text:span text:style-name="T2794">.<text:s/></text:span><text:span text:style-name="T2795">Голубцова</text:span><text:span text:style-name="T2796">.<text:s/></text:span><text:span text:style-name="T2797">Или</text:span><text:span text:style-name="T2798"><text:s/></text:span><text:span text:style-name="T2799">другой</text:span><text:span text:style-name="T2800"><text:s/></text:span><text:span text:style-name="T2801">пример</text:span><text:span text:style-name="T2802">:<text:s/></text:span><text:span text:style-name="T2803">еп</text:span><text:span text:style-name="T2804">.<text:s/></text:span><text:span text:style-name="T2805">Порфирий</text:span><text:span text:style-name="T2806"><text:s/></text:span><text:span text:style-name="T2807">Успенский</text:span><text:span text:style-name="T2808">,<text:s/></text:span><text:span text:style-name="T2809">посетив</text:span><text:span text:style-name="T2810"><text:s/></text:span><text:span text:style-name="T2811">некоторые</text:span><text:span text:style-name="T2812"><text:s/></text:span><text:span text:style-name="T2813">катакомбы</text:span><text:span text:style-name="T2814"><text:s/></text:span><text:span text:style-name="T2815">Рима</text:span><text:span text:style-name="T2816">,<text:s/></text:span><text:span text:style-name="T2817">довольно</text:span><text:span text:style-name="T2818"><text:s/></text:span><text:span text:style-name="T2819">Подробно</text:span><text:span text:style-name="T2820"><text:s/></text:span><text:span text:style-name="T2821">ознакомил</text:span><text:span text:style-name="T2822"><text:s/></text:span><text:span text:style-name="T2823">Русского</text:span><text:span text:style-name="T2824"><text:s/></text:span><text:span text:style-name="T2825">читателя</text:span><text:span text:style-name="T2826"><text:s/></text:span><text:span text:style-name="T2827">с</text:span><text:span text:style-name="T2828"><text:s/></text:span><text:span text:style-name="T2829">трудами</text:span><text:span text:style-name="T2830"><text:s/></text:span><text:span text:style-name="T2831">Дж</text:span><text:span text:style-name="T2832">.</text:span><text:span text:style-name="T2833">Б</text:span><text:span text:style-name="T2834">.<text:s/></text:span><text:span text:style-name="T2835">де</text:span><text:span text:style-name="T2836"><text:s/></text:span><text:span text:style-name="T2837">Росси</text:span><text:span text:style-name="T2838"><text:s/></text:span><text:span text:style-name="T2839">о</text:span><text:span text:style-name="T2840"><text:s/></text:span><text:span text:style-name="T2841">римских</text:span><text:span text:style-name="T2842"><text:s/></text:span><text:span text:style-name="T2843">катакомбах</text:span><text:span text:style-name="T2844">,<text:s/></text:span><text:span text:style-name="T2845">которые</text:span><text:span text:style-name="T2846"><text:s/></text:span><text:span text:style-name="T2847">и</text:span><text:span text:style-name="T2848"><text:s/></text:span><text:span text:style-name="T2849">по</text:span><text:span text:style-name="T2850"><text:s/></text:span><text:span text:style-name="T2851">сей</text:span><text:span text:style-name="T2852"><text:s/></text:span><text:span text:style-name="T2853">день</text:span><text:span text:style-name="T2854"><text:s/></text:span><text:span text:style-name="T2855">не</text:span><text:span text:style-name="T2856"><text:s/></text:span><text:span text:style-name="T2857">утратили</text:span><text:span text:style-name="T2858"><text:s/></text:span><text:span text:style-name="T2859">своего</text:span><text:span text:style-name="T2860"><text:s/></text:span><text:span text:style-name="T2861">значения</text:span><text:span text:style-name="T2862">.<text:s/></text:span><text:a xlink:href="http://www.portal-credo.ru/site/?act=lib&amp;id=1274"><text:span text:style-name="T2863">http://www.portal-credo.ru/site/?act=lib&amp;id=1274</text:span></text:a><text:span text:style-name="T2864"/></text:p>
      <text:p text:style-name="P16"><text:span text:style-name="T2865"/></text:p>
      <text:p text:style-name="P16"><text:span text:style-name="T2865"/></text:p>
      <text:p text:style-name="P16"><text:span text:style-name="T2865"/></text:p>
      <text:p text:style-name="P16"><text:span text:style-name="T2866">Интерес</text:span><text:span text:style-name="T2867"><text:s/></text:span><text:span text:style-name="T2868">к</text:span><text:span text:style-name="T2869"><text:s/></text:span><text:span text:style-name="T2870">древностям</text:span><text:span text:style-name="T2871"><text:s/></text:span><text:span text:style-name="T2872">пробудился</text:span><text:span text:style-name="T2873"><text:s/></text:span><text:span text:style-name="T2874">в</text:span><text:span text:style-name="T2875"><text:s/></text:span><text:span text:style-name="T2876">России</text:span><text:span text:style-name="T2877"><text:s/></text:span><text:span text:style-name="T2878">еще</text:span><text:span text:style-name="T2879"><text:s/></text:span><text:span text:style-name="T2880">в</text:span><text:span text:style-name="T2881"><text:s/></text:span><text:span text:style-name="T2882">петровскую</text:span><text:span text:style-name="T2883"><text:s/></text:span><text:span text:style-name="T2884">эпоху</text:span><text:span text:style-name="T2885">.<text:s/></text:span><text:span text:style-name="T2886">Собирание</text:span><text:span text:style-name="T2887"><text:s/></text:span><text:span text:style-name="T2888">коллекций</text:span><text:span text:style-name="T2889">,<text:s/></text:span><text:span text:style-name="T2890">активные</text:span><text:span text:style-name="T2891"><text:s/></text:span><text:span text:style-name="T2892">раскопки</text:span><text:span text:style-name="T2893">,<text:s/></text:span><text:span text:style-name="T2894">специальные</text:span><text:span text:style-name="T2895"><text:s/></text:span><text:span text:style-name="T2896">исследования</text:span><text:span text:style-name="T2897"><text:s/></text:span><text:span text:style-name="T2898">способствовали</text:span><text:span text:style-name="T2899"><text:s/></text:span><text:span text:style-name="T2900">формированию</text:span><text:span text:style-name="T2901"><text:s/></text:span><text:span text:style-name="T2902">археологии</text:span><text:span text:style-name="T2903"><text:s/></text:span><text:span text:style-name="T2904">как</text:span><text:span text:style-name="T2905"><text:s/></text:span><text:span text:style-name="T2906">научной</text:span><text:span text:style-name="T2907"><text:s/></text:span><text:span text:style-name="T2908">дисциплины</text:span><text:span text:style-name="T2909"><text:s/></text:span><text:span text:style-name="T2910">в</text:span><text:span text:style-name="T2911"><text:s/>XIX </text:span><text:span text:style-name="T2912">веке</text:span><text:span text:style-name="T2913">.</text:span></text:p>
      <text:p text:style-name="P17"><text:span text:style-name="T2914"/></text:p>
      <text:p text:style-name="P17"><text:span text:style-name="T2914"/></text:p>
      <text:p text:style-name="P18"><text:span text:style-name="T2915">Со</text:span><text:span text:style-name="T2916"><text:s/></text:span><text:span text:style-name="T2917">второй</text:span><text:span text:style-name="T2918"><text:s/></text:span><text:span text:style-name="T2919">половины</text:span><text:span text:style-name="T2920"><text:s/></text:span><text:span text:style-name="T2921">IV<text:s/></text:span><text:span text:style-name="T2922">века</text:span><text:span text:style-name="T2923"><text:s/></text:span><text:span text:style-name="T2924">ведутся</text:span><text:span text:style-name="T2925"><text:s/></text:span><text:span text:style-name="T2926">раскопки</text:span><text:span text:style-name="T2927"><text:s/></text:span><text:span text:style-name="T2928">с</text:span><text:span text:style-name="T2929"><text:s/></text:span><text:span text:style-name="T2930">целью</text:span><text:span text:style-name="T2931"><text:s/></text:span><text:span text:style-name="T2932">обретения</text:span><text:span text:style-name="T2933"><text:s/></text:span><text:span text:style-name="T2934">мощей</text:span><text:span text:style-name="T2935"><text:s/></text:span><text:span text:style-name="T2936">святых</text:span><text:span text:style-name="T2937"><text:s/></text:span><text:span text:style-name="T2938">и</text:span><text:span text:style-name="T2939"><text:s/></text:span><text:span text:style-name="T2940">других</text:span><text:span text:style-name="T2941"><text:s/></text:span><text:span text:style-name="T2942">реликвий</text:span><text:span text:style-name="T2943">.<text:s/></text:span><text:span text:style-name="T2944">Особое</text:span><text:span text:style-name="T2945"><text:s/></text:span><text:span text:style-name="T2946">развитие</text:span><text:span text:style-name="T2947"><text:s/></text:span><text:span text:style-name="T2948">эта</text:span><text:span text:style-name="T2949"><text:s/></text:span><text:span text:style-name="T2950">традиция</text:span><text:span text:style-name="T2951"><text:s/></text:span><text:span text:style-name="T2952">получила</text:span><text:span text:style-name="T2953"><text:s/></text:span><text:span text:style-name="T2954">во</text:span><text:span text:style-name="T2955"><text:s/></text:span><text:span text:style-name="T2956">времена</text:span><text:span text:style-name="T2957"><text:s/></text:span><text:span text:style-name="T2958">Средневековья</text:span><text:span text:style-name="T2959">.</text:span></text:p>
      <text:p text:style-name="P19"><text:span text:style-name="T2960"/></text:p>
      <text:p text:style-name="P19"><text:span text:style-name="T2961">Еще</text:span><text:span text:style-name="T2962"><text:s/></text:span><text:span text:style-name="T2963">не</text:span><text:span text:style-name="T2964"><text:s/></text:span><text:span text:style-name="T2965">обретя</text:span><text:span text:style-name="T2966"><text:s text:c="2"/>(</text:span><text:span text:style-name="T2967">Не</text:span><text:span text:style-name="T2968"><text:s/></text:span><text:span text:style-name="T2969">сразу</text:span><text:span text:style-name="T2970"><text:s/></text:span><text:span text:style-name="T2971">приобретя</text:span><text:span text:style-name="T2972">)<text:s/></text:span><text:span text:style-name="T2973">научный</text:span><text:span text:style-name="T2974"><text:s/></text:span><text:span text:style-name="T2975">характер</text:span><text:span text:style-name="T2976">,<text:s/></text:span><text:span text:style-name="T2977">интерес</text:span><text:span text:style-name="T2978"><text:s/></text:span><text:span text:style-name="T2979">к</text:span><text:span text:style-name="T2980"><text:s/></text:span><text:span text:style-name="T2981">памятникам</text:span><text:span text:style-name="T2982"><text:s/></text:span><text:span text:style-name="T2983">нашел</text:span><text:span text:style-name="T2984"><text:s/></text:span><text:span text:style-name="T2985">отражение</text:span><text:span text:style-name="T2986"><text:s/></text:span><text:span text:style-name="T2987">в</text:span><text:span text:style-name="T2988"><text:s/></text:span><text:span text:style-name="T2989">историко</text:span><text:span text:style-name="T2990">-</text:span><text:span text:style-name="T2991">географических</text:span><text:span text:style-name="T2992"><text:s/></text:span><text:span text:style-name="T2993">сводах</text:span><text:span text:style-name="T2994"><text:s/>(«</text:span><text:span text:style-name="T2995">Иудейские</text:span><text:span text:style-name="T2996"><text:s/></text:span><text:span text:style-name="T2997">древности</text:span><text:span text:style-name="T2998">»<text:s/></text:span><text:span text:style-name="T2999">Иосифа</text:span><text:span text:style-name="T3000"><text:s/></text:span><text:span text:style-name="T3001">Флавия</text:span><text:span text:style-name="T3002">, «De situ et nominis locorum hebraicorum»<text:s/></text:span><text:span text:style-name="T3003">блаженного</text:span><text:span text:style-name="T3004"><text:s/></text:span><text:span text:style-name="T3005">Иеронима</text:span><text:span text:style-name="T3006">, «</text:span><text:span text:style-name="T3007">Ономастикон</text:span><text:span text:style-name="T3008">»<text:s/></text:span><text:span text:style-name="T3009">Евсевия</text:span><text:span text:style-name="T3010"><text:s/></text:span><text:span text:style-name="T3011">Кесарийского</text:span><text:span text:style-name="T3012">)<text:s/></text:span><text:span text:style-name="T3013">и</text:span><text:span text:style-name="T3014"><text:s/></text:span><text:span text:style-name="T3015">в</text:span><text:span text:style-name="T3016"><text:s/></text:span><text:span text:style-name="T3017">описаниях</text:span><text:span text:style-name="T3018"><text:s/></text:span><text:span text:style-name="T3019">паломников</text:span><text:span text:style-name="T3020"><text:s/></text:span><text:span text:style-name="T3021">—<text:s/></text:span><text:span text:style-name="T3022">т</text:span><text:span text:style-name="T3023">.</text:span><text:span text:style-name="T3024">н</text:span><text:span text:style-name="T3025">.<text:s/></text:span><text:span text:style-name="T3026">хождениях</text:span><text:span text:style-name="T3027"><text:s/></text:span><text:span text:style-name="T3028">и</text:span><text:span text:style-name="T3029"><text:s/></text:span><text:span text:style-name="T3030">итинерариях</text:span><text:span text:style-name="T3031"><text:s/>(</text:span><text:span text:style-name="T3032">сочинения</text:span><text:span text:style-name="T3033"><text:s/>XII<text:s/></text:span><text:span text:style-name="T3034">века</text:span><text:span text:style-name="T3035"><text:s/></text:span><text:span text:style-name="T3036">путешественников</text:span><text:span text:style-name="T3037"><text:s/></text:span><text:span text:style-name="T3038">по</text:span><text:span text:style-name="T3039"><text:s/></text:span><text:span text:style-name="T3040">Востоку</text:span><text:span text:style-name="T3041"><text:s/></text:span><text:span text:style-name="T3042">испанского</text:span><text:span text:style-name="T3043"><text:s/></text:span><text:span text:style-name="T3044">раввина</text:span><text:span text:style-name="T3045"><text:s/></text:span><text:span text:style-name="T3046">Вениамина</text:span><text:span text:style-name="T3047"><text:s/></text:span><text:span text:style-name="T3048">и</text:span><text:span text:style-name="T3049"><text:s/></text:span><text:span text:style-name="T3050">русского</text:span><text:span text:style-name="T3051"><text:s/></text:span><text:span text:style-name="T3052">игумена</text:span><text:span text:style-name="T3053"><text:s/></text:span><text:span text:style-name="T3054">Даниила</text:span><text:span text:style-name="T3055">,<text:s/></text:span><text:span text:style-name="T3056">хождения</text:span><text:span text:style-name="T3057"><text:s/></text:span><text:span text:style-name="T3058">священноинока</text:span><text:span text:style-name="T3059"><text:s/></text:span><text:span text:style-name="T3060">Варсонофия</text:span><text:span text:style-name="T3061"><text:s/></text:span><text:span text:style-name="T3062">ко</text:span><text:span text:style-name="T3063"><text:s/></text:span><text:span text:style-name="T3064">святому</text:span><text:span text:style-name="T3065"><text:s/></text:span><text:span text:style-name="T3066">граду</text:span><text:span text:style-name="T3067"><text:s/></text:span><text:span text:style-name="T3068">Иерусалиму</text:span><text:span text:style-name="T3069">.<text:s/></text:span><text:span text:style-name="T3070">К</text:span><text:span text:style-name="T3071"><text:s/></text:span><text:span text:style-name="T3072">ним</text:span><text:span text:style-name="T3073"><text:s/></text:span><text:span text:style-name="T3074">же</text:span><text:span text:style-name="T3075"><text:s/></text:span><text:span text:style-name="T3076">относятся</text:span><text:span text:style-name="T3077"><text:s/></text:span><text:span text:style-name="T3078">и</text:span><text:span text:style-name="T3079"><text:s text:c="2"/></text:span><text:span text:style-name="T3080">письменные</text:span><text:span text:style-name="T3081"><text:s/></text:span><text:span text:style-name="T3082">свиетельства</text:span><text:span text:style-name="T3083"><text:s/></text:span><text:span text:style-name="T3084">пилигримов</text:span><text:span text:style-name="T3085"><text:s/></text:span><text:span text:style-name="T3086">—<text:s/></text:span><text:span text:style-name="T3087">католиков</text:span><text:span text:style-name="T3088">,<text:s/></text:span><text:span text:style-name="T3089">прибывших</text:span><text:span text:style-name="T3090"><text:s/></text:span><text:span text:style-name="T3091">в</text:span><text:span text:style-name="T3092"><text:s/></text:span><text:span text:style-name="T3093">Святую</text:span><text:span text:style-name="T3094"><text:s/></text:span><text:span text:style-name="T3095">Землю</text:span><text:span text:style-name="T3096"><text:s/></text:span><text:span text:style-name="T3097">после</text:span><text:span text:style-name="T3098"><text:s/></text:span><text:span text:style-name="T3099">крестоносцев</text:span><text:span text:style-name="T3100">).</text:span></text:p>
      <text:p text:style-name="P19"><text:span text:style-name="T3101"/></text:p>
      <text:p text:style-name="P19"><text:span text:style-name="T3101"/></text:p>
      <text:p text:style-name="P19"><text:span text:style-name="T3102">Интерес</text:span><text:span text:style-name="T3103"><text:s/></text:span><text:span text:style-name="T3104">к</text:span><text:span text:style-name="T3105"><text:s/></text:span><text:span text:style-name="T3106">памятникам</text:span><text:span text:style-name="T3107"><text:s/></text:span><text:span text:style-name="T3108">тех</text:span><text:span text:style-name="T3109"><text:s/></text:span><text:span text:style-name="T3110">событий</text:span><text:span text:style-name="T3111">,<text:s text:c="2"/></text:span><text:span text:style-name="T3112">отмечен</text:span><text:span text:style-name="T3113"><text:s/></text:span><text:span text:style-name="T3114">с</text:span><text:span text:style-name="T3115"><text:s/></text:span><text:span text:style-name="T3116">эпохи</text:span><text:span text:style-name="T3117"><text:s/></text:span><text:span text:style-name="T3118">поздней</text:span><text:span text:style-name="T3119"><text:s/></text:span><text:span text:style-name="T3120">античности</text:span><text:span text:style-name="T3121"><text:s/></text:span><text:span text:style-name="T3122">у</text:span><text:span text:style-name="T3123"><text:s/></text:span><text:span text:style-name="T3124">иудеев</text:span><text:span text:style-name="T3125">,<text:s/></text:span><text:span text:style-name="T3126">христиан</text:span><text:span text:style-name="T3127">,<text:s/></text:span><text:span text:style-name="T3128">а</text:span><text:span text:style-name="T3129"><text:s/></text:span><text:span text:style-name="T3130">по</text:span><text:span text:style-name="T3131"><text:s/></text:span><text:span text:style-name="T3132">возникновении</text:span><text:span text:style-name="T3133"><text:s/></text:span><text:span text:style-name="T3134">ислама</text:span><text:span text:style-name="T3135"><text:s/></text:span><text:span text:style-name="T3136">и</text:span><text:span text:style-name="T3137"><text:s/></text:span><text:span text:style-name="T3138">у</text:span><text:span text:style-name="T3139"><text:s/></text:span><text:span text:style-name="T3140">мусульман</text:span><text:span text:style-name="T3141">.</text:span></text:p>
      <text:p text:style-name="P20"><text:span text:style-name="T3142"/></text:p>
      <text:p text:style-name="P20"><text:span text:style-name="T3142"/></text:p>
      <text:p text:style-name="P20"><text:span text:style-name="T3142"/></text:p>
      <text:p text:style-name="P20"><text:span text:style-name="T3143">Православная</text:span><text:span text:style-name="T3144"><text:s/></text:span><text:span text:style-name="T3145">энциклопедия</text:span></text:p>
      <text:p text:style-name="P20"><text:span text:style-name="T3146"/></text:p>
      <text:p text:style-name="P20"><text:span text:style-name="T3147">Е</text:span><text:span text:style-name="T3148">.</text:span><text:span text:style-name="T3149">к</text:span><text:span text:style-name="T3150">.</text:span><text:span text:style-name="T3151">редин</text:span><text:span text:style-name="T3152">.<text:s/></text:span><text:span text:style-name="T3153">Памяти</text:span><text:span text:style-name="T3154"><text:s/></text:span><text:span text:style-name="T3155">Дж</text:span><text:span text:style-name="T3156">i</text:span><text:span text:style-name="T3157">ованни</text:span><text:span text:style-name="T3158"><text:s/></text:span><text:span text:style-name="T3159">Баттиста</text:span><text:span text:style-name="T3160"><text:s/></text:span><text:span text:style-name="T3161">де</text:span><text:span text:style-name="T3162">-</text:span><text:span text:style-name="T3163">Росси</text:span><text:span text:style-name="T3164">,<text:s/></text:span><text:span text:style-name="T3165">основателя</text:span><text:span text:style-name="T3166"><text:s/></text:span><text:span text:style-name="T3167">христианской</text:span><text:span text:style-name="T3168"><text:s/></text:span><text:span text:style-name="T3169">археологии</text:span><text:span text:style-name="T3170">.<text:s/></text:span><text:span text:style-name="T3171">Харьков</text:span><text:span text:style-name="T3172">.<text:s/></text:span><text:span text:style-name="T3173">Типография</text:span><text:span text:style-name="T3174"><text:s/></text:span><text:span text:style-name="T3175">губернского</text:span><text:span text:style-name="T3176"><text:s/></text:span><text:span text:style-name="T3177">правления</text:span><text:span text:style-name="T3178"><text:s/>1894.</text:span></text:p>
      <text:p text:style-name="P20"><text:span text:style-name="T3179"/></text:p>
      <text:p text:style-name="P20"><text:span text:style-name="T3179"/></text:p>
      <text:p text:style-name="P20"><text:span text:style-name="T3179"/></text:p>
      <text:p text:style-name="P20"><text:span text:style-name="T3179"/></text:p>
      <text:p text:style-name="P20"><text:span text:style-name="T3179"/></text:p>
      <text:p text:style-name="P20"><text:span text:style-name="T3180">Матвеевский</text:span><text:span text:style-name="T3181"><text:s/></text:span><text:span text:style-name="T3182">Павел</text:span><text:span text:style-name="T3183">,<text:s/></text:span><text:span text:style-name="T3184">протоиерей</text:span><text:span text:style-name="T3185">.<text:s/></text:span><text:span text:style-name="T3186">Катакомбы</text:span><text:span text:style-name="T3187">. -<text:s/></text:span><text:span text:style-name="T3188">М</text:span><text:span text:style-name="T3189">.:<text:s/></text:span><text:span text:style-name="T3190">Сибирская</text:span><text:span text:style-name="T3191"><text:s/></text:span><text:span text:style-name="T3192">благозвонница</text:span><text:span text:style-name="T3193">, 2012.</text:span></text:p>
      <text:p text:style-name="P20"><text:span text:style-name="T3194"/></text:p>
      <text:p text:style-name="P20"><text:span text:style-name="T3195">голубцов</text:span><text:span text:style-name="T3196">,<text:s/></text:span><text:span text:style-name="T3197">из</text:span><text:span text:style-name="T3198"><text:s/></text:span><text:span text:style-name="T3199">чтений</text:span><text:span text:style-name="T3200"><text:s/></text:span><text:span text:style-name="T3201">по</text:span><text:span text:style-name="T3202"><text:s/></text:span><text:span text:style-name="T3203">церковной</text:span><text:span text:style-name="T3204"><text:s/></text:span><text:span text:style-name="T3205">археологии</text:span><text:span text:style-name="T3206"><text:s/></text:span><text:span text:style-name="T3207">и</text:span><text:span text:style-name="T3208"><text:s/></text:span><text:span text:style-name="T3209">литургике</text:span></text:p>
      <text:p text:style-name="P20"><text:span text:style-name="T3210"/></text:p>
      <text:p text:style-name="P20"><text:span text:style-name="T3211">Изучение</text:span><text:span text:style-name="T3212"><text:s/></text:span><text:span text:style-name="T3213">сохранившихся</text:span><text:span text:style-name="T3214"><text:s/></text:span><text:span text:style-name="T3215">архитектурных</text:span><text:span text:style-name="T3216"><text:s/></text:span><text:span text:style-name="T3217">и</text:span><text:span text:style-name="T3218"><text:s/></text:span><text:span text:style-name="T3219">художественных</text:span><text:span text:style-name="T3220"><text:s/></text:span><text:span text:style-name="T3221">памятников</text:span><text:span text:style-name="T3222"><text:s/></text:span><text:span text:style-name="T3223">Древней</text:span><text:span text:style-name="T3224"><text:s/></text:span><text:span text:style-name="T3225">Церкви</text:span><text:span text:style-name="T3226"><text:s/></text:span><text:span text:style-name="T3227">сформировало</text:span><text:span text:style-name="T3228"><text:s/></text:span><text:span text:style-name="T3229">научную</text:span><text:span text:style-name="T3230"><text:s/></text:span><text:span text:style-name="T3231">дисциплину</text:span><text:span text:style-name="T3232"><text:s/></text:span><text:span text:style-name="T3233">“христианская</text:span><text:span text:style-name="T3234"><text:s/></text:span><text:span text:style-name="T3235">археология”</text:span><text:span text:style-name="T3236">.</text:span></text:p>
      <text:p text:style-name="P20"><text:span text:style-name="T3237">Интерес</text:span><text:span text:style-name="T3238"><text:s/></text:span><text:span text:style-name="T3239">к</text:span><text:span text:style-name="T3240"><text:s/></text:span><text:span text:style-name="T3241">раннехристианскому</text:span><text:span text:style-name="T3242"><text:s/></text:span><text:span text:style-name="T3243">периоду</text:span><text:span text:style-name="T3244"><text:s/></text:span><text:span text:style-name="T3245">обнаруживается</text:span><text:span text:style-name="T3246"><text:s/></text:span><text:span text:style-name="T3247">уже</text:span><text:span text:style-name="T3248"><text:s/></text:span><text:span text:style-name="T3249">с</text:span><text:span text:style-name="T3250"><text:s/>XVI<text:s/></text:span><text:span text:style-name="T3251">в</text:span><text:span text:style-name="T3252">.,<text:s/></text:span><text:span text:style-name="T3253">когда</text:span><text:span text:style-name="T3254"><text:s/></text:span><text:span text:style-name="T3255">Антонио</text:span><text:span text:style-name="T3256"><text:s/></text:span><text:span text:style-name="T3257">Бозио</text:span><text:span text:style-name="T3258"><text:s/></text:span><text:span text:style-name="T3259">были</text:span><text:span text:style-name="T3260"><text:s/></text:span><text:span text:style-name="T3261">предприняты</text:span><text:span text:style-name="T3262"><text:s/></text:span><text:span text:style-name="T3263">археологические</text:span><text:span text:style-name="T3264"><text:s/></text:span><text:span text:style-name="T3265">исследования</text:span><text:span text:style-name="T3266"><text:s/></text:span><text:span text:style-name="T3267">катакомб</text:span><text:span text:style-name="T3268">[1].</text:span></text:p>
      <text:p text:style-name="P20"><text:span text:style-name="T3269"/></text:p>
      <text:p text:style-name="P20"><text:span text:style-name="T3269"/></text:p>
      <text:p text:style-name="P20"><text:span text:style-name="T3269"/></text:p>
      <text:p text:style-name="P20"><text:span text:style-name="T3270">В</text:span><text:span text:style-name="T3271"><text:s/></text:span><text:span text:style-name="T3272">хождениях</text:span><text:span text:style-name="T3273"><text:s/></text:span><text:span text:style-name="T3274">многочисленных</text:span><text:span text:style-name="T3275"><text:s/></text:span><text:span text:style-name="T3276">паломников</text:span><text:span text:style-name="T3277"><text:s/></text:span><text:span text:style-name="T3278">описаны</text:span><text:span text:style-name="T3279"><text:s/></text:span><text:span text:style-name="T3280">древние</text:span><text:span text:style-name="T3281"><text:s/></text:span><text:span text:style-name="T3282">христ</text:span><text:span text:style-name="T3283">.<text:s/></text:span><text:span text:style-name="T3284">святыни</text:span><text:span text:style-name="T3285"><text:s/>(</text:span><text:span text:style-name="T3286">итинерарии</text:span><text:span text:style-name="T3287"><text:s/></text:span><text:span text:style-name="T3288">по</text:span><text:span text:style-name="T3289"><text:s/></text:span><text:span text:style-name="T3290">Риму</text:span><text:span text:style-name="T3291"><text:s/></text:span><text:span text:style-name="T3292">известны</text:span><text:span text:style-name="T3293"><text:s/></text:span><text:span text:style-name="T3294">с</text:span><text:span text:style-name="T3295"><text:s/>VII<text:s/></text:span><text:span text:style-name="T3296">в</text:span><text:span text:style-name="T3297">.,<text:s/></text:span><text:span text:style-name="T3298">самый</text:span><text:span text:style-name="T3299"><text:s/></text:span><text:span text:style-name="T3300">подробный</text:span><text:span text:style-name="T3301"><text:s/>-<text:s/></text:span><text:a xlink:href="http://www.pravenc.ru/text/Уильяма из Малмсбери.html"><text:span text:style-name="T3309">Уильяма</text:span><text:span text:style-name="T3310"><text:s/></text:span><text:span text:style-name="T3311">из</text:span><text:span text:style-name="T3312"><text:s/></text:span><text:span text:style-name="T3313">Малмсбери</text:span></text:a><text:span text:style-name="T3314">, 1120-1140);<text:s/></text:span><text:span text:style-name="T3315">в</text:span><text:span text:style-name="T3316"><text:s/>XII<text:s/></text:span><text:span text:style-name="T3317">в</text:span><text:span text:style-name="T3318">.<text:s/></text:span><text:span text:style-name="T3319">делались</text:span><text:span text:style-name="T3320"><text:s/></text:span><text:span text:style-name="T3321">попытки</text:span><text:span text:style-name="T3322"><text:s/></text:span><text:span text:style-name="T3323">систематического</text:span><text:span text:style-name="T3324"><text:s/></text:span><text:span text:style-name="T3325">описания</text:span><text:span text:style-name="T3326"><text:s/></text:span><text:span text:style-name="T3327">собора</text:span><text:span text:style-name="T3328"><text:s/></text:span><text:span text:style-name="T3329">ап</text:span><text:span text:style-name="T3330">.<text:s/></text:span><text:span text:style-name="T3331">Петра</text:span><text:span text:style-name="T3332"><text:s/>(</text:span><text:span text:style-name="T3333">П</text:span><text:span text:style-name="T3334">.<text:s/></text:span><text:span text:style-name="T3335">Маллио</text:span><text:span text:style-name="T3336">)<text:s/></text:span><text:span text:style-name="T3337">и</text:span><text:span text:style-name="T3338"><text:s/></text:span><text:a xlink:href="http://www.pravenc.ru/text/Латеранской базилики.html"><text:span text:style-name="T3344">Латеранской</text:span><text:span text:style-name="T3345"><text:s/></text:span><text:span text:style-name="T3346">базилики</text:span></text:a><text:span text:style-name="T3347"><text:s/>(</text:span><text:span text:style-name="T3348">диак</text:span><text:span text:style-name="T3349">.<text:s/></text:span><text:span text:style-name="T3350">Иоанн</text:span><text:span text:style-name="T3351">).</text:span></text:p>
      <text:p text:style-name="P21"><text:span text:style-name="T3352"/></text:p>
      <text:p text:style-name="P21"><text:span text:style-name="T3352"/></text:p>
      <text:p text:style-name="P21"><text:span text:style-name="T3352"/></text:p>
      <text:p text:style-name="P22"><text:span text:style-name="T3353">2.2.<text:s/></text:span><text:span text:style-name="T3354">историческое</text:span><text:span text:style-name="T3355"><text:s/></text:span><text:span text:style-name="T3356">изображение</text:span><text:span text:style-name="T3357"><text:s/></text:span><text:span text:style-name="T3358">христа</text:span><text:span text:style-name="T3359"><text:s/></text:span><text:span text:style-name="T3360">и</text:span><text:span text:style-name="T3361"><text:s/></text:span><text:span text:style-name="T3362">евангельских</text:span><text:span text:style-name="T3363"><text:s/></text:span><text:span text:style-name="T3364">событий</text:span><text:span text:style-name="T3365">.</text:span></text:p>
      <text:p text:style-name="P22"><text:span text:style-name="T3366"/></text:p>
      <text:p text:style-name="P22"><text:span text:style-name="T3367">Исторические</text:span><text:span text:style-name="T3368"><text:s/></text:span><text:span text:style-name="T3369">изображения</text:span><text:span text:style-name="T3370"><text:s/></text:span><text:span text:style-name="T3371">христа</text:span><text:span text:style-name="T3372"><text:s/></text:span><text:span text:style-name="T3373">известны</text:span><text:span text:style-name="T3374"><text:s/></text:span><text:span text:style-name="T3375">с</text:span><text:span text:style-name="T3376"><text:s/>2<text:s/></text:span><text:span text:style-name="T3377">века</text:span><text:span text:style-name="T3378"><text:s/></text:span><text:span text:style-name="T3379">в</text:span><text:span text:style-name="T3380"><text:s/></text:span><text:span text:style-name="T3381">катакомбах</text:span><text:span text:style-name="T3382">.<text:s/></text:span><text:span text:style-name="T3383">Когда</text:span><text:span text:style-name="T3384"><text:s/></text:span><text:span text:style-name="T3385">стали</text:span><text:span text:style-name="T3386"><text:s/></text:span><text:span text:style-name="T3387">писать</text:span><text:span text:style-name="T3388"><text:s/></text:span><text:span text:style-name="T3389">в</text:span><text:span text:style-name="T3390"><text:s/></text:span><text:span text:style-name="T3391">одеждах</text:span><text:span text:style-name="T3392"><text:s/></text:span><text:span text:style-name="T3393">современности</text:span><text:span text:style-name="T3394">,<text:s/></text:span><text:span text:style-name="T3395">в</text:span><text:span text:style-name="T3396"><text:s/></text:span><text:span text:style-name="T3397">окружении</text:span><text:span text:style-name="T3398"><text:s/></text:span><text:span text:style-name="T3399">современных</text:span><text:span text:style-name="T3400"><text:s/></text:span><text:span text:style-name="T3401">зданий</text:span><text:span text:style-name="T3402">.<text:s/></text:span><text:span text:style-name="T3403">Почему</text:span><text:span text:style-name="T3404">?<text:s/></text:span><text:span text:style-name="T3405">Потеря</text:span><text:span text:style-name="T3406"><text:s/></text:span><text:span text:style-name="T3407">интереса</text:span><text:span text:style-name="T3408">,<text:s/></text:span><text:span text:style-name="T3409">утрата</text:span><text:span text:style-name="T3410"><text:s/></text:span><text:span text:style-name="T3411">веры</text:span><text:span text:style-name="T3412">?<text:s/></text:span><text:span text:style-name="T3413">Позже</text:span><text:span text:style-name="T3414"><text:s/></text:span><text:span text:style-name="T3415">в</text:span><text:span text:style-name="T3416"><text:s/></text:span><text:span text:style-name="T3417">связи</text:span><text:span text:style-name="T3418"><text:s/></text:span><text:span text:style-name="T3419">с</text:span><text:span text:style-name="T3420"><text:s/></text:span><text:span text:style-name="T3421">развитием</text:span><text:span text:style-name="T3422"><text:s/></text:span><text:span text:style-name="T3423">ареологии</text:span><text:span text:style-name="T3424"><text:s/></text:span><text:span text:style-name="T3425">появился</text:span><text:span text:style-name="T3426"><text:s/></text:span><text:span text:style-name="T3427">интерес</text:span><text:span text:style-name="T3428"><text:s/></text:span><text:span text:style-name="T3429">к</text:span><text:span text:style-name="T3430"><text:s/></text:span><text:span text:style-name="T3431">достоверности</text:span><text:span text:style-name="T3432">,<text:s/></text:span><text:span text:style-name="T3433">от</text:span><text:span text:style-name="T3434"><text:s/></text:span><text:span text:style-name="T3435">пуссена</text:span></text:p>
      <text:p text:style-name="P22"><text:span text:style-name="T3435">почему</text:span><text:span text:style-name="T3436"><text:s/></text:span><text:span text:style-name="T3437">стали</text:span><text:span text:style-name="T3438"><text:s/></text:span><text:span text:style-name="T3439">писать</text:span><text:span text:style-name="T3440"><text:s/></text:span><text:span text:style-name="T3441">христа</text:span><text:span text:style-name="T3442"><text:s/></text:span><text:span text:style-name="T3443">в</text:span><text:span text:style-name="T3444"><text:s/></text:span><text:span text:style-name="T3445">одеждах</text:span><text:span text:style-name="T3446"><text:s/></text:span><text:span text:style-name="T3447">современности</text:span><text:span text:style-name="T3448"><text:s/></text:span><text:span text:style-name="T3449">если</text:span><text:span text:style-name="T3450"><text:s/></text:span><text:span text:style-name="T3451">в</text:span><text:span text:style-name="T3452"><text:s/></text:span><text:span text:style-name="T3453">византийском</text:span><text:span text:style-name="T3454"><text:s/></text:span><text:span text:style-name="T3455">искусстве</text:span><text:span text:style-name="T3456"><text:s/></text:span><text:span text:style-name="T3457">он</text:span><text:span text:style-name="T3458"><text:s/></text:span><text:span text:style-name="T3459">в</text:span><text:span text:style-name="T3460"><text:s/></text:span><text:span text:style-name="T3461">исто</text:span><text:span text:style-name="T3462"><text:s/></text:span><text:span text:style-name="T3463">рическом</text:span><text:span text:style-name="T3464"><text:s/></text:span><text:span text:style-name="T3465">типе</text:span><text:span text:style-name="T3466">,</text:span></text:p>
      <text:p text:style-name="P22"><text:span text:style-name="T3467"/></text:p>
      <text:p text:style-name="P23"><text:span text:style-name="T3468">Онуфрий</text:span><text:span text:style-name="T3469"><text:s/></text:span><text:span text:style-name="T3470">Панвинио</text:span><text:span text:style-name="T3471"><text:s/></text:span><text:span text:style-name="T3472">первый</text:span><text:span text:style-name="T3473"><text:s/></text:span><text:span text:style-name="T3474">занялся</text:span><text:span text:style-name="T3475"><text:s/></text:span><text:span text:style-name="T3476">описанием</text:span><text:span text:style-name="T3477"><text:s/></text:span><text:span text:style-name="T3478">базилик</text:span><text:span text:style-name="T3479"><text:s/></text:span><text:span text:style-name="T3480">Рима</text:span><text:span text:style-name="T3481">,<text:s/></text:span><text:span text:style-name="T3482">а</text:span><text:span text:style-name="T3483"><text:s/></text:span><text:span text:style-name="T3484">бессмертный</text:span><text:span text:style-name="T3485"><text:s/></text:span><text:span text:style-name="T3486">Бозио</text:span><text:span text:style-name="T3487"><text:s text:c="2"/></text:span><text:span text:style-name="T3488">отважился</text:span><text:span text:style-name="T3489"><text:s/></text:span><text:span text:style-name="T3490">проникнуть</text:span><text:span text:style-name="T3491"><text:s/></text:span><text:span text:style-name="T3492">в</text:span><text:span text:style-name="T3493"><text:s/></text:span><text:span text:style-name="T3494">римские</text:span><text:span text:style-name="T3495"><text:s/></text:span><text:span text:style-name="T3496">катакомбы</text:span><text:span text:style-name="T3497"><text:s/></text:span><text:span text:style-name="T3498">и</text:span><text:span text:style-name="T3499"><text:s/></text:span><text:span text:style-name="T3500">привел</text:span><text:span text:style-name="T3501"><text:s/></text:span><text:span text:style-name="T3502">в</text:span><text:span text:style-name="T3503"><text:s/></text:span><text:span text:style-name="T3504">известность</text:span><text:span text:style-name="T3505"><text:s/></text:span><text:span text:style-name="T3506">массу</text:span><text:span text:style-name="T3507"><text:s/></text:span><text:span text:style-name="T3508">древнехристианских</text:span><text:span text:style-name="T3509"><text:s/></text:span><text:span text:style-name="T3510">памятников</text:span><text:span text:style-name="T3511"><text:s/></text:span><text:span text:style-name="T3512">первоначального</text:span><text:span text:style-name="T3513"><text:s/></text:span><text:span text:style-name="T3514">зодчества</text:span><text:span text:style-name="T3515">,<text:s/></text:span><text:span text:style-name="T3516">фресковой</text:span><text:span text:style-name="T3517"><text:s/></text:span><text:span text:style-name="T3518">живописи</text:span><text:span text:style-name="T3519"><text:s/></text:span><text:span text:style-name="T3520">и</text:span><text:span text:style-name="T3521"><text:s/></text:span><text:span text:style-name="T3522">скульптуры</text:span><text:span text:style-name="T3523">,<text:s/></text:span><text:span text:style-name="T3524">с</text:span><text:span text:style-name="T3525"><text:s/></text:span><text:span text:style-name="T3526">которых</text:span><text:span text:style-name="T3527">,<text:s/></text:span><text:span text:style-name="T3528">собственно</text:span><text:span text:style-name="T3529">,<text:s/></text:span><text:span text:style-name="T3530">и</text:span><text:span text:style-name="T3531"><text:s/></text:span><text:span text:style-name="T3532">началась</text:span><text:span text:style-name="T3533"><text:s/></text:span><text:span text:style-name="T3534">научная</text:span><text:span text:style-name="T3535"><text:s/></text:span><text:span text:style-name="T3536">разработка</text:span><text:span text:style-name="T3537"><text:s/></text:span><text:span text:style-name="T3538">истории</text:span><text:span text:style-name="T3539"><text:s/></text:span><text:span text:style-name="T3540">христианского</text:span><text:span text:style-name="T3541"><text:s/></text:span><text:span text:style-name="T3542">искусства</text:span><text:span text:style-name="T3543">.<text:s/></text:span><text:span text:style-name="T3544">По</text:span><text:span text:style-name="T3545"><text:s/></text:span><text:span text:style-name="T3546">следам</text:span><text:span text:style-name="T3547"><text:s/></text:span><text:span text:style-name="T3548">этих</text:span><text:span text:style-name="T3549"><text:s/></text:span><text:span text:style-name="T3550">тружеников</text:span><text:span text:style-name="T3551"><text:s/></text:span><text:span text:style-name="T3552">шлии</text:span><text:span text:style-name="T3553"><text:s/></text:span><text:span text:style-name="T3554">их</text:span><text:span text:style-name="T3555"><text:s/></text:span><text:span text:style-name="T3556">продолжатели</text:span><text:span text:style-name="T3557">.<text:s text:c="2"/></text:span><text:span text:style-name="T3558">Не</text:span><text:span text:style-name="T3559"><text:s/></text:span><text:span text:style-name="T3560">довольствуясь</text:span><text:span text:style-name="T3561"><text:s/></text:span><text:span text:style-name="T3562">находками</text:span><text:span text:style-name="T3563">,<text:s/></text:span><text:span text:style-name="T3564">они</text:span><text:span text:style-name="T3565"><text:s/></text:span><text:span text:style-name="T3566">стали</text:span><text:span text:style-name="T3567"><text:s/></text:span><text:span text:style-name="T3568">составлять</text:span><text:span text:style-name="T3569"><text:s/></text:span><text:span text:style-name="T3570">из</text:span><text:span text:style-name="T3571"><text:s/></text:span><text:span text:style-name="T3572">них</text:span><text:span text:style-name="T3573"><text:s/></text:span><text:span text:style-name="T3574">собрания</text:span><text:span text:style-name="T3575">,<text:s/></text:span><text:span text:style-name="T3576">и</text:span><text:span text:style-name="T3577"><text:s/></text:span><text:span text:style-name="T3578">небогатые</text:span><text:span text:style-name="T3579"><text:s/></text:span><text:span text:style-name="T3580">на</text:span><text:span text:style-name="T3581"><text:s/></text:span><text:span text:style-name="T3582">первый</text:span><text:span text:style-name="T3583"><text:s/></text:span><text:span text:style-name="T3584">раз</text:span><text:span text:style-name="T3585"><text:s/></text:span><text:span text:style-name="T3586">коллекции</text:span><text:span text:style-name="T3587"><text:s/></text:span><text:span text:style-name="T3588">антиков</text:span><text:span text:style-name="T3589"><text:s/></text:span><text:span text:style-name="T3590">послужили</text:span><text:span text:style-name="T3591"><text:s/></text:span><text:span text:style-name="T3592">основанием</text:span><text:span text:style-name="T3593"><text:s/></text:span><text:span text:style-name="T3594">для</text:span><text:span text:style-name="T3595"><text:s/></text:span><text:span text:style-name="T3596">обширны</text:span><text:span text:style-name="T3597"><text:s/></text:span><text:span text:style-name="T3598">музеев</text:span><text:span text:style-name="T3599">,<text:s/></text:span><text:span text:style-name="T3600">которые</text:span><text:span text:style-name="T3601"><text:s/></text:span><text:span text:style-name="T3602">стали</text:span><text:span text:style-name="T3603"><text:s/></text:span><text:span text:style-name="T3604">появляться</text:span><text:span text:style-name="T3605"><text:s/></text:span><text:span text:style-name="T3606">на</text:span><text:span text:style-name="T3607"><text:s/></text:span><text:span text:style-name="T3608">Западе</text:span><text:span text:style-name="T3609"><text:s/></text:span><text:span text:style-name="T3610">с</text:span><text:span text:style-name="T3611"><text:s/></text:span><text:span text:style-name="T3612">половины</text:span><text:span text:style-name="T3613"><text:s/>XVII<text:s/></text:span><text:span text:style-name="T3614">века</text:span></text:p>
      <text:p text:style-name="P24"><text:span text:style-name="T36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